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ff0000" fo:font-size="11pt" fo:font-weight="normal" officeooo:rsid="01b4550f" officeooo:paragraph-rsid="05897a83"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5897a83"/>
    </style:style>
    <style:style style:name="P3" style:family="paragraph" style:parent-style-name="List_20_Paragraph" style:list-style-name="L1">
      <style:paragraph-properties fo:text-align="justify" style:justify-single-word="false"/>
      <style:text-properties officeooo:rsid="0145d31b" officeooo:paragraph-rsid="05a5c439"/>
    </style:style>
    <style:style style:name="P4" style:family="paragraph" style:parent-style-name="List_20_Paragraph" style:list-style-name="L1">
      <style:paragraph-properties fo:text-align="justify" style:justify-single-word="false"/>
      <style:text-properties officeooo:rsid="0145d31b" officeooo:paragraph-rsid="05a4c550"/>
    </style:style>
    <style:style style:name="P5" style:family="paragraph" style:parent-style-name="List_20_Paragraph" style:list-style-name="L1">
      <style:paragraph-properties fo:text-align="justify" style:justify-single-word="false"/>
      <style:text-properties officeooo:rsid="0145d31b" officeooo:paragraph-rsid="05ac4c5c"/>
    </style:style>
    <style:style style:name="P6" style:family="paragraph" style:parent-style-name="List_20_Paragraph" style:list-style-name="L1">
      <style:paragraph-properties fo:text-align="justify" style:justify-single-word="false"/>
      <style:text-properties officeooo:rsid="0145d31b" officeooo:paragraph-rsid="0593a35e"/>
    </style:style>
    <style:style style:name="P7" style:family="paragraph" style:parent-style-name="List_20_Paragraph" style:list-style-name="L1">
      <style:paragraph-properties fo:text-align="justify" style:justify-single-word="false"/>
      <style:text-properties officeooo:rsid="0145d31b" officeooo:paragraph-rsid="05c58e0e"/>
    </style:style>
    <style:style style:name="P8" style:family="paragraph" style:parent-style-name="List_20_Paragraph" style:list-style-name="L1">
      <style:paragraph-properties fo:text-align="justify" style:justify-single-word="false"/>
      <style:text-properties officeooo:rsid="0145d31b" officeooo:paragraph-rsid="05c753a4"/>
    </style:style>
    <style:style style:name="P9" style:family="paragraph" style:parent-style-name="List_20_Paragraph" style:list-style-name="L1">
      <style:paragraph-properties fo:text-align="justify" style:justify-single-word="false"/>
      <style:text-properties fo:color="#ff0000" fo:font-size="11pt" fo:font-weight="bold" officeooo:rsid="01fc5c0a" officeooo:paragraph-rsid="05897a83" style:font-name-asian="Times New Roman" style:font-size-asian="9.60000038146973pt" style:font-weight-asian="bold" style:font-name-complex="Calibri2" style:font-size-complex="11pt" style:font-weight-complex="bold"/>
    </style:style>
    <style:style style:name="P10" style:family="paragraph" style:parent-style-name="List_20_Paragraph" style:list-style-name="L1">
      <style:paragraph-properties fo:text-align="justify" style:justify-single-word="false"/>
      <style:text-properties fo:color="#ff0000" fo:font-size="11pt" fo:font-weight="bold" officeooo:rsid="01fc5c0a" officeooo:paragraph-rsid="05b73eb7" style:font-name-asian="Times New Roman" style:font-size-asian="9.60000038146973pt" style:font-weight-asian="bold" style:font-name-complex="Calibri2" style:font-size-complex="11pt" style:font-weight-complex="bold"/>
    </style:style>
    <style:style style:name="P11" style:family="paragraph" style:parent-style-name="List_20_Paragraph" style:list-style-name="L1">
      <style:paragraph-properties fo:text-align="justify" style:justify-single-word="false"/>
      <style:text-properties fo:color="#ff0000" fo:font-size="11pt" fo:font-weight="bold" officeooo:rsid="01fc5c0a" officeooo:paragraph-rsid="05c3294b" style:font-name-asian="Times New Roman" style:font-size-asian="9.60000038146973pt" style:font-weight-asian="bold" style:font-name-complex="Calibri2" style:font-size-complex="11pt" style:font-weight-complex="bold"/>
    </style:style>
    <style:style style:name="P12" style:family="paragraph" style:parent-style-name="List_20_Paragraph" style:list-style-name="L1">
      <style:paragraph-properties fo:text-align="justify" style:justify-single-word="false"/>
      <style:text-properties fo:color="#ff0000" fo:font-size="11pt" fo:font-weight="bold" officeooo:rsid="01fc5c0a" officeooo:paragraph-rsid="05c3bf43" style:font-name-asian="Times New Roman" style:font-size-asian="9.60000038146973pt" style:font-weight-asian="bold" style:font-name-complex="Calibri2" style:font-size-complex="11pt" style:font-weight-complex="bold"/>
    </style:style>
    <style:style style:name="P13" style:family="paragraph" style:parent-style-name="List_20_Paragraph" style:list-style-name="L1">
      <style:paragraph-properties fo:text-align="justify" style:justify-single-word="false"/>
      <style:text-properties fo:color="#ff0000" fo:font-size="11pt" fo:font-weight="bold" officeooo:rsid="01fc5c0a" officeooo:paragraph-rsid="05c753a4" style:font-name-asian="Times New Roman" style:font-size-asian="9.60000038146973pt" style:font-weight-asian="bold" style:font-name-complex="Calibri2" style:font-size-complex="11pt" style:font-weight-complex="bold"/>
    </style:style>
    <style:style style:name="P14" style:family="paragraph" style:parent-style-name="List_20_Paragraph" style:list-style-name="L1">
      <style:paragraph-properties fo:text-align="justify" style:justify-single-word="false"/>
      <style:text-properties fo:color="#ff0000" fo:font-size="11pt" fo:font-weight="bold" officeooo:rsid="05b1753e" officeooo:paragraph-rsid="05b1753e" style:font-name-asian="Times New Roman" style:font-size-asian="9.60000038146973pt" style:font-weight-asian="bold" style:font-name-complex="Calibri2" style:font-size-complex="11pt" style:font-weight-complex="bold"/>
    </style:style>
    <style:style style:name="P15" style:family="paragraph" style:parent-style-name="List_20_Paragraph" style:list-style-name="L1">
      <style:paragraph-properties fo:text-align="justify" style:justify-single-word="false"/>
      <style:text-properties fo:color="#ff0000" fo:font-size="11pt" fo:font-weight="bold" officeooo:rsid="05b1753e" officeooo:paragraph-rsid="05b73eb7" style:font-name-asian="Times New Roman" style:font-size-asian="9.60000038146973pt" style:font-weight-asian="bold" style:font-name-complex="Calibri2" style:font-size-complex="11pt" style:font-weight-complex="bold"/>
    </style:style>
    <style:style style:name="P16" style:family="paragraph" style:parent-style-name="List_20_Paragraph" style:list-style-name="L1">
      <style:paragraph-properties fo:text-align="justify" style:justify-single-word="false"/>
      <style:text-properties fo:color="#ff0000" fo:font-size="11pt" fo:font-weight="bold" officeooo:rsid="03e83fbb" officeooo:paragraph-rsid="05897a83" style:font-name-asian="Times New Roman" style:font-size-asian="9.60000038146973pt" style:font-weight-asian="bold" style:font-name-complex="Calibri2" style:font-size-complex="11pt" style:font-weight-complex="bold"/>
    </style:style>
    <style:style style:name="P17" style:family="paragraph" style:parent-style-name="List_20_Paragraph" style:list-style-name="L1">
      <style:paragraph-properties fo:text-align="justify" style:justify-single-word="false"/>
      <style:text-properties fo:color="#ff0000" fo:font-size="11pt" fo:font-weight="bold" officeooo:rsid="020ed386" officeooo:paragraph-rsid="05897a83" style:font-name-asian="Times New Roman" style:font-size-asian="9.60000038146973pt" style:font-weight-asian="bold" style:font-name-complex="Calibri2" style:font-size-complex="11pt" style:font-weight-complex="bold"/>
    </style:style>
    <style:style style:name="P18" style:family="paragraph" style:parent-style-name="List_20_Paragraph" style:list-style-name="L1">
      <style:paragraph-properties fo:text-align="justify" style:justify-single-word="false"/>
      <style:text-properties fo:color="#ff0000" fo:font-size="11pt" fo:font-weight="bold" officeooo:rsid="02012fb4" officeooo:paragraph-rsid="05897a83" style:font-name-asian="Times New Roman" style:font-size-asian="9.60000038146973pt" style:font-weight-asian="bold" style:font-name-complex="Calibri2" style:font-size-complex="11pt" style:font-weight-complex="bold"/>
    </style:style>
    <style:style style:name="P19" style:family="paragraph" style:parent-style-name="List_20_Paragraph" style:list-style-name="L1">
      <style:paragraph-properties fo:text-align="justify" style:justify-single-word="false"/>
      <style:text-properties fo:color="#ff0000" fo:font-size="11pt" fo:font-weight="bold" officeooo:rsid="02012fb4" officeooo:paragraph-rsid="05a254bf" style:font-name-asian="Times New Roman" style:font-size-asian="9.60000038146973pt" style:font-weight-asian="bold" style:font-name-complex="Calibri2" style:font-size-complex="11pt" style:font-weight-complex="bold"/>
    </style:style>
    <style:style style:name="P20" style:family="paragraph" style:parent-style-name="List_20_Paragraph" style:list-style-name="L1">
      <style:paragraph-properties fo:text-align="justify" style:justify-single-word="false"/>
      <style:text-properties fo:color="#ff0000" fo:font-size="11pt" fo:font-weight="bold" officeooo:rsid="02012fb4" officeooo:paragraph-rsid="05a2bbab" style:font-name-asian="Times New Roman" style:font-size-asian="9.60000038146973pt" style:font-weight-asian="bold" style:font-name-complex="Calibri2" style:font-size-complex="11pt" style:font-weight-complex="bold"/>
    </style:style>
    <style:style style:name="P21" style:family="paragraph" style:parent-style-name="List_20_Paragraph" style:list-style-name="L1">
      <style:paragraph-properties fo:text-align="justify" style:justify-single-word="false"/>
      <style:text-properties fo:color="#ff0000" fo:font-size="11pt" fo:font-weight="bold" officeooo:rsid="02056b4b" officeooo:paragraph-rsid="05897a83" style:font-name-asian="Times New Roman" style:font-size-asian="9.60000038146973pt" style:font-weight-asian="bold" style:font-name-complex="Calibri2" style:font-size-complex="11pt" style:font-weight-complex="bold"/>
    </style:style>
    <style:style style:name="P22" style:family="paragraph" style:parent-style-name="List_20_Paragraph" style:list-style-name="L1">
      <style:paragraph-properties fo:text-align="justify" style:justify-single-word="false"/>
      <style:text-properties fo:color="#ff0000" fo:font-size="11pt" fo:font-weight="bold" officeooo:rsid="03681d27" officeooo:paragraph-rsid="05a254bf" style:font-name-asian="Times New Roman" style:font-size-asian="9.60000038146973pt" style:font-weight-asian="bold" style:font-name-complex="Calibri2" style:font-size-complex="11pt" style:font-weight-complex="bold"/>
    </style:style>
    <style:style style:name="P23" style:family="paragraph" style:parent-style-name="List_20_Paragraph" style:list-style-name="L1">
      <style:paragraph-properties fo:text-align="justify" style:justify-single-word="false"/>
      <style:text-properties fo:color="#ff0000" fo:font-size="11pt" fo:font-weight="bold" officeooo:rsid="03681d27" officeooo:paragraph-rsid="05a2bbab" style:font-name-asian="Times New Roman" style:font-size-asian="9.60000038146973pt" style:font-weight-asian="bold" style:font-name-complex="Calibri2" style:font-size-complex="11pt" style:font-weight-complex="bold"/>
    </style:style>
    <style:style style:name="P24" style:family="paragraph" style:parent-style-name="List_20_Paragraph" style:list-style-name="L1">
      <style:paragraph-properties fo:text-align="justify" style:justify-single-word="false"/>
      <style:text-properties fo:color="#ff0000" fo:font-size="11pt" fo:font-weight="bold" officeooo:rsid="0545a0a3" officeooo:paragraph-rsid="05897a83" style:font-name-asian="Times New Roman" style:font-size-asian="9.60000038146973pt" style:font-weight-asian="bold" style:font-name-complex="Calibri2" style:font-size-complex="11pt" style:font-weight-complex="bold"/>
    </style:style>
    <style:style style:name="P25" style:family="paragraph" style:parent-style-name="List_20_Paragraph" style:list-style-name="L1">
      <style:paragraph-properties fo:text-align="justify" style:justify-single-word="false"/>
      <style:text-properties fo:color="#ff0000" fo:font-size="11pt" fo:font-weight="bold" officeooo:rsid="02b0327d" officeooo:paragraph-rsid="05897a83" style:font-name-asian="Times New Roman" style:font-size-asian="9.60000038146973pt" style:font-weight-asian="bold" style:font-name-complex="Calibri2" style:font-size-complex="11pt" style:font-weight-complex="bold"/>
    </style:style>
    <style:style style:name="P26" style:family="paragraph" style:parent-style-name="List_20_Paragraph" style:list-style-name="L1">
      <style:paragraph-properties fo:text-align="justify" style:justify-single-word="false"/>
      <style:text-properties fo:color="#ff0000" fo:font-size="11pt" fo:font-weight="bold" officeooo:rsid="004652b3" officeooo:paragraph-rsid="05897a83" style:font-name-asian="Times New Roman" style:font-size-asian="9.60000038146973pt" style:font-weight-asian="bold" style:font-name-complex="Calibri2" style:font-size-complex="11pt" style:font-weight-complex="bold"/>
    </style:style>
    <style:style style:name="P27" style:family="paragraph" style:parent-style-name="List_20_Paragraph" style:list-style-name="L1">
      <style:paragraph-properties fo:text-align="justify" style:justify-single-word="false"/>
      <style:text-properties fo:color="#ff0000" fo:font-size="11pt" fo:font-weight="bold" officeooo:rsid="009bf954" officeooo:paragraph-rsid="05897a83" style:font-name-asian="Times New Roman" style:font-size-asian="9.60000038146973pt" style:font-weight-asian="bold" style:font-name-complex="Calibri2" style:font-size-complex="11pt" style:font-weight-complex="bold"/>
    </style:style>
    <style:style style:name="P28" style:family="paragraph" style:parent-style-name="List_20_Paragraph" style:list-style-name="L1">
      <style:paragraph-properties fo:text-align="justify" style:justify-single-word="false"/>
      <style:text-properties fo:color="#ff0000" fo:font-size="11pt" fo:font-weight="bold" officeooo:rsid="009d05fa" officeooo:paragraph-rsid="05897a83" style:font-name-asian="Times New Roman" style:font-size-asian="9.60000038146973pt" style:font-weight-asian="bold" style:font-name-complex="Calibri2" style:font-size-complex="11pt" style:font-weight-complex="bold"/>
    </style:style>
    <style:style style:name="P29" style:family="paragraph" style:parent-style-name="List_20_Paragraph" style:list-style-name="L1">
      <style:paragraph-properties fo:text-align="justify" style:justify-single-word="false"/>
      <style:text-properties fo:color="#ff0000" fo:font-size="11pt" fo:font-weight="bold" officeooo:rsid="009fb1ba" officeooo:paragraph-rsid="05897a83" style:font-name-asian="Times New Roman" style:font-size-asian="9.60000038146973pt" style:font-weight-asian="bold" style:font-name-complex="Calibri2" style:font-size-complex="11pt" style:font-weight-complex="bold"/>
    </style:style>
    <style:style style:name="P30" style:family="paragraph" style:parent-style-name="List_20_Paragraph" style:list-style-name="L1">
      <style:paragraph-properties fo:text-align="justify" style:justify-single-word="false"/>
      <style:text-properties fo:color="#ff0000" fo:font-size="11pt" fo:font-weight="bold" officeooo:rsid="00a003ec" officeooo:paragraph-rsid="05897a83" style:font-name-asian="Times New Roman" style:font-size-asian="9.60000038146973pt" style:font-weight-asian="bold" style:font-name-complex="Calibri2" style:font-size-complex="11pt" style:font-weight-complex="bold"/>
    </style:style>
    <style:style style:name="P31" style:family="paragraph" style:parent-style-name="List_20_Paragraph" style:list-style-name="L1">
      <style:paragraph-properties fo:text-align="justify" style:justify-single-word="false"/>
      <style:text-properties fo:color="#ff0000" fo:font-size="11pt" fo:font-weight="bold" officeooo:rsid="00a19649" officeooo:paragraph-rsid="05897a83" style:font-name-asian="Times New Roman" style:font-size-asian="9.60000038146973pt" style:font-weight-asian="bold" style:font-name-complex="Calibri2" style:font-size-complex="11pt" style:font-weight-complex="bold"/>
    </style:style>
    <style:style style:name="P32" style:family="paragraph" style:parent-style-name="List_20_Paragraph" style:list-style-name="L1">
      <style:paragraph-properties fo:text-align="justify" style:justify-single-word="false"/>
      <style:text-properties fo:color="#ff0000" fo:font-size="11pt" fo:font-weight="bold" officeooo:rsid="0336e8b2" officeooo:paragraph-rsid="05897a83" style:font-name-asian="Times New Roman" style:font-size-asian="9.60000038146973pt" style:font-weight-asian="bold" style:font-name-complex="Calibri2" style:font-size-complex="11pt" style:font-weight-complex="bold"/>
    </style:style>
    <style:style style:name="P33" style:family="paragraph" style:parent-style-name="List_20_Paragraph" style:list-style-name="L1">
      <style:paragraph-properties fo:text-align="justify" style:justify-single-word="false"/>
      <style:text-properties fo:color="#ff0000" fo:font-size="11pt" fo:font-weight="bold" officeooo:rsid="0304e86b" officeooo:paragraph-rsid="05897a83" style:font-name-asian="Times New Roman" style:font-size-asian="9.60000038146973pt" style:font-weight-asian="bold" style:font-name-complex="Calibri2" style:font-size-complex="11pt" style:font-weight-complex="bold"/>
    </style:style>
    <style:style style:name="P34" style:family="paragraph" style:parent-style-name="List_20_Paragraph" style:list-style-name="L1">
      <style:paragraph-properties fo:text-align="justify" style:justify-single-word="false"/>
      <style:text-properties fo:color="#ff0000" fo:font-size="11pt" fo:font-weight="bold" officeooo:rsid="03052144" officeooo:paragraph-rsid="05897a83" style:font-name-asian="Times New Roman" style:font-size-asian="9.60000038146973pt" style:font-weight-asian="bold" style:font-name-complex="Calibri2" style:font-size-complex="11pt" style:font-weight-complex="bold"/>
    </style:style>
    <style:style style:name="P35" style:family="paragraph" style:parent-style-name="List_20_Paragraph" style:list-style-name="L1">
      <style:paragraph-properties fo:text-align="justify" style:justify-single-word="false"/>
      <style:text-properties fo:color="#ff0000" fo:font-size="11pt" fo:font-weight="bold" officeooo:rsid="0305fd2d" officeooo:paragraph-rsid="05897a83" style:font-name-asian="Times New Roman" style:font-size-asian="9.60000038146973pt" style:font-weight-asian="bold" style:font-name-complex="Calibri2" style:font-size-complex="11pt" style:font-weight-complex="bold"/>
    </style:style>
    <style:style style:name="P36" style:family="paragraph" style:parent-style-name="List_20_Paragraph" style:list-style-name="L1">
      <style:paragraph-properties fo:text-align="justify" style:justify-single-word="false"/>
      <style:text-properties fo:color="#ff0000" fo:font-size="11pt" fo:font-weight="bold" officeooo:rsid="0307d93c" officeooo:paragraph-rsid="05897a83" style:font-name-asian="Times New Roman" style:font-size-asian="9.60000038146973pt" style:font-weight-asian="bold" style:font-name-complex="Calibri2" style:font-size-complex="11pt" style:font-weight-complex="bold"/>
    </style:style>
    <style:style style:name="P37" style:family="paragraph" style:parent-style-name="List_20_Paragraph" style:list-style-name="L1">
      <style:paragraph-properties fo:text-align="justify" style:justify-single-word="false"/>
      <style:text-properties fo:color="#ff0000" fo:font-size="11pt" fo:font-weight="bold" officeooo:rsid="030acb76" officeooo:paragraph-rsid="05897a83" style:font-name-asian="Times New Roman" style:font-size-asian="9.60000038146973pt" style:font-weight-asian="bold" style:font-name-complex="Calibri2" style:font-size-complex="11pt" style:font-weight-complex="bold"/>
    </style:style>
    <style:style style:name="P38" style:family="paragraph" style:parent-style-name="List_20_Paragraph" style:list-style-name="L1">
      <style:paragraph-properties fo:text-align="justify" style:justify-single-word="false"/>
      <style:text-properties fo:color="#ff0000" fo:font-size="11pt" fo:font-weight="bold" officeooo:rsid="03fdb08d" officeooo:paragraph-rsid="05897a83" style:font-name-asian="Times New Roman" style:font-size-asian="9.60000038146973pt" style:font-weight-asian="bold" style:font-name-complex="Calibri2" style:font-size-complex="11pt" style:font-weight-complex="bold"/>
    </style:style>
    <style:style style:name="P39" style:family="paragraph" style:parent-style-name="List_20_Paragraph" style:list-style-name="L1">
      <style:paragraph-properties fo:text-align="justify" style:justify-single-word="false"/>
      <style:text-properties fo:color="#ff0000" fo:font-size="11pt" fo:font-weight="bold" officeooo:rsid="02efe2e9" officeooo:paragraph-rsid="05b73eb7" style:font-name-asian="Times New Roman" style:font-size-asian="9.60000038146973pt" style:font-weight-asian="bold" style:font-name-complex="Calibri2" style:font-size-complex="11pt" style:font-weight-complex="bold"/>
    </style:style>
    <style:style style:name="P40" style:family="paragraph" style:parent-style-name="List_20_Paragraph" style:list-style-name="L1">
      <style:paragraph-properties fo:text-align="justify" style:justify-single-word="false"/>
      <style:text-properties fo:color="#ff0000" fo:font-size="11pt" fo:font-weight="bold" officeooo:rsid="0307fef7" officeooo:paragraph-rsid="05897a83" style:font-name-asian="Times New Roman" style:font-size-asian="9.60000038146973pt" style:font-weight-asian="bold" style:font-name-complex="Calibri2" style:font-size-complex="11pt" style:font-weight-complex="bold"/>
    </style:style>
    <style:style style:name="P41" style:family="paragraph" style:parent-style-name="List_20_Paragraph" style:list-style-name="L1">
      <style:paragraph-properties fo:text-align="justify" style:justify-single-word="false"/>
      <style:text-properties fo:color="#ff0000" fo:font-size="11pt" fo:font-weight="bold" officeooo:rsid="031b2772" officeooo:paragraph-rsid="05897a83" style:font-name-asian="Times New Roman" style:font-size-asian="9.60000038146973pt" style:font-weight-asian="bold" style:font-name-complex="Calibri2" style:font-size-complex="11pt" style:font-weight-complex="bold"/>
    </style:style>
    <style:style style:name="P42" style:family="paragraph" style:parent-style-name="List_20_Paragraph" style:list-style-name="L1">
      <style:paragraph-properties fo:text-align="justify" style:justify-single-word="false"/>
      <style:text-properties fo:color="#ff0000" fo:font-size="11pt" fo:font-weight="bold" officeooo:rsid="0201312f" officeooo:paragraph-rsid="05a87865" style:font-name-asian="Times New Roman" style:font-size-asian="9.60000038146973pt" style:font-weight-asian="bold" style:font-name-complex="Calibri2" style:font-size-complex="11pt" style:font-weight-complex="bold"/>
    </style:style>
    <style:style style:name="P43" style:family="paragraph" style:parent-style-name="List_20_Paragraph" style:list-style-name="L1">
      <style:paragraph-properties fo:text-align="justify" style:justify-single-word="false"/>
      <style:text-properties fo:color="#ff0000" fo:font-size="11pt" fo:font-weight="bold" officeooo:rsid="0338595d" officeooo:paragraph-rsid="05897a83" style:font-name-asian="Times New Roman" style:font-size-asian="9.60000038146973pt" style:font-weight-asian="bold" style:font-name-complex="Calibri2" style:font-size-complex="11pt" style:font-weight-complex="bold"/>
    </style:style>
    <style:style style:name="P44" style:family="paragraph" style:parent-style-name="List_20_Paragraph" style:list-style-name="L1">
      <style:paragraph-properties fo:text-align="justify" style:justify-single-word="false"/>
      <style:text-properties fo:color="#ff0000" fo:font-size="11pt" fo:font-weight="bold" officeooo:rsid="02109056" officeooo:paragraph-rsid="05897a83" style:font-name-asian="Times New Roman" style:font-size-asian="9.60000038146973pt" style:font-weight-asian="bold" style:font-name-complex="Calibri2" style:font-size-complex="11pt" style:font-weight-complex="bold"/>
    </style:style>
    <style:style style:name="P45" style:family="paragraph" style:parent-style-name="List_20_Paragraph" style:list-style-name="L1">
      <style:paragraph-properties fo:text-align="justify" style:justify-single-word="false"/>
      <style:text-properties fo:color="#ff0000" fo:font-size="11pt" fo:font-weight="bold" officeooo:rsid="042390ce" officeooo:paragraph-rsid="05897a83" style:font-name-asian="Times New Roman" style:font-size-asian="9.60000038146973pt" style:font-weight-asian="bold" style:font-name-complex="Calibri2" style:font-size-complex="11pt" style:font-weight-complex="bold"/>
    </style:style>
    <style:style style:name="P46" style:family="paragraph" style:parent-style-name="List_20_Paragraph" style:list-style-name="L1">
      <style:paragraph-properties fo:text-align="justify" style:justify-single-word="false"/>
      <style:text-properties fo:color="#ff0000" fo:font-size="11pt" fo:font-weight="bold" officeooo:rsid="03394722" officeooo:paragraph-rsid="05897a83" style:font-name-asian="Times New Roman" style:font-size-asian="9.60000038146973pt" style:font-weight-asian="bold" style:font-name-complex="Calibri2" style:font-size-complex="11pt" style:font-weight-complex="bold"/>
    </style:style>
    <style:style style:name="P47" style:family="paragraph" style:parent-style-name="List_20_Paragraph" style:list-style-name="L1">
      <style:paragraph-properties fo:text-align="justify" style:justify-single-word="false"/>
      <style:text-properties fo:color="#ff0000" fo:font-size="11pt" fo:font-weight="bold" officeooo:rsid="0308ed24" officeooo:paragraph-rsid="05897a83" style:font-name-asian="Times New Roman" style:font-size-asian="9.60000038146973pt" style:font-weight-asian="bold" style:font-name-complex="Calibri2" style:font-size-complex="11pt" style:font-weight-complex="bold"/>
    </style:style>
    <style:style style:name="P48" style:family="paragraph" style:parent-style-name="List_20_Paragraph" style:list-style-name="L1">
      <style:paragraph-properties fo:text-align="justify" style:justify-single-word="false"/>
      <style:text-properties fo:color="#ff0000" fo:font-size="11pt" fo:font-weight="bold" officeooo:rsid="03489a37" officeooo:paragraph-rsid="05897a83" style:font-name-asian="Times New Roman" style:font-size-asian="9.60000038146973pt" style:font-weight-asian="bold" style:font-name-complex="Calibri2" style:font-size-complex="11pt" style:font-weight-complex="bold"/>
    </style:style>
    <style:style style:name="P49" style:family="paragraph" style:parent-style-name="List_20_Paragraph" style:list-style-name="L1">
      <style:paragraph-properties fo:text-align="justify" style:justify-single-word="false"/>
      <style:text-properties fo:color="#ff0000" fo:font-size="11pt" fo:font-weight="bold" officeooo:rsid="020ca336" officeooo:paragraph-rsid="05897a83" style:font-name-asian="Times New Roman" style:font-size-asian="9.60000038146973pt" style:font-weight-asian="bold" style:font-name-complex="Calibri2" style:font-size-complex="11pt" style:font-weight-complex="bold"/>
    </style:style>
    <style:style style:name="P50" style:family="paragraph" style:parent-style-name="List_20_Paragraph" style:list-style-name="L1">
      <style:paragraph-properties fo:text-align="justify" style:justify-single-word="false"/>
      <style:text-properties fo:color="#ff0000" fo:font-size="11pt" fo:font-weight="bold" officeooo:rsid="035e3d52" officeooo:paragraph-rsid="05897a83" style:font-name-asian="Times New Roman" style:font-size-asian="9.60000038146973pt" style:font-weight-asian="bold" style:font-name-complex="Calibri2" style:font-size-complex="11pt" style:font-weight-complex="bold"/>
    </style:style>
    <style:style style:name="P51" style:family="paragraph" style:parent-style-name="List_20_Paragraph" style:list-style-name="L1">
      <style:paragraph-properties fo:text-align="justify" style:justify-single-word="false"/>
      <style:text-properties fo:color="#ff0000" fo:font-size="11pt" fo:font-weight="bold" officeooo:rsid="020e83d0" officeooo:paragraph-rsid="05897a83" style:font-name-asian="Times New Roman" style:font-size-asian="9.60000038146973pt" style:font-weight-asian="bold" style:font-name-complex="Calibri2" style:font-size-complex="11pt" style:font-weight-complex="bold"/>
    </style:style>
    <style:style style:name="P52" style:family="paragraph" style:parent-style-name="List_20_Paragraph" style:list-style-name="L1">
      <style:paragraph-properties fo:text-align="justify" style:justify-single-word="false"/>
      <style:text-properties fo:color="#ff0000" fo:font-size="11pt" fo:font-weight="bold" officeooo:rsid="035d4464" officeooo:paragraph-rsid="05897a83" style:font-name-asian="Times New Roman" style:font-size-asian="9.60000038146973pt" style:font-weight-asian="bold" style:font-name-complex="Calibri2" style:font-size-complex="11pt" style:font-weight-complex="bold"/>
    </style:style>
    <style:style style:name="P53" style:family="paragraph" style:parent-style-name="List_20_Paragraph" style:list-style-name="L1">
      <style:paragraph-properties fo:text-align="justify" style:justify-single-word="false"/>
      <style:text-properties fo:color="#ff0000" fo:font-size="11pt" fo:font-weight="bold" officeooo:rsid="04759b33" officeooo:paragraph-rsid="05897a83" style:font-name-asian="Times New Roman" style:font-size-asian="9.60000038146973pt" style:font-weight-asian="bold" style:font-name-complex="Calibri2" style:font-size-complex="11pt" style:font-weight-complex="bold"/>
    </style:style>
    <style:style style:name="P54"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name-asian="Times New Roman" style:font-size-asian="11pt" style:font-weight-asian="bold" style:font-name-complex="Calibri2" style:font-size-complex="11pt" style:font-weight-complex="bold"/>
    </style:style>
    <style:style style:name="P55"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56"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57"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58"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59"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60"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61"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62"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63"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64" style:family="paragraph" style:parent-style-name="List_20_Paragraph" style:list-style-name="L1">
      <style:paragraph-properties fo:text-align="justify" style:justify-single-word="false"/>
      <style:text-properties fo:color="#ff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65" style:family="paragraph" style:parent-style-name="List_20_Paragraph" style:list-style-name="L1">
      <style:paragraph-properties fo:text-align="justify" style:justify-single-word="false"/>
      <style:text-properties fo:color="#ff0000" fo:font-size="11pt" fo:font-weight="bold" officeooo:rsid="019aa1cc" officeooo:paragraph-rsid="05b020ea" style:font-size-asian="9.60000038146973pt" style:font-weight-asian="bold" style:font-size-complex="11pt" style:font-weight-complex="bold"/>
    </style:style>
    <style:style style:name="P66" style:family="paragraph" style:parent-style-name="List_20_Paragraph" style:list-style-name="L1">
      <style:paragraph-properties fo:text-align="justify" style:justify-single-word="false"/>
      <style:text-properties fo:color="#ff0000" fo:font-size="11pt" fo:font-weight="bold" officeooo:rsid="019aa1cc" officeooo:paragraph-rsid="05b73eb7" style:font-size-asian="9.60000038146973pt" style:font-weight-asian="bold" style:font-size-complex="11pt" style:font-weight-complex="bold"/>
    </style:style>
    <style:style style:name="P67" style:family="paragraph" style:parent-style-name="List_20_Paragraph" style:list-style-name="L1">
      <style:paragraph-properties fo:text-align="justify" style:justify-single-word="false"/>
      <style:text-properties fo:color="#ff0000" fo:font-size="11pt" fo:font-weight="bold" officeooo:rsid="01fc5c0a" officeooo:paragraph-rsid="05897a83" style:font-size-asian="9.60000038146973pt" style:font-weight-asian="bold" style:font-size-complex="11pt" style:font-weight-complex="bold"/>
    </style:style>
    <style:style style:name="P68" style:family="paragraph" style:parent-style-name="List_20_Paragraph" style:list-style-name="L1">
      <style:paragraph-properties fo:text-align="justify" style:justify-single-word="false"/>
      <style:text-properties fo:color="#ff0000" fo:font-size="11pt" fo:font-weight="bold" officeooo:rsid="01fc5c0a" officeooo:paragraph-rsid="05b73eb7" style:font-size-asian="9.60000038146973pt" style:font-weight-asian="bold" style:font-size-complex="11pt" style:font-weight-complex="bold"/>
    </style:style>
    <style:style style:name="P69"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70"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71" style:family="paragraph" style:parent-style-name="List_20_Paragraph" style:list-style-name="L1">
      <style:paragraph-properties fo:text-align="justify" style:justify-single-word="false"/>
      <style:text-properties fo:color="#ff0000" fo:font-size="11pt" fo:font-weight="bold" officeooo:rsid="018db849" officeooo:paragraph-rsid="0595676e" style:font-size-asian="9.60000038146973pt" style:font-weight-asian="bold" style:font-size-complex="11pt" style:font-weight-complex="bold"/>
    </style:style>
    <style:style style:name="P72" style:family="paragraph" style:parent-style-name="List_20_Paragraph" style:list-style-name="L1">
      <style:paragraph-properties fo:text-align="justify" style:justify-single-word="false"/>
      <style:text-properties fo:color="#ff0000" fo:font-size="11pt" fo:font-weight="bold" officeooo:rsid="018db849" officeooo:paragraph-rsid="0593a35e" style:font-size-asian="9.60000038146973pt" style:font-weight-asian="bold" style:font-size-complex="11pt" style:font-weight-complex="bold"/>
    </style:style>
    <style:style style:name="P73" style:family="paragraph" style:parent-style-name="List_20_Paragraph" style:list-style-name="L1">
      <style:paragraph-properties fo:text-align="justify" style:justify-single-word="false"/>
      <style:text-properties fo:color="#ff0000" fo:font-size="11pt" fo:font-weight="bold" officeooo:rsid="01adba20" officeooo:paragraph-rsid="0595676e" style:font-size-asian="9.60000038146973pt" style:font-weight-asian="bold" style:font-size-complex="11pt" style:font-weight-complex="bold"/>
    </style:style>
    <style:style style:name="P74" style:family="paragraph" style:parent-style-name="List_20_Paragraph" style:list-style-name="L1">
      <style:paragraph-properties fo:text-align="justify" style:justify-single-word="false"/>
      <style:text-properties fo:color="#ff0000" fo:font-size="11pt" fo:font-weight="bold" officeooo:rsid="01adba20" officeooo:paragraph-rsid="0593a35e" style:font-size-asian="9.60000038146973pt" style:font-weight-asian="bold" style:font-size-complex="11pt" style:font-weight-complex="bold"/>
    </style:style>
    <style:style style:name="P75" style:family="paragraph" style:parent-style-name="List_20_Paragraph" style:list-style-name="L1">
      <style:paragraph-properties fo:text-align="justify" style:justify-single-word="false"/>
      <style:text-properties fo:color="#ff0000" fo:font-size="11pt" fo:font-weight="bold" officeooo:rsid="041670ee" officeooo:paragraph-rsid="0595676e" style:font-size-asian="9.60000038146973pt" style:font-weight-asian="bold" style:font-size-complex="11pt" style:font-weight-complex="bold"/>
    </style:style>
    <style:style style:name="P76" style:family="paragraph" style:parent-style-name="List_20_Paragraph" style:list-style-name="L1">
      <style:paragraph-properties fo:text-align="justify" style:justify-single-word="false"/>
      <style:text-properties fo:color="#ff0000" fo:font-size="11pt" fo:font-weight="bold" officeooo:rsid="043e195c" officeooo:paragraph-rsid="05897a83" style:font-size-asian="9.60000038146973pt" style:font-weight-asian="bold" style:font-size-complex="11pt" style:font-weight-complex="bold"/>
    </style:style>
    <style:style style:name="P77"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78" style:family="paragraph" style:parent-style-name="List_20_Paragraph" style:list-style-name="L1">
      <style:paragraph-properties fo:text-align="justify" style:justify-single-word="false"/>
      <style:text-properties fo:color="#ff0000" fo:font-size="11pt" fo:font-weight="bold" officeooo:rsid="0264a783" officeooo:paragraph-rsid="05897a83" style:font-size-asian="9.60000038146973pt" style:font-weight-asian="bold" style:font-size-complex="11pt" style:font-weight-complex="bold"/>
    </style:style>
    <style:style style:name="P79" style:family="paragraph" style:parent-style-name="List_20_Paragraph" style:list-style-name="L1">
      <style:paragraph-properties fo:text-align="justify" style:justify-single-word="false"/>
      <style:text-properties fo:color="#ff0000" fo:font-size="11pt" fo:font-weight="bold" officeooo:rsid="03ffa6b3" officeooo:paragraph-rsid="05897a83" style:font-size-asian="9.60000038146973pt" style:font-weight-asian="bold" style:font-size-complex="11pt" style:font-weight-complex="bold"/>
    </style:style>
    <style:style style:name="P80" style:family="paragraph" style:parent-style-name="List_20_Paragraph" style:list-style-name="L1">
      <style:paragraph-properties fo:text-align="justify" style:justify-single-word="false"/>
      <style:text-properties fo:color="#ff0000" fo:font-size="11pt" fo:font-weight="normal" officeooo:rsid="0152f134" officeooo:paragraph-rsid="05897a83" style:font-name-asian="Times New Roman" style:font-size-asian="9.60000038146973pt" style:font-weight-asian="normal" style:font-name-complex="Calibri2" style:font-size-complex="11pt" style:font-weight-complex="normal"/>
    </style:style>
    <style:style style:name="P81" style:family="paragraph" style:parent-style-name="List_20_Paragraph" style:list-style-name="L1">
      <style:paragraph-properties fo:text-align="justify" style:justify-single-word="false"/>
      <style:text-properties fo:color="#ff0000" fo:font-size="11pt" fo:font-weight="normal" officeooo:rsid="0152f134" officeooo:paragraph-rsid="05b73eb7" style:font-name-asian="Times New Roman" style:font-size-asian="9.60000038146973pt" style:font-weight-asian="normal" style:font-name-complex="Calibri2" style:font-size-complex="11pt" style:font-weight-complex="normal"/>
    </style:style>
    <style:style style:name="P82" style:family="paragraph" style:parent-style-name="List_20_Paragraph" style:list-style-name="L1">
      <style:paragraph-properties fo:text-align="justify" style:justify-single-word="false"/>
      <style:text-properties fo:color="#ff0000" fo:font-size="11pt" fo:font-weight="normal" officeooo:rsid="01b6f5d6" officeooo:paragraph-rsid="05897a83" style:font-name-asian="Times New Roman" style:font-size-asian="9.60000038146973pt" style:font-weight-asian="normal" style:font-name-complex="Calibri2" style:font-size-complex="11pt" style:font-weight-complex="normal"/>
    </style:style>
    <style:style style:name="P83" style:family="paragraph" style:parent-style-name="List_20_Paragraph" style:list-style-name="L1">
      <style:paragraph-properties fo:text-align="justify" style:justify-single-word="false"/>
      <style:text-properties fo:color="#ff0000" fo:font-size="11pt" fo:font-weight="normal" officeooo:rsid="01fc5c0a" officeooo:paragraph-rsid="05897a83" style:font-name-asian="Times New Roman" style:font-size-asian="9.60000038146973pt" style:font-weight-asian="normal" style:font-name-complex="Calibri2" style:font-size-complex="11pt" style:font-weight-complex="normal"/>
    </style:style>
    <style:style style:name="P84" style:family="paragraph" style:parent-style-name="List_20_Paragraph" style:list-style-name="L1">
      <style:paragraph-properties fo:text-align="justify" style:justify-single-word="false"/>
      <style:text-properties fo:color="#ff0000" fo:font-size="11pt" fo:font-weight="normal" officeooo:rsid="02012fb4" officeooo:paragraph-rsid="05897a83" style:font-name-asian="Times New Roman" style:font-size-asian="9.60000038146973pt" style:font-weight-asian="normal" style:font-name-complex="Calibri2" style:font-size-complex="11pt" style:font-weight-complex="normal"/>
    </style:style>
    <style:style style:name="P85" style:family="paragraph" style:parent-style-name="List_20_Paragraph" style:list-style-name="L1">
      <style:paragraph-properties fo:text-align="justify" style:justify-single-word="false"/>
      <style:text-properties fo:color="#ff0000" fo:font-size="11pt" fo:font-weight="normal" officeooo:rsid="02012fb4" officeooo:paragraph-rsid="05a254bf" style:font-name-asian="Times New Roman" style:font-size-asian="9.60000038146973pt" style:font-weight-asian="normal" style:font-name-complex="Calibri2" style:font-size-complex="11pt" style:font-weight-complex="normal"/>
    </style:style>
    <style:style style:name="P86" style:family="paragraph" style:parent-style-name="List_20_Paragraph" style:list-style-name="L1">
      <style:paragraph-properties fo:text-align="justify" style:justify-single-word="false"/>
      <style:text-properties fo:color="#ff0000" fo:font-size="11pt" fo:font-weight="normal" officeooo:rsid="02012fb4" officeooo:paragraph-rsid="05a2bbab" style:font-name-asian="Times New Roman" style:font-size-asian="9.60000038146973pt" style:font-weight-asian="normal" style:font-name-complex="Calibri2" style:font-size-complex="11pt" style:font-weight-complex="normal"/>
    </style:style>
    <style:style style:name="P87" style:family="paragraph" style:parent-style-name="List_20_Paragraph" style:list-style-name="L1">
      <style:paragraph-properties fo:text-align="justify" style:justify-single-word="false"/>
      <style:text-properties fo:color="#ff0000" fo:font-size="11pt" fo:font-weight="normal" officeooo:rsid="02a7c6df" officeooo:paragraph-rsid="05897a83" style:font-name-asian="Times New Roman" style:font-size-asian="9.60000038146973pt" style:font-weight-asian="normal" style:font-name-complex="Calibri2" style:font-size-complex="11pt" style:font-weight-complex="normal"/>
    </style:style>
    <style:style style:name="P88" style:family="paragraph" style:parent-style-name="List_20_Paragraph" style:list-style-name="L1">
      <style:paragraph-properties fo:text-align="justify" style:justify-single-word="false"/>
      <style:text-properties fo:color="#ff0000" fo:font-size="11pt" fo:font-weight="normal" officeooo:rsid="02ed20ce" officeooo:paragraph-rsid="05897a83" style:font-name-asian="Times New Roman" style:font-size-asian="9.60000038146973pt" style:font-weight-asian="normal" style:font-name-complex="Calibri2" style:font-size-complex="11pt" style:font-weight-complex="normal"/>
    </style:style>
    <style:style style:name="P89" style:family="paragraph" style:parent-style-name="List_20_Paragraph" style:list-style-name="L1">
      <style:paragraph-properties fo:text-align="justify" style:justify-single-word="false"/>
      <style:text-properties fo:color="#ff0000" fo:font-size="11pt" fo:font-weight="normal" officeooo:rsid="0336e8b2" officeooo:paragraph-rsid="05897a83" style:font-name-asian="Times New Roman" style:font-size-asian="9.60000038146973pt" style:font-weight-asian="normal" style:font-name-complex="Calibri2" style:font-size-complex="11pt" style:font-weight-complex="normal"/>
    </style:style>
    <style:style style:name="P90" style:family="paragraph" style:parent-style-name="List_20_Paragraph" style:list-style-name="L1">
      <style:paragraph-properties fo:text-align="justify" style:justify-single-word="false"/>
      <style:text-properties fo:color="#ff0000" fo:font-size="11pt" fo:font-weight="normal" officeooo:rsid="03f65bf7" officeooo:paragraph-rsid="05897a83" style:font-name-asian="Times New Roman" style:font-size-asian="9.60000038146973pt" style:font-weight-asian="normal" style:font-name-complex="Calibri2" style:font-size-complex="11pt" style:font-weight-complex="normal"/>
    </style:style>
    <style:style style:name="P91" style:family="paragraph" style:parent-style-name="List_20_Paragraph" style:list-style-name="L1">
      <style:paragraph-properties fo:text-align="justify" style:justify-single-word="false"/>
      <style:text-properties fo:color="#ff0000" fo:font-size="11pt" fo:font-weight="normal" officeooo:rsid="0145d31b" officeooo:paragraph-rsid="05897a83" style:font-name-asian="Times New Roman" style:font-size-asian="11pt" style:font-weight-asian="normal" style:font-name-complex="Calibri2" style:font-size-complex="11pt" style:font-weight-complex="normal"/>
    </style:style>
    <style:style style:name="P92" style:family="paragraph" style:parent-style-name="List_20_Paragraph" style:list-style-name="L1">
      <style:paragraph-properties fo:text-align="justify" style:justify-single-word="false"/>
      <style:text-properties fo:color="#ff0000" fo:font-size="11pt" fo:font-weight="normal" officeooo:rsid="03adf5f8" officeooo:paragraph-rsid="05897a83" style:font-size-asian="9.60000038146973pt" style:font-weight-asian="normal" style:font-size-complex="11pt" style:font-weight-complex="normal"/>
    </style:style>
    <style:style style:name="P93" style:family="paragraph" style:parent-style-name="List_20_Paragraph" style:list-style-name="L1">
      <style:paragraph-properties fo:text-align="justify" style:justify-single-word="false"/>
      <style:text-properties fo:color="#ff0000" fo:font-size="11pt" fo:font-weight="normal" officeooo:rsid="054e55ba" officeooo:paragraph-rsid="05897a83" style:font-size-asian="9.60000038146973pt" style:font-weight-asian="normal" style:font-size-complex="11pt" style:font-weight-complex="normal"/>
    </style:style>
    <style:style style:name="P94" style:family="paragraph" style:parent-style-name="List_20_Paragraph" style:list-style-name="L1">
      <style:paragraph-properties fo:text-align="justify" style:justify-single-word="false"/>
      <style:text-properties fo:color="#ff0000" fo:font-weight="bold" officeooo:rsid="01db4cb5" officeooo:paragraph-rsid="05b1753e" style:font-name-asian="Times New Roman" style:font-weight-asian="bold" style:font-name-complex="Calibri2" style:font-weight-complex="bold"/>
    </style:style>
    <style:style style:name="P95" style:family="paragraph" style:parent-style-name="List_20_Paragraph" style:list-style-name="L1">
      <style:paragraph-properties fo:text-align="justify" style:justify-single-word="false"/>
      <style:text-properties fo:color="#ff0000" fo:font-weight="bold" officeooo:rsid="01db4cb5" officeooo:paragraph-rsid="05897a83" style:font-name-asian="Times New Roman" style:font-weight-asian="bold" style:font-name-complex="Calibri2" style:font-weight-complex="bold"/>
    </style:style>
    <style:style style:name="P96" style:family="paragraph" style:parent-style-name="List_20_Paragraph" style:list-style-name="L1">
      <style:paragraph-properties fo:text-align="justify" style:justify-single-word="false"/>
      <style:text-properties fo:color="#ff0000" fo:font-weight="bold" officeooo:rsid="01db4cb5" officeooo:paragraph-rsid="05b020ea" style:font-name-asian="Times New Roman" style:font-weight-asian="bold" style:font-name-complex="Calibri2" style:font-weight-complex="bold"/>
    </style:style>
    <style:style style:name="P97" style:family="paragraph" style:parent-style-name="List_20_Paragraph" style:list-style-name="L1">
      <style:paragraph-properties fo:text-align="justify" style:justify-single-word="false"/>
      <style:text-properties fo:color="#ff0000" fo:font-weight="bold" officeooo:rsid="01db4cb5" officeooo:paragraph-rsid="05b73eb7" style:font-name-asian="Times New Roman" style:font-weight-asian="bold" style:font-name-complex="Calibri2" style:font-weight-complex="bold"/>
    </style:style>
    <style:style style:name="P98" style:family="paragraph" style:parent-style-name="List_20_Paragraph" style:list-style-name="L1">
      <style:paragraph-properties fo:text-align="justify" style:justify-single-word="false"/>
      <style:text-properties fo:color="#ff0000" fo:font-weight="bold" officeooo:rsid="03432f29" officeooo:paragraph-rsid="05897a83" style:font-name-asian="Times New Roman" style:font-weight-asian="bold" style:font-name-complex="Calibri2" style:font-weight-complex="bold"/>
    </style:style>
    <style:style style:name="P99" style:family="paragraph" style:parent-style-name="List_20_Paragraph" style:list-style-name="L1">
      <style:paragraph-properties fo:text-align="justify" style:justify-single-word="false"/>
      <style:text-properties fo:color="#ff0000" fo:font-weight="bold" officeooo:rsid="03432f29" officeooo:paragraph-rsid="05b73eb7" style:font-name-asian="Times New Roman" style:font-weight-asian="bold" style:font-name-complex="Calibri2" style:font-weight-complex="bold"/>
    </style:style>
    <style:style style:name="P100" style:family="paragraph" style:parent-style-name="List_20_Paragraph" style:list-style-name="L1">
      <style:paragraph-properties fo:text-align="justify" style:justify-single-word="false"/>
      <style:text-properties fo:color="#ff0000" fo:font-weight="bold" officeooo:rsid="01dd1595" officeooo:paragraph-rsid="05b552a3" style:font-name-asian="Times New Roman" style:font-weight-asian="bold" style:font-name-complex="Calibri2" style:font-weight-complex="bold"/>
    </style:style>
    <style:style style:name="P101" style:family="paragraph" style:parent-style-name="List_20_Paragraph" style:list-style-name="L1">
      <style:paragraph-properties fo:text-align="justify" style:justify-single-word="false"/>
      <style:text-properties fo:color="#ff0000" fo:font-weight="bold" officeooo:rsid="01e7e56b" officeooo:paragraph-rsid="05897a83" style:font-name-asian="Times New Roman" style:font-weight-asian="bold" style:font-name-complex="Calibri2" style:font-weight-complex="bold"/>
    </style:style>
    <style:style style:name="P102" style:family="paragraph" style:parent-style-name="List_20_Paragraph" style:list-style-name="L1">
      <style:paragraph-properties fo:text-align="justify" style:justify-single-word="false"/>
      <style:text-properties fo:color="#ff0000" fo:font-weight="bold" officeooo:rsid="01e92c94" officeooo:paragraph-rsid="05897a83" style:font-name-asian="Times New Roman" style:font-weight-asian="bold" style:font-name-complex="Calibri2" style:font-weight-complex="bold"/>
    </style:style>
    <style:style style:name="P103" style:family="paragraph" style:parent-style-name="List_20_Paragraph" style:list-style-name="L1">
      <style:paragraph-properties fo:text-align="justify" style:justify-single-word="false"/>
      <style:text-properties fo:color="#ff0000" fo:font-weight="bold" officeooo:rsid="0161250e" officeooo:paragraph-rsid="05897a83" style:font-weight-asian="bold" style:font-weight-complex="bold"/>
    </style:style>
    <style:style style:name="P104" style:family="paragraph" style:parent-style-name="List_20_Paragraph" style:list-style-name="L1">
      <style:paragraph-properties fo:text-align="justify" style:justify-single-word="false"/>
      <style:text-properties fo:color="#ff0000" fo:font-weight="bold" officeooo:rsid="0161250e" officeooo:paragraph-rsid="05b73eb7" style:font-weight-asian="bold" style:font-weight-complex="bold"/>
    </style:style>
    <style:style style:name="P105" style:family="paragraph" style:parent-style-name="List_20_Paragraph" style:list-style-name="L1">
      <style:paragraph-properties fo:text-align="justify" style:justify-single-word="false"/>
      <style:text-properties fo:color="#ff0000" fo:font-weight="bold" officeooo:paragraph-rsid="05897a83" style:font-weight-asian="bold" style:font-weight-complex="bold"/>
    </style:style>
    <style:style style:name="P106" style:family="paragraph" style:parent-style-name="List_20_Paragraph" style:list-style-name="L1">
      <style:paragraph-properties fo:text-align="justify" style:justify-single-word="false"/>
      <style:text-properties fo:color="#ff0000" fo:font-weight="bold" officeooo:rsid="01eede42" officeooo:paragraph-rsid="05897a83" style:font-weight-asian="bold" style:font-weight-complex="bold"/>
    </style:style>
    <style:style style:name="P107" style:family="paragraph" style:parent-style-name="List_20_Paragraph" style:list-style-name="L1">
      <style:paragraph-properties fo:text-align="justify" style:justify-single-word="false"/>
      <style:text-properties fo:color="#ff0000" fo:font-weight="bold" officeooo:rsid="01e640e0" officeooo:paragraph-rsid="05897a83" style:font-weight-asian="bold" style:font-weight-complex="bold"/>
    </style:style>
    <style:style style:name="P108" style:family="paragraph" style:parent-style-name="List_20_Paragraph" style:list-style-name="L1">
      <style:paragraph-properties fo:text-align="justify" style:justify-single-word="false"/>
      <style:text-properties fo:color="#ff0000" fo:font-weight="bold" officeooo:rsid="02e4a468" officeooo:paragraph-rsid="05897a83" style:font-weight-asian="bold" style:font-weight-complex="bold"/>
    </style:style>
    <style:style style:name="P109" style:family="paragraph" style:parent-style-name="List_20_Paragraph" style:list-style-name="L1">
      <style:paragraph-properties fo:text-align="justify" style:justify-single-word="false"/>
      <style:text-properties fo:color="#ff0000" fo:font-weight="bold" officeooo:rsid="02a16cfb" officeooo:paragraph-rsid="05897a83" style:font-weight-asian="bold" style:font-weight-complex="bold"/>
    </style:style>
    <style:style style:name="P110" style:family="paragraph" style:parent-style-name="List_20_Paragraph" style:list-style-name="L1">
      <style:paragraph-properties fo:text-align="justify" style:justify-single-word="false"/>
      <style:text-properties fo:color="#ff0000" fo:font-weight="bold" officeooo:rsid="010e3cf7" officeooo:paragraph-rsid="05897a83" style:font-weight-asian="bold" style:font-weight-complex="bold"/>
    </style:style>
    <style:style style:name="P111" style:family="paragraph" style:parent-style-name="List_20_Paragraph" style:list-style-name="L1">
      <style:paragraph-properties fo:text-align="justify" style:justify-single-word="false"/>
      <style:text-properties fo:color="#ff0000" fo:font-weight="bold" officeooo:rsid="01f91398" officeooo:paragraph-rsid="05897a83" style:font-weight-asian="bold" style:font-weight-complex="bold"/>
    </style:style>
    <style:style style:name="P112" style:family="paragraph" style:parent-style-name="List_20_Paragraph" style:list-style-name="L1">
      <style:paragraph-properties fo:text-align="justify" style:justify-single-word="false"/>
      <style:text-properties fo:color="#ff0000" fo:font-weight="bold" officeooo:rsid="02238310" officeooo:paragraph-rsid="05a254bf" style:font-weight-asian="bold" style:font-weight-complex="bold"/>
    </style:style>
    <style:style style:name="P113" style:family="paragraph" style:parent-style-name="List_20_Paragraph" style:list-style-name="L1">
      <style:paragraph-properties fo:text-align="justify" style:justify-single-word="false"/>
      <style:text-properties fo:color="#ff0000" fo:font-weight="bold" officeooo:rsid="02238310" officeooo:paragraph-rsid="05a2bbab" style:font-weight-asian="bold" style:font-weight-complex="bold"/>
    </style:style>
    <style:style style:name="P114" style:family="paragraph" style:parent-style-name="List_20_Paragraph" style:list-style-name="L1">
      <style:paragraph-properties fo:text-align="justify" style:justify-single-word="false"/>
      <style:text-properties fo:color="#ff0000" fo:font-weight="bold" officeooo:rsid="0365244d" officeooo:paragraph-rsid="05a254bf" style:font-weight-asian="bold" style:font-weight-complex="bold"/>
    </style:style>
    <style:style style:name="P115" style:family="paragraph" style:parent-style-name="List_20_Paragraph" style:list-style-name="L1">
      <style:paragraph-properties fo:text-align="justify" style:justify-single-word="false"/>
      <style:text-properties fo:color="#ff0000" fo:font-weight="bold" officeooo:rsid="0365244d" officeooo:paragraph-rsid="05a2bbab" style:font-weight-asian="bold" style:font-weight-complex="bold"/>
    </style:style>
    <style:style style:name="P116" style:family="paragraph" style:parent-style-name="List_20_Paragraph" style:list-style-name="L1">
      <style:paragraph-properties fo:text-align="justify" style:justify-single-word="false"/>
      <style:text-properties fo:color="#ff0000" fo:font-weight="bold" officeooo:rsid="02651b59" officeooo:paragraph-rsid="05897a83" style:font-weight-asian="bold" style:font-weight-complex="bold"/>
    </style:style>
    <style:style style:name="P117" style:family="paragraph" style:parent-style-name="List_20_Paragraph" style:list-style-name="L1">
      <style:paragraph-properties fo:text-align="justify" style:justify-single-word="false"/>
      <style:text-properties fo:color="#ff0000" fo:font-weight="bold" officeooo:rsid="00ace3e8" officeooo:paragraph-rsid="05897a83" style:font-weight-asian="bold" style:font-weight-complex="bold"/>
    </style:style>
    <style:style style:name="P118" style:family="paragraph" style:parent-style-name="List_20_Paragraph" style:list-style-name="L1">
      <style:paragraph-properties fo:text-align="justify" style:justify-single-word="false"/>
      <style:text-properties fo:color="#ff0000" fo:font-weight="bold" officeooo:rsid="00422d8b" officeooo:paragraph-rsid="05897a83" style:font-weight-asian="bold" style:font-weight-complex="bold"/>
    </style:style>
    <style:style style:name="P119" style:family="paragraph" style:parent-style-name="List_20_Paragraph" style:list-style-name="L1">
      <style:paragraph-properties fo:text-align="justify" style:justify-single-word="false"/>
      <style:text-properties fo:color="#ff0000" fo:font-weight="bold" officeooo:rsid="00a36550" officeooo:paragraph-rsid="05897a83" style:font-weight-asian="bold" style:font-weight-complex="bold"/>
    </style:style>
    <style:style style:name="P120" style:family="paragraph" style:parent-style-name="List_20_Paragraph" style:list-style-name="L1">
      <style:paragraph-properties fo:text-align="justify" style:justify-single-word="false"/>
      <style:text-properties fo:color="#ff0000" fo:font-weight="normal" officeooo:rsid="05b1753e" officeooo:paragraph-rsid="05ba1e98" style:font-name-asian="Times New Roman" style:font-weight-asian="normal" style:font-name-complex="Calibri2" style:font-weight-complex="normal"/>
    </style:style>
    <style:style style:name="P121" style:family="paragraph" style:parent-style-name="List_20_Paragraph" style:list-style-name="L1">
      <style:paragraph-properties fo:text-align="justify" style:justify-single-word="false"/>
      <style:text-properties fo:color="#ff0000" fo:font-weight="normal" officeooo:rsid="05b1753e" officeooo:paragraph-rsid="05b1753e" style:font-name-asian="Times New Roman" style:font-weight-asian="normal" style:font-name-complex="Calibri2" style:font-weight-complex="normal"/>
    </style:style>
    <style:style style:name="P122" style:family="paragraph" style:parent-style-name="List_20_Paragraph" style:list-style-name="L1">
      <style:paragraph-properties fo:text-align="justify" style:justify-single-word="false"/>
      <style:text-properties fo:color="#ff0000" fo:font-weight="normal" officeooo:rsid="05b1753e" officeooo:paragraph-rsid="05b73eb7" style:font-name-asian="Times New Roman" style:font-weight-asian="normal" style:font-name-complex="Calibri2" style:font-weight-complex="normal"/>
    </style:style>
    <style:style style:name="P123" style:family="paragraph" style:parent-style-name="List_20_Paragraph" style:list-style-name="L1">
      <style:paragraph-properties fo:text-align="justify" style:justify-single-word="false"/>
      <style:text-properties fo:color="#ff0000" fo:font-weight="normal" officeooo:rsid="01d95c7e" officeooo:paragraph-rsid="05897a83" style:font-name-asian="Times New Roman" style:font-weight-asian="normal" style:font-name-complex="Calibri2" style:font-weight-complex="normal"/>
    </style:style>
    <style:style style:name="P124" style:family="paragraph" style:parent-style-name="List_20_Paragraph" style:list-style-name="L1">
      <style:paragraph-properties fo:text-align="justify" style:justify-single-word="false"/>
      <style:text-properties fo:color="#ff0000" fo:font-weight="normal" officeooo:rsid="01db2dd9" officeooo:paragraph-rsid="05897a83" style:font-name-asian="Times New Roman" style:font-weight-asian="normal" style:font-name-complex="Calibri2" style:font-weight-complex="normal"/>
    </style:style>
    <style:style style:name="P125" style:family="paragraph" style:parent-style-name="List_20_Paragraph" style:list-style-name="L1">
      <style:paragraph-properties fo:text-align="justify" style:justify-single-word="false"/>
      <style:text-properties fo:color="#ff0000" fo:font-weight="normal" officeooo:rsid="029aa223" officeooo:paragraph-rsid="05897a83" style:font-name-asian="Times New Roman" style:font-weight-asian="normal" style:font-name-complex="Calibri2" style:font-weight-complex="normal"/>
    </style:style>
    <style:style style:name="P126" style:family="paragraph" style:parent-style-name="List_20_Paragraph" style:list-style-name="L1">
      <style:paragraph-properties fo:text-align="justify" style:justify-single-word="false"/>
      <style:text-properties fo:color="#ff0000" fo:font-weight="normal" officeooo:rsid="0254aed9" officeooo:paragraph-rsid="05897a83" style:font-weight-asian="normal" style:font-weight-complex="normal"/>
    </style:style>
    <style:style style:name="P127" style:family="paragraph" style:parent-style-name="List_20_Paragraph" style:list-style-name="L1">
      <style:paragraph-properties fo:text-align="justify" style:justify-single-word="false"/>
      <style:text-properties fo:color="#ff0000" fo:font-weight="normal" officeooo:rsid="010e3cf7" officeooo:paragraph-rsid="05897a83" style:font-weight-asian="normal" style:font-weight-complex="normal"/>
    </style:style>
    <style:style style:name="P128" style:family="paragraph" style:parent-style-name="List_20_Paragraph" style:list-style-name="L1">
      <style:paragraph-properties fo:text-align="justify" style:justify-single-word="false"/>
      <style:text-properties fo:color="#ff0000" fo:font-weight="normal" officeooo:rsid="01102ae5" officeooo:paragraph-rsid="05897a83" style:font-weight-asian="normal" style:font-weight-complex="normal"/>
    </style:style>
    <style:style style:name="P129" style:family="paragraph" style:parent-style-name="List_20_Paragraph" style:list-style-name="L1">
      <style:paragraph-properties fo:text-align="justify" style:justify-single-word="false"/>
      <style:text-properties fo:color="#ff0000" fo:font-weight="normal" officeooo:rsid="0114e866" officeooo:paragraph-rsid="05897a83" style:font-weight-asian="normal" style:font-weight-complex="normal"/>
    </style:style>
    <style:style style:name="P130" style:family="paragraph" style:parent-style-name="List_20_Paragraph" style:list-style-name="L1">
      <style:paragraph-properties fo:text-align="justify" style:justify-single-word="false"/>
      <style:text-properties fo:color="#ff0000" fo:font-weight="normal" officeooo:rsid="010ab1f8" officeooo:paragraph-rsid="05897a83" style:font-weight-asian="normal" style:font-weight-complex="normal"/>
    </style:style>
    <style:style style:name="P131" style:family="paragraph" style:parent-style-name="List_20_Paragraph" style:list-style-name="L1">
      <style:paragraph-properties fo:text-align="justify" style:justify-single-word="false"/>
      <style:text-properties fo:color="#ff0000" fo:font-weight="normal" officeooo:rsid="02a7c6df" officeooo:paragraph-rsid="05897a83" style:font-weight-asian="normal" style:font-weight-complex="normal"/>
    </style:style>
    <style:style style:name="P132" style:family="paragraph" style:parent-style-name="List_20_Paragraph" style:list-style-name="L1">
      <style:paragraph-properties fo:text-align="justify" style:justify-single-word="false"/>
      <style:text-properties fo:color="#ff0000" fo:font-weight="normal" officeooo:rsid="00affdfd" officeooo:paragraph-rsid="05897a83" style:font-weight-asian="normal" style:font-weight-complex="normal"/>
    </style:style>
    <style:style style:name="P133" style:family="paragraph" style:parent-style-name="List_20_Paragraph" style:list-style-name="L1">
      <style:paragraph-properties fo:text-align="justify" style:justify-single-word="false"/>
      <style:text-properties fo:color="#ff0000" fo:font-weight="normal" officeooo:rsid="00a19649" officeooo:paragraph-rsid="05897a83" style:font-weight-asian="normal" style:font-weight-complex="normal"/>
    </style:style>
    <style:style style:name="P134" style:family="paragraph" style:parent-style-name="List_20_Paragraph" style:list-style-name="L1">
      <style:paragraph-properties fo:text-align="justify" style:justify-single-word="false"/>
      <style:text-properties fo:color="#ff0000" officeooo:paragraph-rsid="05897a83"/>
    </style:style>
    <style:style style:name="P135" style:family="paragraph" style:parent-style-name="List_20_Paragraph" style:list-style-name="L1">
      <style:paragraph-properties fo:text-align="justify" style:justify-single-word="false"/>
      <style:text-properties fo:color="#ff0000" officeooo:rsid="0216e3aa" officeooo:paragraph-rsid="05897a83"/>
    </style:style>
    <style:style style:name="P136" style:family="paragraph" style:parent-style-name="List_20_Paragraph" style:list-style-name="L1">
      <style:paragraph-properties fo:text-align="justify" style:justify-single-word="false"/>
      <style:text-properties fo:color="#ff0000" officeooo:rsid="02172a25" officeooo:paragraph-rsid="05897a83"/>
    </style:style>
    <style:style style:name="P137" style:family="paragraph" style:parent-style-name="List_20_Paragraph" style:list-style-name="L1">
      <style:paragraph-properties fo:text-align="justify" style:justify-single-word="false"/>
      <style:text-properties fo:color="#ff0000" officeooo:rsid="0100db06" officeooo:paragraph-rsid="05897a83"/>
    </style:style>
    <style:style style:name="P138" style:family="paragraph" style:parent-style-name="List_20_Paragraph" style:list-style-name="L1">
      <style:paragraph-properties fo:text-align="justify" style:justify-single-word="false"/>
      <style:text-properties fo:color="#ff0000" style:font-name="Courier 10 Pitch" fo:font-size="11pt" fo:font-weight="bold" officeooo:rsid="03ff8125" officeooo:paragraph-rsid="05897a83" style:font-size-asian="9.60000038146973pt" style:font-weight-asian="bold" style:font-size-complex="11pt" style:font-weight-complex="bold"/>
    </style:style>
    <style:style style:name="P139" style:family="paragraph" style:parent-style-name="List_20_Paragraph" style:list-style-name="L1">
      <style:paragraph-properties fo:text-align="justify" style:justify-single-word="false"/>
      <style:text-properties fo:color="#ff0000" style:font-name="Courier 10 Pitch" fo:font-size="11pt" fo:font-weight="bold" officeooo:rsid="03fa395e" officeooo:paragraph-rsid="05897a83" style:font-size-asian="9.60000038146973pt" style:font-weight-asian="bold" style:font-size-complex="11pt" style:font-weight-complex="bold"/>
    </style:style>
    <style:style style:name="P140" style:family="paragraph" style:parent-style-name="List_20_Paragraph" style:list-style-name="L1">
      <style:paragraph-properties fo:text-align="justify" style:justify-single-word="false"/>
      <style:text-properties fo:color="#ff0000" style:font-name="Courier 10 Pitch" fo:font-size="11pt" fo:font-weight="bold" officeooo:rsid="03fbfdbd" officeooo:paragraph-rsid="05897a83" style:font-size-asian="9.60000038146973pt" style:font-weight-asian="bold" style:font-size-complex="11pt" style:font-weight-complex="bold"/>
    </style:style>
    <style:style style:name="P141" style:family="paragraph" style:parent-style-name="List_20_Paragraph" style:list-style-name="L1">
      <style:paragraph-properties fo:text-align="justify" style:justify-single-word="false"/>
      <style:text-properties fo:color="#ff0000" style:font-name="Courier 10 Pitch" fo:font-size="11pt" fo:font-weight="bold" officeooo:rsid="03fd8d45" officeooo:paragraph-rsid="05897a83" style:font-size-asian="9.60000038146973pt" style:font-weight-asian="bold" style:font-size-complex="11pt" style:font-weight-complex="bold"/>
    </style:style>
    <style:style style:name="P142" style:family="paragraph" style:parent-style-name="List_20_Paragraph" style:list-style-name="L1">
      <style:paragraph-properties fo:text-align="justify" style:justify-single-word="false"/>
      <style:text-properties fo:color="#ff0000" style:font-name="Courier 10 Pitch" fo:font-size="11pt" fo:font-weight="bold" officeooo:rsid="03fa53d0" officeooo:paragraph-rsid="05897a83" style:font-size-asian="9.60000038146973pt" style:font-weight-asian="bold" style:font-size-complex="11pt" style:font-weight-complex="bold"/>
    </style:style>
    <style:style style:name="P143" style:family="paragraph" style:parent-style-name="List_20_Paragraph" style:list-style-name="L1">
      <style:paragraph-properties fo:text-align="justify" style:justify-single-word="false"/>
      <style:text-properties fo:color="#ff0000" fo:font-size="9pt" fo:font-weight="normal" officeooo:rsid="00affdfd" officeooo:paragraph-rsid="05897a83" style:font-name-asian="Times New Roman" style:font-size-asian="9pt" style:font-weight-asian="normal" style:font-name-complex="Calibri2" style:font-size-complex="9pt" style:font-weight-complex="normal"/>
    </style:style>
    <style:style style:name="P144" style:family="paragraph" style:parent-style-name="List_20_Paragraph" style:list-style-name="L1">
      <style:paragraph-properties fo:text-align="justify" style:justify-single-word="false"/>
      <style:text-properties fo:color="#ff0000" officeooo:rsid="00ce771a" officeooo:paragraph-rsid="05897a83"/>
    </style:style>
    <style:style style:name="P145" style:family="paragraph" style:parent-style-name="List_20_Paragraph" style:list-style-name="L1">
      <style:paragraph-properties fo:text-align="justify" style:justify-single-word="false"/>
      <style:text-properties officeooo:paragraph-rsid="05ba1e98"/>
    </style:style>
    <style:style style:name="P146" style:family="paragraph" style:parent-style-name="List_20_Paragraph" style:list-style-name="L1">
      <style:paragraph-properties fo:text-align="justify" style:justify-single-word="false"/>
      <style:text-properties officeooo:paragraph-rsid="05897a83"/>
    </style:style>
    <style:style style:name="P147" style:family="paragraph" style:parent-style-name="List_20_Paragraph" style:list-style-name="L1">
      <style:paragraph-properties fo:text-align="justify" style:justify-single-word="false"/>
      <style:text-properties officeooo:paragraph-rsid="0595676e"/>
    </style:style>
    <style:style style:name="P148" style:family="paragraph" style:parent-style-name="List_20_Paragraph" style:list-style-name="L1">
      <style:paragraph-properties fo:text-align="justify" style:justify-single-word="false"/>
      <style:text-properties officeooo:paragraph-rsid="05b020ea"/>
    </style:style>
    <style:style style:name="P149" style:family="paragraph" style:parent-style-name="List_20_Paragraph" style:list-style-name="L1">
      <style:paragraph-properties fo:text-align="justify" style:justify-single-word="false"/>
      <style:text-properties officeooo:paragraph-rsid="05b73eb7"/>
    </style:style>
    <style:style style:name="P150" style:family="paragraph" style:parent-style-name="List_20_Paragraph" style:list-style-name="L1">
      <style:paragraph-properties fo:text-align="justify" style:justify-single-word="false"/>
      <style:text-properties officeooo:paragraph-rsid="0593a35e"/>
    </style:style>
    <style:style style:name="P151" style:family="paragraph" style:parent-style-name="List_20_Paragraph" style:list-style-name="L1">
      <style:paragraph-properties fo:text-align="justify" style:justify-single-word="false"/>
      <style:text-properties officeooo:paragraph-rsid="0592b9d3"/>
    </style:style>
    <style:style style:name="P152" style:family="paragraph" style:parent-style-name="List_20_Paragraph" style:list-style-name="L1">
      <style:paragraph-properties fo:text-align="justify" style:justify-single-word="false"/>
      <style:text-properties officeooo:rsid="0027eccc" officeooo:paragraph-rsid="05ba1e98"/>
    </style:style>
    <style:style style:name="P153" style:family="paragraph" style:parent-style-name="List_20_Paragraph" style:list-style-name="L1">
      <style:paragraph-properties fo:text-align="justify" style:justify-single-word="false"/>
      <style:text-properties officeooo:rsid="0027eccc" officeooo:paragraph-rsid="05897a83"/>
    </style:style>
    <style:style style:name="P154" style:family="paragraph" style:parent-style-name="List_20_Paragraph" style:list-style-name="L1">
      <style:paragraph-properties fo:text-align="justify" style:justify-single-word="false"/>
      <style:text-properties officeooo:rsid="0027eccc" officeooo:paragraph-rsid="05b73eb7"/>
    </style:style>
    <style:style style:name="P155" style:family="paragraph" style:parent-style-name="List_20_Paragraph" style:list-style-name="L1">
      <style:paragraph-properties fo:text-align="justify" style:justify-single-word="false"/>
      <style:text-properties fo:color="#007826" fo:font-size="11pt" fo:font-weight="bold" officeooo:rsid="02012fb4" officeooo:paragraph-rsid="05ba1e98" style:font-name-asian="Times New Roman" style:font-size-asian="9.60000038146973pt" style:font-weight-asian="bold" style:font-name-complex="Calibri2" style:font-size-complex="11pt" style:font-weight-complex="bold"/>
    </style:style>
    <style:style style:name="P156" style:family="paragraph" style:parent-style-name="List_20_Paragraph" style:list-style-name="L1">
      <style:paragraph-properties fo:text-align="justify" style:justify-single-word="false"/>
      <style:text-properties fo:color="#007826" fo:font-size="11pt" fo:font-weight="bold" officeooo:rsid="02012fb4" officeooo:paragraph-rsid="05897a83" style:font-name-asian="Times New Roman" style:font-size-asian="9.60000038146973pt" style:font-weight-asian="bold" style:font-name-complex="Calibri2" style:font-size-complex="11pt" style:font-weight-complex="bold"/>
    </style:style>
    <style:style style:name="P157" style:family="paragraph" style:parent-style-name="List_20_Paragraph" style:list-style-name="L1">
      <style:paragraph-properties fo:text-align="justify" style:justify-single-word="false"/>
      <style:text-properties fo:color="#007826" fo:font-size="11pt" fo:font-weight="bold" officeooo:rsid="0336e8b2" officeooo:paragraph-rsid="05897a83" style:font-name-asian="Times New Roman" style:font-size-asian="9.60000038146973pt" style:font-weight-asian="bold" style:font-name-complex="Calibri2" style:font-size-complex="11pt" style:font-weight-complex="bold"/>
    </style:style>
    <style:style style:name="P158" style:family="paragraph" style:parent-style-name="List_20_Paragraph" style:list-style-name="L1">
      <style:paragraph-properties fo:text-align="justify" style:justify-single-word="false"/>
      <style:text-properties fo:color="#007826" fo:font-size="11pt" fo:font-weight="bold" officeooo:rsid="03fdb08d" officeooo:paragraph-rsid="05897a83" style:font-name-asian="Times New Roman" style:font-size-asian="9.60000038146973pt" style:font-weight-asian="bold" style:font-name-complex="Calibri2" style:font-size-complex="11pt" style:font-weight-complex="bold"/>
    </style:style>
    <style:style style:name="P159" style:family="paragraph" style:parent-style-name="List_20_Paragraph" style:list-style-name="L1">
      <style:paragraph-properties fo:text-align="justify" style:justify-single-word="false"/>
      <style:text-properties fo:color="#007826" fo:font-size="11pt" fo:font-weight="bold" officeooo:rsid="020ed386" officeooo:paragraph-rsid="05897a83" style:font-name-asian="Times New Roman" style:font-size-asian="9.60000038146973pt" style:font-weight-asian="bold" style:font-name-complex="Calibri2" style:font-size-complex="11pt" style:font-weight-complex="bold"/>
    </style:style>
    <style:style style:name="P160" style:family="paragraph" style:parent-style-name="List_20_Paragraph" style:list-style-name="L1">
      <style:paragraph-properties fo:text-align="justify" style:justify-single-word="false"/>
      <style:text-properties fo:color="#007826" fo:font-size="11pt" fo:font-weight="bold" officeooo:rsid="02056b4b" officeooo:paragraph-rsid="05897a83" style:font-name-asian="Times New Roman" style:font-size-asian="9.60000038146973pt" style:font-weight-asian="bold" style:font-name-complex="Calibri2" style:font-size-complex="11pt" style:font-weight-complex="bold"/>
    </style:style>
    <style:style style:name="P161" style:family="paragraph" style:parent-style-name="List_20_Paragraph" style:list-style-name="L1">
      <style:paragraph-properties fo:text-align="justify" style:justify-single-word="false"/>
      <style:text-properties fo:color="#007826" fo:font-size="11pt" fo:font-weight="bold" officeooo:rsid="03681d27" officeooo:paragraph-rsid="05897a83" style:font-name-asian="Times New Roman" style:font-size-asian="9.60000038146973pt" style:font-weight-asian="bold" style:font-name-complex="Calibri2" style:font-size-complex="11pt" style:font-weight-complex="bold"/>
    </style:style>
    <style:style style:name="P162" style:family="paragraph" style:parent-style-name="List_20_Paragraph" style:list-style-name="L1">
      <style:paragraph-properties fo:text-align="justify" style:justify-single-word="false"/>
      <style:text-properties fo:color="#007826" fo:font-size="11pt" fo:font-weight="bold" officeooo:rsid="0545a0a3" officeooo:paragraph-rsid="05897a83" style:font-name-asian="Times New Roman" style:font-size-asian="9.60000038146973pt" style:font-weight-asian="bold" style:font-name-complex="Calibri2" style:font-size-complex="11pt" style:font-weight-complex="bold"/>
    </style:style>
    <style:style style:name="P163" style:family="paragraph" style:parent-style-name="List_20_Paragraph" style:list-style-name="L1">
      <style:paragraph-properties fo:text-align="justify" style:justify-single-word="false"/>
      <style:text-properties fo:color="#007826"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164" style:family="paragraph" style:parent-style-name="List_20_Paragraph" style:list-style-name="L1">
      <style:paragraph-properties fo:text-align="justify" style:justify-single-word="false"/>
      <style:text-properties fo:color="#007826"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165" style:family="paragraph" style:parent-style-name="List_20_Paragraph" style:list-style-name="L1">
      <style:paragraph-properties fo:text-align="justify" style:justify-single-word="false"/>
      <style:text-properties fo:color="#007826" fo:font-size="11pt" fo:font-weight="bold" officeooo:rsid="01fc5c0a" officeooo:paragraph-rsid="05c1ddc6" style:font-name-asian="Times New Roman" style:font-size-asian="9.60000038146973pt" style:font-weight-asian="bold" style:font-name-complex="Calibri2" style:font-size-complex="11pt" style:font-weight-complex="bold"/>
    </style:style>
    <style:style style:name="P166" style:family="paragraph" style:parent-style-name="List_20_Paragraph" style:list-style-name="L1">
      <style:paragraph-properties fo:text-align="justify" style:justify-single-word="false"/>
      <style:text-properties fo:color="#007826" fo:font-size="11pt" fo:font-weight="bold" officeooo:rsid="01fc5c0a" officeooo:paragraph-rsid="05c15e4a" style:font-name-asian="Times New Roman" style:font-size-asian="9.60000038146973pt" style:font-weight-asian="bold" style:font-name-complex="Calibri2" style:font-size-complex="11pt" style:font-weight-complex="bold"/>
    </style:style>
    <style:style style:name="P167" style:family="paragraph" style:parent-style-name="List_20_Paragraph" style:list-style-name="L1">
      <style:paragraph-properties fo:text-align="justify" style:justify-single-word="false"/>
      <style:text-properties fo:color="#007826" fo:font-size="11pt" fo:font-weight="bold" officeooo:rsid="01fc5c0a" officeooo:paragraph-rsid="05bd2ef0" style:font-name-asian="Times New Roman" style:font-size-asian="9.60000038146973pt" style:font-weight-asian="bold" style:font-name-complex="Calibri2" style:font-size-complex="11pt" style:font-weight-complex="bold"/>
    </style:style>
    <style:style style:name="P168" style:family="paragraph" style:parent-style-name="List_20_Paragraph" style:list-style-name="L1">
      <style:paragraph-properties fo:text-align="justify" style:justify-single-word="false"/>
      <style:text-properties fo:color="#007826" fo:font-size="11pt" fo:font-weight="bold" officeooo:rsid="01fc5c0a" officeooo:paragraph-rsid="05ba1e98" style:font-name-asian="Times New Roman" style:font-size-asian="9.60000038146973pt" style:font-weight-asian="bold" style:font-name-complex="Calibri2" style:font-size-complex="11pt" style:font-weight-complex="bold"/>
    </style:style>
    <style:style style:name="P169" style:family="paragraph" style:parent-style-name="List_20_Paragraph" style:list-style-name="L1">
      <style:paragraph-properties fo:text-align="justify" style:justify-single-word="false"/>
      <style:text-properties fo:color="#007826" fo:font-size="11pt" fo:font-weight="bold" officeooo:rsid="05b1753e" officeooo:paragraph-rsid="05bd2ef0" style:font-name-asian="Times New Roman" style:font-size-asian="9.60000038146973pt" style:font-weight-asian="bold" style:font-name-complex="Calibri2" style:font-size-complex="11pt" style:font-weight-complex="bold"/>
    </style:style>
    <style:style style:name="P170" style:family="paragraph" style:parent-style-name="List_20_Paragraph" style:list-style-name="L1">
      <style:paragraph-properties fo:text-align="justify" style:justify-single-word="false"/>
      <style:text-properties fo:color="#007826" fo:font-size="11pt" fo:font-weight="bold" officeooo:rsid="043e195c" officeooo:paragraph-rsid="05897a83" style:font-size-asian="9.60000038146973pt" style:font-weight-asian="bold" style:font-size-complex="11pt" style:font-weight-complex="bold"/>
    </style:style>
    <style:style style:name="P171" style:family="paragraph" style:parent-style-name="List_20_Paragraph" style:list-style-name="L1">
      <style:paragraph-properties fo:text-align="justify" style:justify-single-word="false"/>
      <style:text-properties fo:color="#007826" fo:font-size="11pt" fo:font-weight="bold" officeooo:rsid="01828db5" officeooo:paragraph-rsid="05977f6f" style:font-size-asian="9.60000038146973pt" style:font-weight-asian="bold" style:font-size-complex="11pt" style:font-weight-complex="bold"/>
    </style:style>
    <style:style style:name="P172" style:family="paragraph" style:parent-style-name="List_20_Paragraph" style:list-style-name="L1">
      <style:paragraph-properties fo:text-align="justify" style:justify-single-word="false"/>
      <style:text-properties fo:color="#007826" fo:font-size="11pt" fo:font-weight="bold" officeooo:rsid="01828db5" officeooo:paragraph-rsid="05897a83" style:font-size-asian="9.60000038146973pt" style:font-weight-asian="bold" style:font-size-complex="11pt" style:font-weight-complex="bold"/>
    </style:style>
    <style:style style:name="P173" style:family="paragraph" style:parent-style-name="List_20_Paragraph" style:list-style-name="L1">
      <style:paragraph-properties fo:text-align="justify" style:justify-single-word="false"/>
      <style:text-properties fo:color="#007826" fo:font-size="11pt" fo:font-weight="bold" officeooo:rsid="05811096" officeooo:paragraph-rsid="05897a83" style:font-size-asian="9.60000038146973pt" style:font-weight-asian="bold" style:font-size-complex="11pt" style:font-weight-complex="bold"/>
    </style:style>
    <style:style style:name="P174" style:family="paragraph" style:parent-style-name="List_20_Paragraph" style:list-style-name="L1">
      <style:paragraph-properties fo:text-align="justify" style:justify-single-word="false"/>
      <style:text-properties fo:color="#007826" fo:font-size="11pt" fo:font-weight="bold" officeooo:rsid="0116be85" officeooo:paragraph-rsid="05897a83" style:font-size-asian="9.60000038146973pt" style:font-weight-asian="bold" style:font-size-complex="11pt" style:font-weight-complex="bold"/>
    </style:style>
    <style:style style:name="P175" style:family="paragraph" style:parent-style-name="List_20_Paragraph" style:list-style-name="L1">
      <style:paragraph-properties fo:text-align="justify" style:justify-single-word="false"/>
      <style:text-properties fo:color="#007826" fo:font-size="11pt" fo:font-weight="bold" officeooo:rsid="011967ca" officeooo:paragraph-rsid="05897a83" style:font-size-asian="9.60000038146973pt" style:font-weight-asian="bold" style:font-size-complex="11pt" style:font-weight-complex="bold"/>
    </style:style>
    <style:style style:name="P176" style:family="paragraph" style:parent-style-name="List_20_Paragraph" style:list-style-name="L1">
      <style:paragraph-properties fo:text-align="justify" style:justify-single-word="false"/>
      <style:text-properties fo:color="#007826" fo:font-size="11pt" fo:font-weight="bold" officeooo:rsid="0123e1dc" officeooo:paragraph-rsid="05897a83" style:font-size-asian="9.60000038146973pt" style:font-weight-asian="bold" style:font-size-complex="11pt" style:font-weight-complex="bold"/>
    </style:style>
    <style:style style:name="P177" style:family="paragraph" style:parent-style-name="List_20_Paragraph" style:list-style-name="L1">
      <style:paragraph-properties fo:text-align="justify" style:justify-single-word="false"/>
      <style:text-properties fo:color="#007826" fo:font-size="11pt" fo:font-weight="bold" officeooo:rsid="01290fef" officeooo:paragraph-rsid="05897a83" style:font-size-asian="9.60000038146973pt" style:font-weight-asian="bold" style:font-size-complex="11pt" style:font-weight-complex="bold"/>
    </style:style>
    <style:style style:name="P178" style:family="paragraph" style:parent-style-name="List_20_Paragraph" style:list-style-name="L1">
      <style:paragraph-properties fo:text-align="justify" style:justify-single-word="false"/>
      <style:text-properties fo:color="#007826" fo:font-size="11pt" fo:font-weight="bold" officeooo:rsid="012f4fbc" officeooo:paragraph-rsid="05897a83" style:font-size-asian="9.60000038146973pt" style:font-weight-asian="bold" style:font-size-complex="11pt" style:font-weight-complex="bold"/>
    </style:style>
    <style:style style:name="P179" style:family="paragraph" style:parent-style-name="List_20_Paragraph" style:list-style-name="L1">
      <style:paragraph-properties fo:text-align="justify" style:justify-single-word="false"/>
      <style:text-properties fo:color="#007826" fo:font-size="11pt" fo:font-weight="bold" officeooo:rsid="01404b1c" officeooo:paragraph-rsid="05897a83" style:font-size-asian="9.60000038146973pt" style:font-weight-asian="bold" style:font-size-complex="11pt" style:font-weight-complex="bold"/>
    </style:style>
    <style:style style:name="P180" style:family="paragraph" style:parent-style-name="List_20_Paragraph" style:list-style-name="L1">
      <style:paragraph-properties fo:text-align="justify" style:justify-single-word="false"/>
      <style:text-properties fo:color="#007826" fo:font-size="11pt" fo:font-weight="bold" officeooo:rsid="011dad5e" officeooo:paragraph-rsid="05897a83" style:font-size-asian="9.60000038146973pt" style:font-weight-asian="bold" style:font-size-complex="11pt" style:font-weight-complex="bold"/>
    </style:style>
    <style:style style:name="P181" style:family="paragraph" style:parent-style-name="List_20_Paragraph" style:list-style-name="L1">
      <style:paragraph-properties fo:text-align="justify" style:justify-single-word="false"/>
      <style:text-properties fo:color="#007826" fo:font-size="11pt" fo:font-weight="bold" officeooo:rsid="0147389a" officeooo:paragraph-rsid="05897a83" style:font-size-asian="9.60000038146973pt" style:font-weight-asian="bold" style:font-size-complex="11pt" style:font-weight-complex="bold"/>
    </style:style>
    <style:style style:name="P182" style:family="paragraph" style:parent-style-name="List_20_Paragraph" style:list-style-name="L1">
      <style:paragraph-properties fo:text-align="justify" style:justify-single-word="false"/>
      <style:text-properties fo:color="#007826" fo:font-size="11pt" fo:font-weight="bold" officeooo:rsid="0152dde6" officeooo:paragraph-rsid="05897a83" style:font-size-asian="9.60000038146973pt" style:font-weight-asian="bold" style:font-size-complex="11pt" style:font-weight-complex="bold"/>
    </style:style>
    <style:style style:name="P183" style:family="paragraph" style:parent-style-name="List_20_Paragraph" style:list-style-name="L1">
      <style:paragraph-properties fo:text-align="justify" style:justify-single-word="false"/>
      <style:text-properties fo:color="#007826" fo:font-size="11pt" fo:font-weight="bold" officeooo:rsid="013baf3a" officeooo:paragraph-rsid="05897a83" style:font-size-asian="9.60000038146973pt" style:font-weight-asian="bold" style:font-size-complex="11pt" style:font-weight-complex="bold"/>
    </style:style>
    <style:style style:name="P184" style:family="paragraph" style:parent-style-name="List_20_Paragraph" style:list-style-name="L1">
      <style:paragraph-properties fo:text-align="justify" style:justify-single-word="false"/>
      <style:text-properties fo:color="#007826" fo:font-size="11pt" fo:font-weight="bold" officeooo:rsid="0159b23f" officeooo:paragraph-rsid="05897a83" style:font-size-asian="9.60000038146973pt" style:font-weight-asian="bold" style:font-size-complex="11pt" style:font-weight-complex="bold"/>
    </style:style>
    <style:style style:name="P185" style:family="paragraph" style:parent-style-name="List_20_Paragraph" style:list-style-name="L1">
      <style:paragraph-properties fo:text-align="justify" style:justify-single-word="false"/>
      <style:text-properties fo:color="#007826" fo:font-size="11pt" fo:font-weight="bold" officeooo:rsid="016a02b8" officeooo:paragraph-rsid="05897a83" style:font-size-asian="9.60000038146973pt" style:font-weight-asian="bold" style:font-size-complex="11pt" style:font-weight-complex="bold"/>
    </style:style>
    <style:style style:name="P186" style:family="paragraph" style:parent-style-name="List_20_Paragraph" style:list-style-name="L1">
      <style:paragraph-properties fo:text-align="justify" style:justify-single-word="false"/>
      <style:text-properties fo:color="#007826" fo:font-size="11pt" fo:font-weight="bold" officeooo:rsid="0186c8ed" officeooo:paragraph-rsid="05897a83" style:font-size-asian="9.60000038146973pt" style:font-weight-asian="bold" style:font-size-complex="11pt" style:font-weight-complex="bold"/>
    </style:style>
    <style:style style:name="P187" style:family="paragraph" style:parent-style-name="List_20_Paragraph" style:list-style-name="L1">
      <style:paragraph-properties fo:text-align="justify" style:justify-single-word="false"/>
      <style:text-properties fo:color="#007826" fo:font-size="11pt" fo:font-weight="bold" officeooo:rsid="018db849" officeooo:paragraph-rsid="05897a83" style:font-size-asian="9.60000038146973pt" style:font-weight-asian="bold" style:font-size-complex="11pt" style:font-weight-complex="bold"/>
    </style:style>
    <style:style style:name="P188" style:family="paragraph" style:parent-style-name="List_20_Paragraph" style:list-style-name="L1">
      <style:paragraph-properties fo:text-align="justify" style:justify-single-word="false"/>
      <style:text-properties fo:color="#007826" fo:font-size="11pt" fo:font-weight="bold" officeooo:rsid="018db849" officeooo:paragraph-rsid="0592b9d3" style:font-size-asian="9.60000038146973pt" style:font-weight-asian="bold" style:font-size-complex="11pt" style:font-weight-complex="bold"/>
    </style:style>
    <style:style style:name="P189" style:family="paragraph" style:parent-style-name="List_20_Paragraph" style:list-style-name="L1">
      <style:paragraph-properties fo:text-align="justify" style:justify-single-word="false"/>
      <style:text-properties fo:color="#007826" fo:font-size="11pt" fo:font-weight="bold" officeooo:rsid="0196a5e9" officeooo:paragraph-rsid="05897a83" style:font-size-asian="9.60000038146973pt" style:font-weight-asian="bold" style:font-size-complex="11pt" style:font-weight-complex="bold"/>
    </style:style>
    <style:style style:name="P190" style:family="paragraph" style:parent-style-name="List_20_Paragraph" style:list-style-name="L1">
      <style:paragraph-properties fo:text-align="justify" style:justify-single-word="false"/>
      <style:text-properties fo:color="#007826" fo:font-size="11pt" fo:font-weight="bold" officeooo:rsid="019f763b" officeooo:paragraph-rsid="05897a83" style:font-size-asian="9.60000038146973pt" style:font-weight-asian="bold" style:font-size-complex="11pt" style:font-weight-complex="bold"/>
    </style:style>
    <style:style style:name="P191" style:family="paragraph" style:parent-style-name="List_20_Paragraph" style:list-style-name="L1">
      <style:paragraph-properties fo:text-align="justify" style:justify-single-word="false"/>
      <style:text-properties fo:color="#007826" fo:font-size="11pt" fo:font-weight="bold" officeooo:rsid="01a54cc8" officeooo:paragraph-rsid="05897a83" style:font-size-asian="9.60000038146973pt" style:font-weight-asian="bold" style:font-size-complex="11pt" style:font-weight-complex="bold"/>
    </style:style>
    <style:style style:name="P192" style:family="paragraph" style:parent-style-name="List_20_Paragraph" style:list-style-name="L1">
      <style:paragraph-properties fo:text-align="justify" style:justify-single-word="false"/>
      <style:text-properties fo:color="#007826" fo:font-size="11pt" fo:font-weight="bold" officeooo:rsid="019df8cb" officeooo:paragraph-rsid="05897a83" style:font-size-asian="9.60000038146973pt" style:font-weight-asian="bold" style:font-size-complex="11pt" style:font-weight-complex="bold"/>
    </style:style>
    <style:style style:name="P193" style:family="paragraph" style:parent-style-name="List_20_Paragraph" style:list-style-name="L1">
      <style:paragraph-properties fo:text-align="justify" style:justify-single-word="false"/>
      <style:text-properties fo:color="#007826" fo:font-size="11pt" fo:font-weight="bold" officeooo:rsid="01adba20" officeooo:paragraph-rsid="0592b9d3" style:font-size-asian="9.60000038146973pt" style:font-weight-asian="bold" style:font-size-complex="11pt" style:font-weight-complex="bold"/>
    </style:style>
    <style:style style:name="P194" style:family="paragraph" style:parent-style-name="List_20_Paragraph" style:list-style-name="L1">
      <style:paragraph-properties fo:text-align="justify" style:justify-single-word="false"/>
      <style:text-properties fo:color="#007826" fo:font-size="11pt" fo:font-weight="bold" officeooo:rsid="01af4bb9" officeooo:paragraph-rsid="05897a83" style:font-size-asian="9.60000038146973pt" style:font-weight-asian="bold" style:font-size-complex="11pt" style:font-weight-complex="bold"/>
    </style:style>
    <style:style style:name="P195" style:family="paragraph" style:parent-style-name="List_20_Paragraph" style:list-style-name="L1">
      <style:paragraph-properties fo:text-align="justify" style:justify-single-word="false"/>
      <style:text-properties fo:color="#007826" fo:font-size="11pt" fo:font-weight="bold" officeooo:rsid="01b4550f" officeooo:paragraph-rsid="05897a83" style:font-size-asian="9.60000038146973pt" style:font-weight-asian="bold" style:font-size-complex="11pt" style:font-weight-complex="bold"/>
    </style:style>
    <style:style style:name="P196" style:family="paragraph" style:parent-style-name="List_20_Paragraph" style:list-style-name="L1">
      <style:paragraph-properties fo:text-align="justify" style:justify-single-word="false"/>
      <style:text-properties fo:color="#007826" fo:font-size="11pt" fo:font-weight="bold" officeooo:rsid="01b9ac51" officeooo:paragraph-rsid="05897a83" style:font-size-asian="9.60000038146973pt" style:font-weight-asian="bold" style:font-size-complex="11pt" style:font-weight-complex="bold"/>
    </style:style>
    <style:style style:name="P197" style:family="paragraph" style:parent-style-name="List_20_Paragraph" style:list-style-name="L1">
      <style:paragraph-properties fo:text-align="justify" style:justify-single-word="false"/>
      <style:text-properties fo:color="#007826" fo:font-size="11pt" fo:font-weight="bold" officeooo:rsid="041b0afc" officeooo:paragraph-rsid="05897a83" style:font-size-asian="9.60000038146973pt" style:font-weight-asian="bold" style:font-size-complex="11pt" style:font-weight-complex="bold"/>
    </style:style>
    <style:style style:name="P198" style:family="paragraph" style:parent-style-name="List_20_Paragraph" style:list-style-name="L1">
      <style:paragraph-properties fo:text-align="justify" style:justify-single-word="false"/>
      <style:text-properties fo:color="#007826" fo:font-size="11pt" fo:font-weight="bold" officeooo:rsid="019aa1cc" officeooo:paragraph-rsid="05ba1e98" style:font-size-asian="9.60000038146973pt" style:font-weight-asian="bold" style:font-size-complex="11pt" style:font-weight-complex="bold"/>
    </style:style>
    <style:style style:name="P199" style:family="paragraph" style:parent-style-name="List_20_Paragraph" style:list-style-name="L1">
      <style:paragraph-properties fo:text-align="justify" style:justify-single-word="false"/>
      <style:text-properties fo:color="#007826" fo:font-size="11pt" fo:font-weight="bold" officeooo:rsid="01fc5c0a" officeooo:paragraph-rsid="05ba1e98" style:font-size-asian="9.60000038146973pt" style:font-weight-asian="bold" style:font-size-complex="11pt" style:font-weight-complex="bold"/>
    </style:style>
    <style:style style:name="P200" style:family="paragraph" style:parent-style-name="List_20_Paragraph" style:list-style-name="L1">
      <style:paragraph-properties fo:text-align="justify" style:justify-single-word="false"/>
      <style:text-properties fo:color="#007826" fo:font-size="11pt" fo:font-weight="normal" officeooo:rsid="02012fb4" officeooo:paragraph-rsid="05897a83" style:font-name-asian="Times New Roman" style:font-size-asian="9.60000038146973pt" style:font-weight-asian="normal" style:font-name-complex="Calibri2" style:font-size-complex="11pt" style:font-weight-complex="normal"/>
    </style:style>
    <style:style style:name="P201" style:family="paragraph" style:parent-style-name="List_20_Paragraph" style:list-style-name="L1">
      <style:paragraph-properties fo:text-align="justify" style:justify-single-word="false"/>
      <style:text-properties fo:color="#007826"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202" style:family="paragraph" style:parent-style-name="List_20_Paragraph" style:list-style-name="L1">
      <style:paragraph-properties fo:text-align="justify" style:justify-single-word="false"/>
      <style:text-properties fo:color="#007826" fo:font-size="11pt" fo:font-weight="normal" officeooo:rsid="0152f134" officeooo:paragraph-rsid="05ba1e98" style:font-name-asian="Times New Roman" style:font-size-asian="9.60000038146973pt" style:font-weight-asian="normal" style:font-name-complex="Calibri2" style:font-size-complex="11pt" style:font-weight-complex="normal"/>
    </style:style>
    <style:style style:name="P203" style:family="paragraph" style:parent-style-name="List_20_Paragraph" style:list-style-name="L1">
      <style:paragraph-properties fo:text-align="justify" style:justify-single-word="false"/>
      <style:text-properties fo:color="#007826" fo:font-size="11pt" fo:font-weight="normal" officeooo:rsid="043c1c88" officeooo:paragraph-rsid="05897a83" style:font-size-asian="9.60000038146973pt" style:font-weight-asian="normal" style:font-size-complex="11pt" style:font-weight-complex="normal"/>
    </style:style>
    <style:style style:name="P204" style:family="paragraph" style:parent-style-name="List_20_Paragraph" style:list-style-name="L1">
      <style:paragraph-properties fo:text-align="justify" style:justify-single-word="false"/>
      <style:text-properties fo:color="#007826" fo:font-size="11pt" fo:font-weight="normal" officeooo:rsid="0423642d" officeooo:paragraph-rsid="05897a83" style:font-size-asian="9.60000038146973pt" style:font-weight-asian="normal" style:font-size-complex="11pt" style:font-weight-complex="normal"/>
    </style:style>
    <style:style style:name="P205" style:family="paragraph" style:parent-style-name="List_20_Paragraph" style:list-style-name="L1">
      <style:paragraph-properties fo:text-align="justify" style:justify-single-word="false"/>
      <style:text-properties fo:color="#007826" fo:font-size="11pt" fo:font-weight="normal" officeooo:rsid="0423adb1" officeooo:paragraph-rsid="05897a83" style:font-size-asian="9.60000038146973pt" style:font-weight-asian="normal" style:font-size-complex="11pt" style:font-weight-complex="normal"/>
    </style:style>
    <style:style style:name="P206" style:family="paragraph" style:parent-style-name="List_20_Paragraph" style:list-style-name="L1">
      <style:paragraph-properties fo:text-align="justify" style:justify-single-word="false"/>
      <style:text-properties fo:color="#007826" fo:font-weight="bold" officeooo:rsid="02238310" officeooo:paragraph-rsid="05897a83" style:font-weight-asian="bold" style:font-weight-complex="bold"/>
    </style:style>
    <style:style style:name="P207" style:family="paragraph" style:parent-style-name="List_20_Paragraph" style:list-style-name="L1">
      <style:paragraph-properties fo:text-align="justify" style:justify-single-word="false"/>
      <style:text-properties fo:color="#007826" fo:font-weight="bold" officeooo:rsid="0365244d" officeooo:paragraph-rsid="05897a83" style:font-weight-asian="bold" style:font-weight-complex="bold"/>
    </style:style>
    <style:style style:name="P208" style:family="paragraph" style:parent-style-name="List_20_Paragraph" style:list-style-name="L1">
      <style:paragraph-properties fo:text-align="justify" style:justify-single-word="false"/>
      <style:text-properties fo:color="#007826" fo:font-weight="bold" officeooo:paragraph-rsid="05897a83" style:font-weight-asian="bold" style:font-weight-complex="bold"/>
    </style:style>
    <style:style style:name="P209" style:family="paragraph" style:parent-style-name="List_20_Paragraph" style:list-style-name="L1">
      <style:paragraph-properties fo:text-align="justify" style:justify-single-word="false"/>
      <style:text-properties fo:color="#007826" fo:font-weight="bold" officeooo:rsid="01eede42" officeooo:paragraph-rsid="05897a83" style:font-weight-asian="bold" style:font-weight-complex="bold"/>
    </style:style>
    <style:style style:name="P210" style:family="paragraph" style:parent-style-name="List_20_Paragraph" style:list-style-name="L1">
      <style:paragraph-properties fo:text-align="justify" style:justify-single-word="false"/>
      <style:text-properties fo:color="#007826" fo:font-weight="bold" officeooo:rsid="0168c261" officeooo:paragraph-rsid="05897a83" style:font-weight-asian="bold" style:font-weight-complex="bold"/>
    </style:style>
    <style:style style:name="P211" style:family="paragraph" style:parent-style-name="List_20_Paragraph" style:list-style-name="L1">
      <style:paragraph-properties fo:text-align="justify" style:justify-single-word="false"/>
      <style:text-properties fo:color="#007826" fo:font-weight="bold" officeooo:rsid="016b478d" officeooo:paragraph-rsid="05897a83" style:font-weight-asian="bold" style:font-weight-complex="bold"/>
    </style:style>
    <style:style style:name="P212" style:family="paragraph" style:parent-style-name="List_20_Paragraph" style:list-style-name="L1">
      <style:paragraph-properties fo:text-align="justify" style:justify-single-word="false"/>
      <style:text-properties fo:color="#007826" fo:font-weight="bold" officeooo:rsid="016f7f26" officeooo:paragraph-rsid="05897a83" style:font-weight-asian="bold" style:font-weight-complex="bold"/>
    </style:style>
    <style:style style:name="P213" style:family="paragraph" style:parent-style-name="List_20_Paragraph" style:list-style-name="L1">
      <style:paragraph-properties fo:text-align="justify" style:justify-single-word="false"/>
      <style:text-properties fo:color="#007826" fo:font-weight="bold" officeooo:rsid="0171e659" officeooo:paragraph-rsid="05897a83" style:font-weight-asian="bold" style:font-weight-complex="bold"/>
    </style:style>
    <style:style style:name="P214" style:family="paragraph" style:parent-style-name="List_20_Paragraph" style:list-style-name="L1">
      <style:paragraph-properties fo:text-align="justify" style:justify-single-word="false"/>
      <style:text-properties fo:color="#007826" fo:font-weight="bold" officeooo:rsid="056778ac" officeooo:paragraph-rsid="05897a83" style:font-weight-asian="bold" style:font-weight-complex="bold"/>
    </style:style>
    <style:style style:name="P215" style:family="paragraph" style:parent-style-name="List_20_Paragraph" style:list-style-name="L1">
      <style:paragraph-properties fo:text-align="justify" style:justify-single-word="false"/>
      <style:text-properties fo:color="#007826" fo:font-weight="bold" officeooo:rsid="0174c8b2" officeooo:paragraph-rsid="05897a83" style:font-weight-asian="bold" style:font-weight-complex="bold"/>
    </style:style>
    <style:style style:name="P216" style:family="paragraph" style:parent-style-name="List_20_Paragraph" style:list-style-name="L1">
      <style:paragraph-properties fo:text-align="justify" style:justify-single-word="false"/>
      <style:text-properties fo:color="#007826" fo:font-weight="bold" officeooo:rsid="0177f6f6" officeooo:paragraph-rsid="05897a83" style:font-weight-asian="bold" style:font-weight-complex="bold"/>
    </style:style>
    <style:style style:name="P217" style:family="paragraph" style:parent-style-name="List_20_Paragraph" style:list-style-name="L1">
      <style:paragraph-properties fo:text-align="justify" style:justify-single-word="false"/>
      <style:text-properties fo:color="#007826" fo:font-weight="bold" officeooo:rsid="01798609" officeooo:paragraph-rsid="05897a83" style:font-weight-asian="bold" style:font-weight-complex="bold"/>
    </style:style>
    <style:style style:name="P218" style:family="paragraph" style:parent-style-name="List_20_Paragraph" style:list-style-name="L1">
      <style:paragraph-properties fo:text-align="justify" style:justify-single-word="false"/>
      <style:text-properties fo:color="#007826" fo:font-weight="bold" officeooo:rsid="0161250e" officeooo:paragraph-rsid="05ba1e98" style:font-weight-asian="bold" style:font-weight-complex="bold"/>
    </style:style>
    <style:style style:name="P219" style:family="paragraph" style:parent-style-name="List_20_Paragraph" style:list-style-name="L1">
      <style:paragraph-properties fo:text-align="justify" style:justify-single-word="false"/>
      <style:text-properties fo:color="#007826" fo:font-weight="bold" officeooo:rsid="01db4cb5" officeooo:paragraph-rsid="05ba1e98" style:font-name-asian="Times New Roman" style:font-weight-asian="bold" style:font-name-complex="Calibri2" style:font-weight-complex="bold"/>
    </style:style>
    <style:style style:name="P220" style:family="paragraph" style:parent-style-name="List_20_Paragraph" style:list-style-name="L1">
      <style:paragraph-properties fo:text-align="justify" style:justify-single-word="false"/>
      <style:text-properties fo:color="#007826" fo:font-weight="bold" officeooo:rsid="03432f29" officeooo:paragraph-rsid="05ba1e98" style:font-name-asian="Times New Roman" style:font-weight-asian="bold" style:font-name-complex="Calibri2" style:font-weight-complex="bold"/>
    </style:style>
    <style:style style:name="P221" style:family="paragraph" style:parent-style-name="List_20_Paragraph" style:list-style-name="L1">
      <style:paragraph-properties fo:text-align="justify" style:justify-single-word="false"/>
      <style:text-properties fo:color="#007826" fo:font-weight="bold" officeooo:rsid="050f8966" officeooo:paragraph-rsid="05897a83" style:font-name-asian="Times New Roman" style:font-weight-asian="bold" style:font-name-complex="Calibri2" style:font-weight-complex="bold"/>
    </style:style>
    <style:style style:name="P222" style:family="paragraph" style:parent-style-name="List_20_Paragraph" style:list-style-name="L1">
      <style:paragraph-properties fo:text-align="justify" style:justify-single-word="false"/>
      <style:text-properties fo:color="#007826" officeooo:paragraph-rsid="05897a83"/>
    </style:style>
    <style:style style:name="P223" style:family="paragraph" style:parent-style-name="List_20_Paragraph" style:list-style-name="L1">
      <style:paragraph-properties fo:text-align="justify" style:justify-single-word="false"/>
      <style:text-properties fo:color="#007826" style:font-name="Courier 10 Pitch" fo:font-size="11pt" fo:font-weight="normal" officeooo:rsid="0428b3a2" officeooo:paragraph-rsid="05897a83" style:font-size-asian="9.60000038146973pt" style:font-weight-asian="normal" style:font-size-complex="11pt" style:font-weight-complex="normal"/>
    </style:style>
    <style:style style:name="P224" style:family="paragraph" style:parent-style-name="List_20_Paragraph" style:list-style-name="L1">
      <style:paragraph-properties fo:text-align="justify" style:justify-single-word="false"/>
      <style:text-properties fo:color="#007826" style:font-name="Courier 10 Pitch" fo:font-size="11pt" fo:font-weight="normal" officeooo:rsid="0423adb1" officeooo:paragraph-rsid="05897a83" style:font-size-asian="9.60000038146973pt" style:font-weight-asian="normal" style:font-size-complex="11pt" style:font-weight-complex="normal"/>
    </style:style>
    <style:style style:name="P225" style:family="paragraph" style:parent-style-name="List_20_Paragraph" style:list-style-name="L1">
      <style:paragraph-properties fo:text-align="justify" style:justify-single-word="false"/>
      <style:text-properties fo:color="#007826" style:font-name="Courier 10 Pitch" fo:font-size="11pt" fo:font-weight="normal" officeooo:rsid="042cb64b" officeooo:paragraph-rsid="05897a83" style:font-size-asian="9.60000038146973pt" style:font-weight-asian="normal" style:font-size-complex="11pt" style:font-weight-complex="normal"/>
    </style:style>
    <style:style style:name="P226" style:family="paragraph" style:parent-style-name="List_20_Paragraph" style:list-style-name="L1">
      <style:paragraph-properties fo:text-align="justify" style:justify-single-word="false"/>
      <style:text-properties fo:color="#007826" fo:font-weight="normal" officeooo:rsid="04b9c78c" officeooo:paragraph-rsid="05977f6f" style:font-weight-asian="normal" style:font-weight-complex="normal"/>
    </style:style>
    <style:style style:name="P227" style:family="paragraph" style:parent-style-name="List_20_Paragraph" style:list-style-name="L1">
      <style:paragraph-properties fo:text-align="justify" style:justify-single-word="false"/>
      <style:text-properties fo:color="#007826" fo:font-weight="normal" officeooo:rsid="048de736" officeooo:paragraph-rsid="05897a83" style:font-name-asian="Times New Roman" style:font-weight-asian="normal" style:font-name-complex="Calibri2" style:font-weight-complex="normal"/>
    </style:style>
    <style:style style:name="P228" style:family="paragraph" style:parent-style-name="List_20_Paragraph" style:list-style-name="L1">
      <style:paragraph-properties fo:text-align="justify" style:justify-single-word="false"/>
      <style:text-properties fo:color="#007826" fo:font-weight="normal" officeooo:rsid="04912325" officeooo:paragraph-rsid="05897a83" style:font-name-asian="Times New Roman" style:font-weight-asian="normal" style:font-name-complex="Calibri2" style:font-weight-complex="normal"/>
    </style:style>
    <style:style style:name="P229" style:family="paragraph" style:parent-style-name="List_20_Paragraph" style:list-style-name="L1">
      <style:paragraph-properties fo:text-align="justify" style:justify-single-word="false"/>
      <style:text-properties fo:color="#007826" officeooo:rsid="0145d31b" officeooo:paragraph-rsid="05c58e0e"/>
    </style:style>
    <style:style style:name="P230" style:family="paragraph" style:parent-style-name="List_20_Paragraph" style:list-style-name="L1">
      <style:paragraph-properties fo:text-align="justify" style:justify-single-word="false"/>
      <style:text-properties fo:color="#007826" officeooo:rsid="002a2bbf" officeooo:paragraph-rsid="05897a83"/>
    </style:style>
    <style:style style:name="P231" style:family="paragraph" style:parent-style-name="List_20_Paragraph" style:list-style-name="L1">
      <style:paragraph-properties fo:text-align="justify" style:justify-single-word="false"/>
      <style:text-properties fo:color="#007826" officeooo:rsid="01d9029c" officeooo:paragraph-rsid="05897a83"/>
    </style:style>
    <style:style style:name="P232" style:family="paragraph" style:parent-style-name="List_20_Paragraph" style:list-style-name="L1">
      <style:paragraph-properties fo:text-align="justify" style:justify-single-word="false"/>
      <style:text-properties officeooo:rsid="002a2bbf" officeooo:paragraph-rsid="05897a83"/>
    </style:style>
    <style:style style:name="P233" style:family="paragraph" style:parent-style-name="List_20_Paragraph" style:list-style-name="L1">
      <style:paragraph-properties fo:text-align="justify" style:justify-single-word="false"/>
      <style:text-properties officeooo:rsid="0023733c" officeooo:paragraph-rsid="05897a83"/>
    </style:style>
    <style:style style:name="P234" style:family="paragraph" style:parent-style-name="List_20_Paragraph" style:list-style-name="L1">
      <style:paragraph-properties fo:text-align="justify" style:justify-single-word="false"/>
      <style:text-properties officeooo:rsid="002dece7" officeooo:paragraph-rsid="05897a83"/>
    </style:style>
    <style:style style:name="P235" style:family="paragraph" style:parent-style-name="List_20_Paragraph" style:list-style-name="L1">
      <style:paragraph-properties fo:text-align="justify" style:justify-single-word="false"/>
      <style:text-properties officeooo:rsid="0261121e" officeooo:paragraph-rsid="05897a83"/>
    </style:style>
    <style:style style:name="P236" style:family="paragraph" style:parent-style-name="List_20_Paragraph" style:list-style-name="L1">
      <style:paragraph-properties fo:text-align="justify" style:justify-single-word="false"/>
      <style:text-properties officeooo:rsid="0409e99c" officeooo:paragraph-rsid="05897a83"/>
    </style:style>
    <style:style style:name="P237" style:family="paragraph" style:parent-style-name="List_20_Paragraph" style:list-style-name="L1">
      <style:paragraph-properties fo:text-align="justify" style:justify-single-word="false"/>
      <style:text-properties fo:color="#000000" fo:font-size="11pt" fo:font-weight="bold" officeooo:rsid="0272d7f9" officeooo:paragraph-rsid="05897a83" style:font-name-asian="Times New Roman" style:font-size-asian="9.60000038146973pt" style:font-weight-asian="bold" style:font-name-complex="Calibri2" style:font-size-complex="11pt" style:font-weight-complex="bold"/>
    </style:style>
    <style:style style:name="P238" style:family="paragraph" style:parent-style-name="List_20_Paragraph" style:list-style-name="L1">
      <style:paragraph-properties fo:text-align="justify" style:justify-single-word="false"/>
      <style:text-properties fo:color="#000000" fo:font-size="11pt" fo:font-weight="bold" officeooo:rsid="02732e10" officeooo:paragraph-rsid="05897a83" style:font-name-asian="Times New Roman" style:font-size-asian="9.60000038146973pt" style:font-weight-asian="bold" style:font-name-complex="Calibri2" style:font-size-complex="11pt" style:font-weight-complex="bold"/>
    </style:style>
    <style:style style:name="P239"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240" style:family="paragraph" style:parent-style-name="List_20_Paragraph" style:list-style-name="L1">
      <style:paragraph-properties fo:text-align="justify" style:justify-single-word="false"/>
      <style:text-properties fo:color="#000000" fo:font-size="11pt" fo:font-weight="normal" officeooo:rsid="0272d7f9" officeooo:paragraph-rsid="05897a83" style:font-name-asian="Times New Roman" style:font-size-asian="9.60000038146973pt" style:font-weight-asian="normal" style:font-name-complex="Calibri2" style:font-size-complex="11pt" style:font-weight-complex="normal"/>
    </style:style>
    <style:style style:name="P241" style:family="paragraph" style:parent-style-name="List_20_Paragraph" style:list-style-name="L1">
      <style:paragraph-properties fo:text-align="justify" style:justify-single-word="false"/>
      <style:text-properties fo:color="#000000" fo:font-size="11pt" fo:font-weight="normal" officeooo:rsid="026b4363" officeooo:paragraph-rsid="05897a83" style:font-name-asian="Times New Roman" style:font-size-asian="9.60000038146973pt" style:font-weight-asian="normal" style:font-name-complex="Calibri2" style:font-size-complex="11pt" style:font-weight-complex="normal"/>
    </style:style>
    <style:style style:name="P242" style:family="paragraph" style:parent-style-name="List_20_Paragraph" style:list-style-name="L1">
      <style:paragraph-properties fo:text-align="justify" style:justify-single-word="false"/>
      <style:text-properties fo:color="#000000" fo:font-size="11pt" fo:font-weight="normal" officeooo:rsid="026d612d" officeooo:paragraph-rsid="05897a83" style:font-name-asian="Times New Roman" style:font-size-asian="9.60000038146973pt" style:font-weight-asian="normal" style:font-name-complex="Calibri2" style:font-size-complex="11pt" style:font-weight-complex="normal"/>
    </style:style>
    <style:style style:name="P243" style:family="paragraph" style:parent-style-name="List_20_Paragraph" style:list-style-name="L1">
      <style:paragraph-properties fo:text-align="justify" style:justify-single-word="false"/>
      <style:text-properties fo:color="#000000" fo:font-size="11pt" fo:font-weight="normal" officeooo:rsid="0477a894" officeooo:paragraph-rsid="05897a83" style:font-name-asian="Times New Roman" style:font-size-asian="9.60000038146973pt" style:font-weight-asian="normal" style:font-name-complex="Calibri2" style:font-size-complex="11pt" style:font-weight-complex="normal"/>
    </style:style>
    <style:style style:name="P244" style:family="paragraph" style:parent-style-name="List_20_Paragraph" style:list-style-name="L1">
      <style:paragraph-properties fo:text-align="justify" style:justify-single-word="false"/>
      <style:text-properties fo:color="#000000" fo:font-weight="normal" officeooo:rsid="0272d7f9" officeooo:paragraph-rsid="05897a83" style:font-weight-asian="normal" style:font-weight-complex="normal"/>
    </style:style>
    <style:style style:name="P245" style:family="paragraph" style:parent-style-name="List_20_Paragraph" style:list-style-name="L1">
      <style:paragraph-properties fo:text-align="justify" style:justify-single-word="false"/>
      <style:text-properties fo:color="#000000" fo:font-weight="normal" officeooo:rsid="0278f6da" officeooo:paragraph-rsid="05897a83" style:font-weight-asian="normal" style:font-weight-complex="normal"/>
    </style:style>
    <style:style style:name="P246" style:family="paragraph" style:parent-style-name="List_20_Paragraph" style:list-style-name="L1">
      <style:paragraph-properties fo:text-align="justify" style:justify-single-word="false"/>
      <style:text-properties fo:color="#000000" fo:font-weight="normal" officeooo:rsid="0278d1b4" officeooo:paragraph-rsid="05897a83" style:font-weight-asian="normal" style:font-weight-complex="normal"/>
    </style:style>
    <style:style style:name="P247" style:family="paragraph" style:parent-style-name="List_20_Paragraph" style:list-style-name="L1">
      <style:paragraph-properties fo:text-align="justify" style:justify-single-word="false"/>
      <style:text-properties fo:color="#000000" fo:font-weight="normal" officeooo:rsid="00c9efbf" officeooo:paragraph-rsid="05897a83" style:font-weight-asian="normal" style:font-weight-complex="normal"/>
    </style:style>
    <style:style style:name="P248" style:family="paragraph" style:parent-style-name="List_20_Paragraph" style:list-style-name="L1">
      <style:paragraph-properties fo:text-align="justify" style:justify-single-word="false"/>
      <style:text-properties fo:color="#000000" fo:font-weight="normal" officeooo:rsid="0376a19e" officeooo:paragraph-rsid="05897a83" style:font-weight-asian="normal" style:font-weight-complex="normal"/>
    </style:style>
    <style:style style:name="P249"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250"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251"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252"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253"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254"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255"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256"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257"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258"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259"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260"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261"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262"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263"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264"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265"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266" style:family="paragraph" style:parent-style-name="List_20_Paragraph" style:list-style-name="L1">
      <style:paragraph-properties fo:text-align="justify" style:justify-single-word="false"/>
      <style:text-properties officeooo:rsid="01fc5c0a" officeooo:paragraph-rsid="05b73eb7"/>
    </style:style>
    <style:style style:name="P267" style:family="paragraph" style:parent-style-name="List_20_Paragraph" style:list-style-name="L1" style:master-page-name="Standard">
      <style:paragraph-properties fo:text-align="justify" style:justify-single-word="false" style:page-number="auto"/>
      <style:text-properties officeooo:rsid="0145d31b" officeooo:paragraph-rsid="05897a83"/>
    </style:style>
    <style:style style:name="P26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5897a83" style:font-name-asian="Times New Roman" style:font-weight-asian="normal" style:font-name-complex="Calibri2" style:font-weight-complex="normal"/>
    </style:style>
    <style:style style:name="P269"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5897a83" style:font-name-asian="Times New Roman" style:font-weight-asian="normal" style:font-name-complex="Calibri2" style:font-weight-complex="normal"/>
    </style:style>
    <style:style style:name="P270"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5897a83" style:font-name-asian="Times New Roman" style:font-weight-asian="normal" style:font-name-complex="Calibri2" style:font-weight-complex="normal"/>
    </style:style>
    <style:style style:name="P271"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5897a83" style:font-name-asian="Times New Roman" style:font-size-asian="9.60000038146973pt" style:font-weight-asian="normal" style:font-name-complex="Calibri2" style:font-size-complex="11pt" style:font-weight-complex="normal"/>
    </style:style>
    <style:style style:name="P27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5897a83" style:font-name-asian="Times New Roman" style:font-size-asian="9.60000038146973pt" style:font-weight-asian="normal" style:font-name-complex="Calibri2" style:font-size-complex="11pt" style:font-weight-complex="normal"/>
    </style:style>
    <style:style style:name="P27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5897a83" style:font-name-asian="Times New Roman" style:font-size-asian="9.60000038146973pt" style:font-weight-asian="normal" style:font-name-complex="Calibri2" style:font-size-complex="11pt" style:font-weight-complex="normal"/>
    </style:style>
    <style:style style:name="P274"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5897a83" style:font-name-asian="Times New Roman" style:font-size-asian="9.60000038146973pt" style:font-weight-asian="normal" style:font-name-complex="Calibri2" style:font-size-complex="11pt" style:font-weight-complex="normal"/>
    </style:style>
    <style:style style:name="P275"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22992d6" officeooo:paragraph-rsid="05897a83" style:font-name-asian="Times New Roman" style:font-size-asian="9.60000038146973pt" style:font-weight-asian="bold" style:font-name-complex="Calibri2" style:font-size-complex="11pt" style:font-weight-complex="bold"/>
    </style:style>
    <style:style style:name="P276"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ec8ba7" officeooo:paragraph-rsid="05897a83" style:font-name-asian="Times New Roman" style:font-size-asian="9.60000038146973pt" style:font-weight-asian="bold" style:font-name-complex="Calibri2" style:font-size-complex="11pt" style:font-weight-complex="bold"/>
    </style:style>
    <style:style style:name="P277"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47389a" officeooo:paragraph-rsid="05897a83" style:font-name-asian="Times New Roman" style:font-size-asian="9.60000038146973pt" style:font-weight-asian="bold" style:font-name-complex="Calibri2" style:font-size-complex="11pt" style:font-weight-complex="bold"/>
    </style:style>
    <style:style style:name="P278" style:family="paragraph" style:parent-style-name="List_20_Paragraph" style:list-style-name="L1">
      <style:paragraph-properties fo:margin-top="0cm" fo:margin-bottom="0.353cm" loext:contextual-spacing="true" fo:text-align="justify" style:justify-single-word="false"/>
      <style:text-properties fo:color="#ff0000" fo:font-weight="bold" officeooo:rsid="01e92c94" officeooo:paragraph-rsid="05897a83" style:font-name-asian="Times New Roman" style:font-weight-asian="bold" style:font-name-complex="Calibri2" style:font-weight-complex="bold"/>
    </style:style>
    <style:style style:name="P279"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5897a83" style:font-name-asian="Times New Roman" style:font-size-asian="9.60000038146973pt" style:font-weight-asian="bold" style:font-name-complex="Calibri2" style:font-size-complex="11pt" style:font-weight-complex="bold"/>
    </style:style>
    <style:style style:name="P280" style:family="paragraph" style:parent-style-name="List_20_Paragraph" style:list-style-name="L1">
      <style:paragraph-properties fo:margin-top="0cm" fo:margin-bottom="0.353cm" loext:contextual-spacing="true" fo:text-align="justify" style:justify-single-word="false"/>
      <style:text-properties fo:color="#007826" fo:font-weight="normal" officeooo:rsid="038b93a1" officeooo:paragraph-rsid="05897a83" style:font-name-asian="Times New Roman" style:font-weight-asian="normal" style:font-name-complex="Calibri2" style:font-weight-complex="normal"/>
    </style:style>
    <style:style style:name="P281"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5897a83" style:font-name-asian="Times New Roman" style:font-weight-asian="normal" style:font-name-complex="Calibri2" style:font-weight-complex="normal"/>
    </style:style>
    <style:style style:name="P282"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5897a83" style:font-name-asian="Times New Roman" style:font-weight-asian="normal" style:font-name-complex="Calibri2" style:font-weight-complex="normal"/>
    </style:style>
    <style:style style:name="P283"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5897a83" style:font-name-asian="Times New Roman" style:font-weight-asian="normal" style:font-name-complex="Calibri2" style:font-weight-complex="normal"/>
    </style:style>
    <style:style style:name="P284"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5897a83" style:font-name-asian="Times New Roman" style:font-weight-asian="normal" style:font-name-complex="Calibri2" style:font-weight-complex="normal"/>
    </style:style>
    <style:style style:name="P285"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5897a83" style:font-name-asian="Times New Roman" style:font-size-asian="9.60000038146973pt" style:font-weight-asian="normal" style:font-name-complex="Calibri2" style:font-size-complex="11pt" style:font-weight-complex="normal"/>
    </style:style>
    <style:style style:name="P286" style:family="paragraph" style:parent-style-name="List_20_Paragraph" style:list-style-name="L1">
      <style:paragraph-properties fo:margin-top="0cm" fo:margin-bottom="0.353cm" loext:contextual-spacing="true" fo:text-align="justify" style:justify-single-word="false"/>
      <style:text-properties officeooo:paragraph-rsid="05897a83"/>
    </style:style>
    <style:style style:name="T1" style:family="text">
      <style:text-properties fo:color="#ff0000"/>
    </style:style>
    <style:style style:name="T2" style:family="text">
      <style:text-properties fo:color="#ff0000" fo:font-weight="normal" style:font-weight-asian="normal" style:font-weight-complex="normal"/>
    </style:style>
    <style:style style:name="T3" style:family="text">
      <style:text-properties fo:color="#ff0000" fo:font-weight="normal" officeooo:rsid="00349fbf" style:font-weight-asian="normal" style:font-weight-complex="normal"/>
    </style:style>
    <style:style style:name="T4" style:family="text">
      <style:text-properties fo:color="#ff0000" fo:font-weight="normal" officeooo:rsid="043c67c7" style:font-weight-asian="normal" style:font-weight-complex="normal"/>
    </style:style>
    <style:style style:name="T5" style:family="text">
      <style:text-properties fo:color="#ff0000" fo:font-weight="normal" officeooo:rsid="00b6b133" style:font-weight-asian="normal" style:font-weight-complex="normal"/>
    </style:style>
    <style:style style:name="T6" style:family="text">
      <style:text-properties fo:color="#ff0000" fo:font-weight="normal" officeooo:rsid="00ca4da4" style:font-weight-asian="normal" style:font-weight-complex="normal"/>
    </style:style>
    <style:style style:name="T7" style:family="text">
      <style:text-properties fo:color="#ff0000" fo:font-weight="normal" officeooo:rsid="00ccbfa3" style:font-weight-asian="normal" style:font-weight-complex="normal"/>
    </style:style>
    <style:style style:name="T8" style:family="text">
      <style:text-properties fo:color="#ff0000" fo:font-weight="normal" officeooo:rsid="050a450e" style:font-name-asian="Times New Roman" style:font-weight-asian="normal" style:font-name-complex="Calibri2" style:font-weight-complex="normal"/>
    </style:style>
    <style:style style:name="T9" style:family="text">
      <style:text-properties fo:color="#ff0000" fo:font-weight="normal" officeooo:rsid="050f8966" style:font-name-asian="Times New Roman" style:font-weight-asian="normal" style:font-name-complex="Calibri2" style:font-weight-complex="normal"/>
    </style:style>
    <style:style style:name="T10" style:family="text">
      <style:text-properties fo:color="#ff0000" fo:font-size="11pt" fo:font-weight="normal" officeooo:rsid="01957912" style:font-size-asian="9.60000038146973pt" style:font-weight-asian="normal" style:font-size-complex="11pt" style:font-weight-complex="normal"/>
    </style:style>
    <style:style style:name="T11" style:family="text">
      <style:text-properties fo:color="#ff0000" fo:font-size="11pt" fo:font-weight="normal" officeooo:rsid="01af4bb9" style:font-size-asian="9.60000038146973pt" style:font-weight-asian="normal" style:font-size-complex="11pt" style:font-weight-complex="normal"/>
    </style:style>
    <style:style style:name="T12" style:family="text">
      <style:text-properties fo:color="#ff0000" fo:font-size="11pt" fo:font-weight="normal" officeooo:rsid="0147389a" style:font-size-asian="9.60000038146973pt" style:font-weight-asian="normal" style:font-size-complex="11pt" style:font-weight-complex="normal"/>
    </style:style>
    <style:style style:name="T13" style:family="text">
      <style:text-properties fo:color="#ff0000" fo:font-size="11pt" fo:font-weight="normal" officeooo:rsid="01b6f5d6" style:font-size-asian="9.60000038146973pt" style:font-weight-asian="normal" style:font-size-complex="11pt" style:font-weight-complex="normal"/>
    </style:style>
    <style:style style:name="T14" style:family="text">
      <style:text-properties fo:color="#ff0000" fo:font-size="11pt" fo:font-weight="normal" officeooo:rsid="0189d3c6" style:font-name-asian="Times New Roman" style:font-size-asian="9.60000038146973pt" style:font-weight-asian="normal" style:font-name-complex="Calibri2" style:font-size-complex="11pt" style:font-weight-complex="normal"/>
    </style:style>
    <style:style style:name="T15" style:family="text">
      <style:text-properties fo:color="#ff0000" fo:font-size="11pt" fo:font-weight="bold" style:font-name-asian="Times New Roman" style:font-size-asian="9.60000038146973pt" style:font-weight-asian="bold" style:font-name-complex="Calibri2" style:font-size-complex="11pt" style:font-weight-complex="bold"/>
    </style:style>
    <style:style style:name="T16" style:family="text">
      <style:text-properties fo:color="#ff0000" fo:font-size="11pt" fo:font-weight="bold" officeooo:rsid="01fc5c0a" style:font-name-asian="Times New Roman" style:font-size-asian="9.60000038146973pt" style:font-weight-asian="bold" style:font-name-complex="Calibri2" style:font-size-complex="11pt" style:font-weight-complex="bold"/>
    </style:style>
    <style:style style:name="T17" style:family="text">
      <style:text-properties fo:color="#ff0000" fo:font-size="11pt" fo:font-weight="bold" officeooo:rsid="019f763b" style:font-size-asian="9.60000038146973pt" style:font-weight-asian="bold" style:font-size-complex="11pt" style:font-weight-complex="bold"/>
    </style:style>
    <style:style style:name="T18"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19"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20"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21" style:family="text">
      <style:text-properties fo:color="#ff0000" style:font-name="Calibri1" fo:font-size="11pt" fo:font-weight="bold" officeooo:rsid="01eede42" style:font-size-asian="11pt" style:font-weight-asian="bold" style:font-name-complex="Calibri2" style:font-size-complex="11pt" style:font-weight-complex="bold"/>
    </style:style>
    <style:style style:name="T22" style:family="text">
      <style:text-properties fo:color="#ff0000" style:font-name="Calibri1" fo:font-size="11pt" fo:font-weight="bold" officeooo:rsid="01d2fc02" style:font-size-asian="11pt" style:font-weight-asian="bold" style:font-name-complex="Calibri2" style:font-size-complex="11pt" style:font-weight-complex="bold"/>
    </style:style>
    <style:style style:name="T23" style:family="text">
      <style:text-properties fo:color="#ff0000" style:font-name="Calibri1" fo:font-size="11pt" fo:font-weight="bold" officeooo:rsid="037aff62"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1d51d46"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03e2e33" style:font-size-asian="11pt" style:font-weight-asian="bold" style:font-name-complex="Calibri2" style:font-size-complex="11pt" style:font-weight-complex="bold"/>
    </style:style>
    <style:style style:name="T26" style:family="text">
      <style:text-properties fo:color="#ff0000" style:font-name="Calibri1" fo:font-size="11pt" fo:font-weight="normal" style:font-size-asian="11pt" style:font-weight-asian="normal" style:font-name-complex="Calibri2" style:font-size-complex="11pt" style:font-weight-complex="normal"/>
    </style:style>
    <style:style style:name="T27"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28"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29" style:family="text">
      <style:text-properties fo:color="#ff0000" style:font-name="Calibri1" fo:font-size="11pt" fo:font-weight="normal" officeooo:rsid="01ce3849" style:font-size-asian="11pt" style:font-weight-asian="normal" style:font-name-complex="Calibri2" style:font-size-complex="11pt" style:font-weight-complex="normal"/>
    </style:style>
    <style:style style:name="T30" style:family="text">
      <style:text-properties fo:color="#ff0000" style:font-name="Calibri1" fo:font-size="11pt" fo:font-weight="normal" officeooo:rsid="01d00949" style:font-size-asian="11pt" style:font-weight-asian="normal" style:font-name-complex="Calibri2" style:font-size-complex="11pt" style:font-weight-complex="normal"/>
    </style:style>
    <style:style style:name="T31" style:family="text">
      <style:text-properties fo:color="#ff0000" style:font-name="Calibri1" fo:font-size="11pt" fo:font-weight="normal" officeooo:rsid="01d15e66" style:font-size-asian="11pt" style:font-weight-asian="normal" style:font-name-complex="Calibri2" style:font-size-complex="11pt" style:font-weight-complex="normal"/>
    </style:style>
    <style:style style:name="T32" style:family="text">
      <style:text-properties fo:color="#ff0000" style:font-name="Calibri1" fo:font-size="11pt" fo:font-weight="normal" officeooo:rsid="04dea505" style:font-size-asian="11pt" style:font-weight-asian="normal" style:font-name-complex="Calibri2" style:font-size-complex="11pt" style:font-weight-complex="normal"/>
    </style:style>
    <style:style style:name="T33" style:family="text">
      <style:text-properties fo:color="#ff0000" style:font-name="Calibri1" fo:font-size="11pt" fo:font-weight="normal" officeooo:rsid="01d5e2de" style:font-size-asian="11pt" style:font-weight-asian="normal" style:font-name-complex="Calibri2" style:font-size-complex="11pt" style:font-weight-complex="normal"/>
    </style:style>
    <style:style style:name="T34" style:family="text">
      <style:text-properties fo:color="#ff0000" style:font-name="Calibri1" fo:font-size="11pt" fo:font-weight="normal" officeooo:rsid="03806be3" style:font-size-asian="11pt" style:font-weight-asian="normal" style:font-name-complex="Calibri2" style:font-size-complex="11pt" style:font-weight-complex="normal"/>
    </style:style>
    <style:style style:name="T35" style:family="text">
      <style:text-properties fo:color="#ff0000" style:font-name="Calibri1" fo:font-size="11pt" fo:font-weight="normal" officeooo:rsid="01d7aa9c" style:font-size-asian="11pt" style:font-weight-asian="normal" style:font-name-complex="Calibri2" style:font-size-complex="11pt" style:font-weight-complex="normal"/>
    </style:style>
    <style:style style:name="T36" style:family="text">
      <style:text-properties fo:color="#ff0000" style:font-name="Calibri1" fo:font-size="11pt" fo:font-weight="normal" officeooo:rsid="03811669"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145d31b" style:font-name-asian="Times New Roman" style:font-size-asian="11pt" style:font-weight-asian="normal" style:font-name-complex="Calibri2" style:font-size-complex="11pt" style:font-weight-complex="normal"/>
    </style:style>
    <style:style style:name="T38" style:family="text">
      <style:text-properties fo:color="#ff0000" officeooo:rsid="048de736"/>
    </style:style>
    <style:style style:name="T39" style:family="text">
      <style:text-properties fo:color="#ff0000" officeooo:rsid="04790ef1"/>
    </style:style>
    <style:style style:name="T40" style:family="text">
      <style:text-properties fo:color="#ff0000" officeooo:rsid="0478190c"/>
    </style:style>
    <style:style style:name="T41" style:family="text">
      <style:text-properties fo:color="#ff0000" officeooo:rsid="00718795"/>
    </style:style>
    <style:style style:name="T42" style:family="text">
      <style:text-properties fo:color="#ff0000" officeooo:rsid="0113ab14"/>
    </style:style>
    <style:style style:name="T43" style:family="text">
      <style:text-properties fo:color="#ff0000" officeooo:rsid="02769635"/>
    </style:style>
    <style:style style:name="T44" style:family="text">
      <style:text-properties fo:color="#ff0000" officeooo:rsid="02784701"/>
    </style:style>
    <style:style style:name="T45" style:family="text">
      <style:text-properties fo:color="#ff0000" officeooo:rsid="043c67c7"/>
    </style:style>
    <style:style style:name="T46" style:family="text">
      <style:text-properties fo:color="#ff0000" style:font-name="Courier 10 Pitch" fo:font-weight="bold" officeooo:rsid="00ccdd94" style:font-weight-asian="bold" style:font-weight-complex="bold"/>
    </style:style>
    <style:style style:name="T47" style:family="text">
      <style:text-properties fo:color="#ff0000" style:font-name="Courier 10 Pitch" fo:font-weight="bold" officeooo:rsid="00ccbfa3" style:font-weight-asian="bold" style:font-weight-complex="bold"/>
    </style:style>
    <style:style style:name="T48" style:family="text">
      <style:text-properties fo:color="#ff0000" officeooo:rsid="00ce771a"/>
    </style:style>
    <style:style style:name="T49" style:family="text">
      <style:text-properties fo:color="#ff0000" officeooo:rsid="04759b33"/>
    </style:style>
    <style:style style:name="T50" style:family="text">
      <style:text-properties fo:color="#ff0000" officeooo:rsid="04b63a07"/>
    </style:style>
    <style:style style:name="T51" style:family="text">
      <style:text-properties fo:color="#ff0000" officeooo:rsid="00515624"/>
    </style:style>
    <style:style style:name="T52" style:family="text">
      <style:text-properties fo:color="#ff0000" officeooo:rsid="00503802"/>
    </style:style>
    <style:style style:name="T53" style:family="text">
      <style:text-properties fo:color="#ff0000" officeooo:rsid="00547260"/>
    </style:style>
    <style:style style:name="T54" style:family="text">
      <style:text-properties fo:font-weight="normal" style:font-name-asian="Times New Roman" style:font-weight-asian="normal" style:font-name-complex="Calibri2" style:font-weight-complex="normal"/>
    </style:style>
    <style:style style:name="T55" style:family="text">
      <style:text-properties fo:font-weight="normal" officeooo:rsid="04912325" style:font-name-asian="Times New Roman" style:font-weight-asian="normal" style:font-name-complex="Calibri2" style:font-weight-complex="normal"/>
    </style:style>
    <style:style style:name="T56" style:family="text">
      <style:text-properties fo:font-weight="normal" officeooo:rsid="050a450e" style:font-name-asian="Times New Roman" style:font-weight-asian="normal" style:font-name-complex="Calibri2" style:font-weight-complex="normal"/>
    </style:style>
    <style:style style:name="T57" style:family="text">
      <style:text-properties fo:font-weight="normal" officeooo:rsid="050bca5a" style:font-name-asian="Times New Roman" style:font-weight-asian="normal" style:font-name-complex="Calibri2" style:font-weight-complex="normal"/>
    </style:style>
    <style:style style:name="T58" style:family="text">
      <style:text-properties fo:font-weight="normal" officeooo:rsid="050cfd0f" style:font-name-asian="Times New Roman" style:font-weight-asian="normal" style:font-name-complex="Calibri2" style:font-weight-complex="normal"/>
    </style:style>
    <style:style style:name="T59" style:family="text">
      <style:text-properties fo:font-weight="normal" officeooo:rsid="050f8966" style:font-name-asian="Times New Roman" style:font-weight-asian="normal" style:font-name-complex="Calibri2" style:font-weight-complex="normal"/>
    </style:style>
    <style:style style:name="T60" style:family="text">
      <style:text-properties fo:font-weight="normal" style:font-weight-asian="normal" style:font-weight-complex="normal"/>
    </style:style>
    <style:style style:name="T61" style:family="text">
      <style:text-properties fo:font-weight="normal" officeooo:rsid="032b89ab" style:font-weight-asian="normal" style:font-weight-complex="normal"/>
    </style:style>
    <style:style style:name="T62" style:family="text">
      <style:text-properties fo:font-weight="normal" officeooo:rsid="035e6f1f" style:font-weight-asian="normal" style:font-weight-complex="normal"/>
    </style:style>
    <style:style style:name="T63" style:family="text">
      <style:text-properties fo:font-weight="normal" officeooo:rsid="02b33281" style:font-weight-asian="normal" style:font-weight-complex="normal"/>
    </style:style>
    <style:style style:name="T64" style:family="text">
      <style:text-properties fo:font-weight="normal" officeooo:rsid="02b8597f" style:font-weight-asian="normal" style:font-weight-complex="normal"/>
    </style:style>
    <style:style style:name="T65" style:family="text">
      <style:text-properties fo:font-weight="normal" officeooo:rsid="02c6cc37" style:font-weight-asian="normal" style:font-weight-complex="normal"/>
    </style:style>
    <style:style style:name="T66" style:family="text">
      <style:text-properties fo:font-weight="normal" officeooo:rsid="02a8ce8b" style:font-weight-asian="normal" style:font-weight-complex="normal"/>
    </style:style>
    <style:style style:name="T67" style:family="text">
      <style:text-properties fo:font-weight="normal" officeooo:rsid="02a7c6df" style:font-weight-asian="normal" style:font-weight-complex="normal"/>
    </style:style>
    <style:style style:name="T68" style:family="text">
      <style:text-properties fo:font-weight="normal" officeooo:rsid="02ca5e1a" style:font-weight-asian="normal" style:font-weight-complex="normal"/>
    </style:style>
    <style:style style:name="T69" style:family="text">
      <style:text-properties fo:font-weight="normal" officeooo:rsid="02cc3add" style:font-weight-asian="normal" style:font-weight-complex="normal"/>
    </style:style>
    <style:style style:name="T70" style:family="text">
      <style:text-properties fo:font-weight="normal" officeooo:rsid="02d1aadb" style:font-weight-asian="normal" style:font-weight-complex="normal"/>
    </style:style>
    <style:style style:name="T71" style:family="text">
      <style:text-properties fo:font-weight="normal" officeooo:rsid="02d2ed79" style:font-weight-asian="normal" style:font-weight-complex="normal"/>
    </style:style>
    <style:style style:name="T72" style:family="text">
      <style:text-properties fo:font-weight="normal" officeooo:rsid="00ca4da4" style:font-weight-asian="normal" style:font-weight-complex="normal"/>
    </style:style>
    <style:style style:name="T73" style:family="text">
      <style:text-properties fo:font-weight="normal" officeooo:rsid="0101fe85" style:font-weight-asian="normal" style:font-weight-complex="normal"/>
    </style:style>
    <style:style style:name="T74" style:family="text">
      <style:text-properties fo:font-weight="normal" officeooo:rsid="00349fbf" style:font-weight-asian="normal" style:font-weight-complex="normal"/>
    </style:style>
    <style:style style:name="T75" style:family="text">
      <style:text-properties fo:font-size="11pt" style:font-size-asian="9.60000038146973pt" style:font-size-complex="11pt"/>
    </style:style>
    <style:style style:name="T76" style:family="text">
      <style:text-properties fo:font-size="11pt" officeooo:rsid="018992b2" style:font-size-asian="9.60000038146973pt" style:font-size-complex="11pt"/>
    </style:style>
    <style:style style:name="T77" style:family="text">
      <style:text-properties fo:font-size="11pt" officeooo:rsid="0187d593" style:font-size-asian="9.60000038146973pt" style:font-size-complex="11pt"/>
    </style:style>
    <style:style style:name="T78" style:family="text">
      <style:text-properties fo:font-size="11pt" officeooo:rsid="044ce6bb" style:font-size-asian="9.60000038146973pt" style:font-size-complex="11pt"/>
    </style:style>
    <style:style style:name="T79" style:family="text">
      <style:text-properties fo:font-size="11pt" officeooo:rsid="04587851" style:font-size-asian="9.60000038146973pt" style:font-size-complex="11pt"/>
    </style:style>
    <style:style style:name="T80" style:family="text">
      <style:text-properties fo:font-size="11pt" officeooo:rsid="0345fd51" style:font-size-asian="9.60000038146973pt" style:font-size-complex="11pt"/>
    </style:style>
    <style:style style:name="T81" style:family="text">
      <style:text-properties fo:font-size="11pt" officeooo:rsid="0189d3c6" style:font-size-asian="9.60000038146973pt" style:font-size-complex="11pt"/>
    </style:style>
    <style:style style:name="T82" style:family="text">
      <style:text-properties fo:font-size="11pt" officeooo:rsid="01b9ac51" style:font-size-asian="9.60000038146973pt" style:font-size-complex="11pt"/>
    </style:style>
    <style:style style:name="T83" style:family="text">
      <style:text-properties fo:font-size="11pt" fo:font-weight="normal" officeooo:rsid="03d432b7" style:font-size-asian="9.60000038146973pt" style:font-weight-asian="normal" style:font-size-complex="11pt" style:font-weight-complex="normal"/>
    </style:style>
    <style:style style:name="T84" style:family="text">
      <style:text-properties fo:font-size="11pt" style:font-name-asian="Times New Roman" style:font-size-asian="9.60000038146973pt" style:font-name-complex="Calibri2" style:font-size-complex="11pt"/>
    </style:style>
    <style:style style:name="T85" style:family="text">
      <style:text-properties fo:font-size="11pt" officeooo:rsid="03e83fbb" style:font-name-asian="Times New Roman" style:font-size-asian="9.60000038146973pt" style:font-name-complex="Calibri2" style:font-size-complex="11pt"/>
    </style:style>
    <style:style style:name="T86" style:family="text">
      <style:text-properties fo:font-size="11pt" fo:font-weight="bold" officeooo:rsid="011c3c48" style:font-size-asian="9.60000038146973pt" style:font-weight-asian="bold" style:font-size-complex="11pt" style:font-weight-complex="bold"/>
    </style:style>
    <style:style style:name="T87" style:family="text">
      <style:text-properties fo:font-size="11pt" fo:font-weight="bold" officeooo:rsid="03ac61f6" style:font-size-asian="9.60000038146973pt" style:font-weight-asian="bold" style:font-size-complex="11pt" style:font-weight-complex="bold"/>
    </style:style>
    <style:style style:name="T88" style:family="text">
      <style:text-properties fo:font-size="11pt" fo:font-weight="bold" officeooo:rsid="01290fef" style:font-size-asian="9.60000038146973pt" style:font-weight-asian="bold" style:font-size-complex="11pt" style:font-weight-complex="bold"/>
    </style:style>
    <style:style style:name="T89" style:family="text">
      <style:text-properties fo:font-size="11pt" fo:font-weight="bold" officeooo:rsid="03b64e04" style:font-size-asian="9.60000038146973pt" style:font-weight-asian="bold" style:font-size-complex="11pt" style:font-weight-complex="bold"/>
    </style:style>
    <style:style style:name="T90" style:family="text">
      <style:text-properties fo:font-size="11pt" fo:font-weight="bold" officeooo:rsid="013baf3a" style:font-size-asian="9.60000038146973pt" style:font-weight-asian="bold" style:font-size-complex="11pt" style:font-weight-complex="bold"/>
    </style:style>
    <style:style style:name="T91" style:family="text">
      <style:text-properties fo:font-size="11pt" fo:font-weight="bold" officeooo:rsid="0147389a" style:font-size-asian="9.60000038146973pt" style:font-weight-asian="bold" style:font-size-complex="11pt" style:font-weight-complex="bold"/>
    </style:style>
    <style:style style:name="T92" style:family="text">
      <style:text-properties fo:font-size="11pt" fo:font-weight="bold" officeooo:rsid="03dc8b24" style:font-size-asian="9.60000038146973pt" style:font-weight-asian="bold" style:font-size-complex="11pt" style:font-weight-complex="bold"/>
    </style:style>
    <style:style style:name="T93" style:family="text">
      <style:text-properties fo:font-size="11pt" fo:font-weight="bold" officeooo:rsid="019f763b" style:font-size-asian="9.60000038146973pt" style:font-weight-asian="bold" style:font-size-complex="11pt" style:font-weight-complex="bold"/>
    </style:style>
    <style:style style:name="T94" style:family="text">
      <style:text-properties fo:font-size="11pt" fo:font-weight="bold" officeooo:rsid="01fc5c0a" style:font-name-asian="Times New Roman" style:font-size-asian="9.60000038146973pt" style:font-weight-asian="bold" style:font-name-complex="Calibri2" style:font-size-complex="11pt" style:font-weight-complex="bold"/>
    </style:style>
    <style:style style:name="T95" style:family="text">
      <style:text-properties fo:color="#007826"/>
    </style:style>
    <style:style style:name="T96" style:family="text">
      <style:text-properties fo:color="#007826" style:font-name="Calibri1" fo:font-size="11pt" fo:font-weight="normal" style:font-size-asian="11pt" style:font-weight-asian="normal" style:font-name-complex="Calibri2" style:font-size-complex="11pt" style:font-weight-complex="normal"/>
    </style:style>
    <style:style style:name="T97"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98"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99"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100"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101"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102"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103"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104"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105"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106"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107"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108"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109"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110"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111"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112" style:family="text">
      <style:text-properties fo:color="#007826" style:font-name="Calibri1" fo:font-size="11pt" fo:font-weight="normal" officeooo:rsid="0154f1eb" style:font-size-asian="11pt" style:font-weight-asian="normal" style:font-name-complex="Calibri2" style:font-size-complex="11pt" style:font-weight-complex="normal"/>
    </style:style>
    <style:style style:name="T113" style:family="text">
      <style:text-properties fo:color="#007826" style:font-name="Calibri1" fo:font-size="11pt" fo:font-weight="normal" officeooo:rsid="01a75cec" style:font-size-asian="11pt" style:font-weight-asian="normal" style:font-name-complex="Calibri2" style:font-size-complex="11pt" style:font-weight-complex="normal"/>
    </style:style>
    <style:style style:name="T114" style:family="text">
      <style:text-properties fo:color="#007826" style:font-name="Calibri1" fo:font-size="11pt" fo:font-weight="normal" officeooo:rsid="01c4522c" style:font-size-asian="11pt" style:font-weight-asian="normal" style:font-name-complex="Calibri2" style:font-size-complex="11pt" style:font-weight-complex="normal"/>
    </style:style>
    <style:style style:name="T115" style:family="text">
      <style:text-properties fo:color="#007826" style:font-name="Calibri1" fo:font-size="11pt" fo:font-weight="normal" officeooo:rsid="01c21a4b" style:font-size-asian="11pt" style:font-weight-asian="normal" style:font-name-complex="Calibri2" style:font-size-complex="11pt" style:font-weight-complex="normal"/>
    </style:style>
    <style:style style:name="T116" style:family="text">
      <style:text-properties fo:color="#007826" style:font-name="Calibri1" fo:font-size="11pt" fo:font-weight="normal" officeooo:rsid="01c40b92" style:font-size-asian="11pt" style:font-weight-asian="normal" style:font-name-complex="Calibri2" style:font-size-complex="11pt" style:font-weight-complex="normal"/>
    </style:style>
    <style:style style:name="T117" style:family="text">
      <style:text-properties fo:color="#007826" style:font-name="Calibri1" fo:font-size="11pt" fo:font-weight="normal" officeooo:rsid="04f8b3d6" style:font-size-asian="11pt" style:font-weight-asian="normal" style:font-name-complex="Calibri2" style:font-size-complex="11pt" style:font-weight-complex="normal"/>
    </style:style>
    <style:style style:name="T118" style:family="text">
      <style:text-properties fo:color="#007826" style:font-name="Calibri1" fo:font-size="11pt" fo:font-weight="normal" officeooo:rsid="04f77cbc" style:font-size-asian="11pt" style:font-weight-asian="normal" style:font-name-complex="Calibri2" style:font-size-complex="11pt" style:font-weight-complex="normal"/>
    </style:style>
    <style:style style:name="T119" style:family="text">
      <style:text-properties fo:color="#007826" style:font-name="Calibri1" fo:font-size="11pt" fo:font-weight="normal" officeooo:rsid="01a8ecc6" style:font-size-asian="11pt" style:font-weight-asian="normal" style:font-name-complex="Calibri2" style:font-size-complex="11pt" style:font-weight-complex="normal"/>
    </style:style>
    <style:style style:name="T120" style:family="text">
      <style:text-properties fo:color="#007826" style:font-name="Calibri1" fo:font-size="11pt" fo:font-weight="normal" officeooo:rsid="01aba9cf" style:font-size-asian="11pt" style:font-weight-asian="normal" style:font-name-complex="Calibri2" style:font-size-complex="11pt" style:font-weight-complex="normal"/>
    </style:style>
    <style:style style:name="T121" style:family="text">
      <style:text-properties fo:color="#007826" style:font-name="Calibri1" fo:font-size="11pt" fo:font-weight="normal" officeooo:rsid="01ad178e" style:font-size-asian="11pt" style:font-weight-asian="normal" style:font-name-complex="Calibri2" style:font-size-complex="11pt" style:font-weight-complex="normal"/>
    </style:style>
    <style:style style:name="T122" style:family="text">
      <style:text-properties fo:color="#007826" style:font-name="Calibri1" fo:font-size="11pt" fo:font-weight="normal" officeooo:rsid="01ae4a3e" style:font-size-asian="11pt" style:font-weight-asian="normal" style:font-name-complex="Calibri2" style:font-size-complex="11pt" style:font-weight-complex="normal"/>
    </style:style>
    <style:style style:name="T123" style:family="text">
      <style:text-properties fo:color="#007826" style:font-name="Calibri1" fo:font-size="11pt" fo:font-weight="normal" officeooo:rsid="01b00398" style:font-size-asian="11pt" style:font-weight-asian="normal" style:font-name-complex="Calibri2" style:font-size-complex="11pt" style:font-weight-complex="normal"/>
    </style:style>
    <style:style style:name="T124" style:family="text">
      <style:text-properties fo:color="#007826" style:font-name="Calibri1" fo:font-size="11pt" fo:font-weight="normal" officeooo:rsid="01b0ecb4" style:font-size-asian="11pt" style:font-weight-asian="normal" style:font-name-complex="Calibri2" style:font-size-complex="11pt" style:font-weight-complex="normal"/>
    </style:style>
    <style:style style:name="T125" style:family="text">
      <style:text-properties fo:color="#007826" style:font-name="Calibri1" fo:font-size="11pt" fo:font-weight="normal" officeooo:rsid="01b2da4b" style:font-size-asian="11pt" style:font-weight-asian="normal" style:font-name-complex="Calibri2" style:font-size-complex="11pt" style:font-weight-complex="normal"/>
    </style:style>
    <style:style style:name="T126" style:family="text">
      <style:text-properties fo:color="#007826" style:font-name="Calibri1" fo:font-size="11pt" fo:font-weight="normal" officeooo:rsid="01b3392e" style:font-size-asian="11pt" style:font-weight-asian="normal" style:font-name-complex="Calibri2" style:font-size-complex="11pt" style:font-weight-complex="normal"/>
    </style:style>
    <style:style style:name="T127" style:family="text">
      <style:text-properties fo:color="#007826" style:font-name="Calibri1" fo:font-size="11pt" fo:font-weight="normal" officeooo:rsid="0157d393" style:font-size-asian="11pt" style:font-weight-asian="normal" style:font-name-complex="Calibri2" style:font-size-complex="11pt" style:font-weight-complex="normal"/>
    </style:style>
    <style:style style:name="T128" style:family="text">
      <style:text-properties fo:color="#007826" style:font-name="Calibri1" fo:font-size="11pt" fo:font-weight="normal" officeooo:rsid="01596fab" style:font-size-asian="11pt" style:font-weight-asian="normal" style:font-name-complex="Calibri2" style:font-size-complex="11pt" style:font-weight-complex="normal"/>
    </style:style>
    <style:style style:name="T129" style:family="text">
      <style:text-properties fo:color="#007826" style:font-name="Calibri1" fo:font-size="11pt" fo:font-weight="normal" officeooo:rsid="015aeb65" style:font-size-asian="11pt" style:font-weight-asian="normal" style:font-name-complex="Calibri2" style:font-size-complex="11pt" style:font-weight-complex="normal"/>
    </style:style>
    <style:style style:name="T130" style:family="text">
      <style:text-properties fo:color="#007826" style:font-name="Calibri1" fo:font-size="11pt" fo:font-weight="normal" officeooo:rsid="01528139" style:font-size-asian="11pt" style:font-weight-asian="normal" style:font-name-complex="Calibri2" style:font-size-complex="11pt" style:font-weight-complex="normal"/>
    </style:style>
    <style:style style:name="T131" style:family="text">
      <style:text-properties fo:color="#007826" style:font-name="Calibri1" fo:font-size="11pt" fo:font-weight="normal" officeooo:rsid="015c0bd2" style:font-size-asian="11pt" style:font-weight-asian="normal" style:font-name-complex="Calibri2" style:font-size-complex="11pt" style:font-weight-complex="normal"/>
    </style:style>
    <style:style style:name="T132" style:family="text">
      <style:text-properties fo:color="#007826" style:font-name="Calibri1" fo:font-size="11pt" fo:font-weight="normal" officeooo:rsid="015ced22" style:font-size-asian="11pt" style:font-weight-asian="normal" style:font-name-complex="Calibri2" style:font-size-complex="11pt" style:font-weight-complex="normal"/>
    </style:style>
    <style:style style:name="T133" style:family="text">
      <style:text-properties fo:color="#007826" style:font-name="Calibri1" fo:font-size="11pt" fo:font-weight="normal" officeooo:rsid="016591eb" style:font-size-asian="11pt" style:font-weight-asian="normal" style:font-name-complex="Calibri2" style:font-size-complex="11pt" style:font-weight-complex="normal"/>
    </style:style>
    <style:style style:name="T134" style:family="text">
      <style:text-properties fo:color="#007826" style:font-name="Calibri1" fo:font-size="11pt" fo:font-weight="normal" officeooo:rsid="015f01ad" style:font-size-asian="11pt" style:font-weight-asian="normal" style:font-name-complex="Calibri2" style:font-size-complex="11pt" style:font-weight-complex="normal"/>
    </style:style>
    <style:style style:name="T135" style:family="text">
      <style:text-properties fo:color="#007826" style:font-name="Calibri1" fo:font-size="11pt" fo:font-weight="normal" officeooo:rsid="01604590" style:font-size-asian="11pt" style:font-weight-asian="normal" style:font-name-complex="Calibri2" style:font-size-complex="11pt" style:font-weight-complex="normal"/>
    </style:style>
    <style:style style:name="T136" style:family="text">
      <style:text-properties fo:color="#007826" style:font-name="Calibri1" fo:font-size="11pt" fo:font-weight="normal" officeooo:rsid="016158d1" style:font-size-asian="11pt" style:font-weight-asian="normal" style:font-name-complex="Calibri2" style:font-size-complex="11pt" style:font-weight-complex="normal"/>
    </style:style>
    <style:style style:name="T137" style:family="text">
      <style:text-properties fo:color="#007826" style:font-name="Calibri1" fo:font-size="11pt" fo:font-weight="normal" officeooo:rsid="01616771" style:font-size-asian="11pt" style:font-weight-asian="normal" style:font-name-complex="Calibri2" style:font-size-complex="11pt" style:font-weight-complex="normal"/>
    </style:style>
    <style:style style:name="T138" style:family="text">
      <style:text-properties fo:color="#007826" style:font-name="Calibri1" fo:font-size="11pt" fo:font-weight="normal" officeooo:rsid="016343bd"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1672d45"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167b0b5"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16b36fb"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1694106"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16aa099" style:font-size-asian="11pt" style:font-weight-asian="normal" style:font-name-complex="Calibri2" style:font-size-complex="11pt" style:font-weight-complex="normal"/>
    </style:style>
    <style:style style:name="T144" style:family="text">
      <style:text-properties fo:color="#007826" style:font-name="Calibri1" fo:font-size="11pt" fo:font-weight="normal" officeooo:rsid="016bc98f" style:font-size-asian="11pt" style:font-weight-asian="normal" style:font-name-complex="Calibri2" style:font-size-complex="11pt" style:font-weight-complex="normal"/>
    </style:style>
    <style:style style:name="T145" style:family="text">
      <style:text-properties fo:color="#007826" style:font-name="Calibri1" fo:font-size="11pt" fo:font-weight="normal" officeooo:rsid="016cb423" style:font-size-asian="11pt" style:font-weight-asian="normal" style:font-name-complex="Calibri2" style:font-size-complex="11pt" style:font-weight-complex="normal"/>
    </style:style>
    <style:style style:name="T146" style:family="text">
      <style:text-properties fo:color="#007826" style:font-name="Calibri1" fo:font-size="11pt" fo:font-weight="normal" officeooo:rsid="0176f3fd" style:font-size-asian="11pt" style:font-weight-asian="normal" style:font-name-complex="Calibri2" style:font-size-complex="11pt" style:font-weight-complex="normal"/>
    </style:style>
    <style:style style:name="T147" style:family="text">
      <style:text-properties fo:color="#007826" style:font-name="Calibri1" fo:font-size="11pt" fo:font-weight="normal" officeooo:rsid="0177f5ba" style:font-size-asian="11pt" style:font-weight-asian="normal" style:font-name-complex="Calibri2" style:font-size-complex="11pt" style:font-weight-complex="normal"/>
    </style:style>
    <style:style style:name="T148" style:family="text">
      <style:text-properties fo:color="#007826" style:font-name="Calibri1" fo:font-size="11pt" fo:font-weight="normal" officeooo:rsid="0179b996" style:font-size-asian="11pt" style:font-weight-asian="normal" style:font-name-complex="Calibri2" style:font-size-complex="11pt" style:font-weight-complex="normal"/>
    </style:style>
    <style:style style:name="T149" style:family="text">
      <style:text-properties fo:color="#007826" style:font-name="Calibri1" fo:font-size="11pt" fo:font-weight="normal" officeooo:rsid="017a175e" style:font-size-asian="11pt" style:font-weight-asian="normal" style:font-name-complex="Calibri2" style:font-size-complex="11pt" style:font-weight-complex="normal"/>
    </style:style>
    <style:style style:name="T150" style:family="text">
      <style:text-properties fo:color="#007826" style:font-name="Calibri1" fo:font-size="11pt" fo:font-weight="normal" officeooo:rsid="017fbef7" style:font-size-asian="11pt" style:font-weight-asian="normal" style:font-name-complex="Calibri2" style:font-size-complex="11pt" style:font-weight-complex="normal"/>
    </style:style>
    <style:style style:name="T151" style:family="text">
      <style:text-properties fo:color="#007826" style:font-name="Calibri1" fo:font-size="11pt" fo:font-weight="normal" officeooo:rsid="0163c8ba" style:font-size-asian="11pt" style:font-weight-asian="normal" style:font-name-complex="Calibri2" style:font-size-complex="11pt" style:font-weight-complex="normal"/>
    </style:style>
    <style:style style:name="T152" style:family="text">
      <style:text-properties fo:color="#007826" style:font-name="Calibri1" fo:font-size="11pt" fo:font-weight="normal" officeooo:rsid="017bbe1d" style:font-size-asian="11pt" style:font-weight-asian="normal" style:font-name-complex="Calibri2" style:font-size-complex="11pt" style:font-weight-complex="normal"/>
    </style:style>
    <style:style style:name="T153" style:family="text">
      <style:text-properties fo:color="#007826" style:font-name="Calibri1" fo:font-size="11pt" fo:font-weight="normal" officeooo:rsid="014dcb64" style:font-size-asian="11pt" style:font-weight-asian="normal" style:font-name-complex="Calibri2" style:font-size-complex="11pt" style:font-weight-complex="normal"/>
    </style:style>
    <style:style style:name="T154" style:family="text">
      <style:text-properties fo:color="#007826" style:font-name="Calibri1" fo:font-size="11pt" fo:font-weight="normal" officeooo:rsid="01481b4d" style:font-size-asian="11pt" style:font-weight-asian="normal" style:font-name-complex="Calibri2" style:font-size-complex="11pt" style:font-weight-complex="normal"/>
    </style:style>
    <style:style style:name="T155" style:family="text">
      <style:text-properties fo:color="#007826" style:font-name="Calibri1" fo:font-size="11pt" fo:font-weight="normal" officeooo:rsid="0149742b" style:font-size-asian="11pt" style:font-weight-asian="normal" style:font-name-complex="Calibri2" style:font-size-complex="11pt" style:font-weight-complex="normal"/>
    </style:style>
    <style:style style:name="T156" style:family="text">
      <style:text-properties fo:color="#007826" style:font-name="Calibri1" fo:font-size="11pt" fo:font-weight="normal" officeooo:rsid="014abad9" style:font-size-asian="11pt" style:font-weight-asian="normal" style:font-name-complex="Calibri2" style:font-size-complex="11pt" style:font-weight-complex="normal"/>
    </style:style>
    <style:style style:name="T157" style:family="text">
      <style:text-properties fo:color="#007826" style:font-name="Calibri1" fo:font-size="11pt" fo:font-weight="normal" officeooo:rsid="01474cac" style:font-size-asian="11pt" style:font-weight-asian="normal" style:font-name-complex="Calibri2" style:font-size-complex="11pt" style:font-weight-complex="normal"/>
    </style:style>
    <style:style style:name="T158" style:family="text">
      <style:text-properties fo:color="#007826" style:font-name="Calibri1" fo:font-size="11pt" fo:font-weight="normal" officeooo:rsid="0518e3f7" style:font-size-asian="11pt" style:font-weight-asian="normal" style:font-name-complex="Calibri2" style:font-size-complex="11pt" style:font-weight-complex="normal"/>
    </style:style>
    <style:style style:name="T159" style:family="text">
      <style:text-properties fo:color="#007826" style:font-name="Calibri1" fo:font-size="11pt" fo:font-weight="normal" officeooo:rsid="01ce3849" style:font-size-asian="11pt" style:font-weight-asian="normal" style:font-name-complex="Calibri2" style:font-size-complex="11pt" style:font-weight-complex="normal"/>
    </style:style>
    <style:style style:name="T160" style:family="text">
      <style:text-properties fo:color="#007826" style:font-name="Calibri1" fo:font-size="11pt" fo:font-weight="normal" officeooo:rsid="01d00949" style:font-size-asian="11pt" style:font-weight-asian="normal" style:font-name-complex="Calibri2" style:font-size-complex="11pt" style:font-weight-complex="normal"/>
    </style:style>
    <style:style style:name="T161" style:family="text">
      <style:text-properties fo:color="#007826" style:font-name="Calibri1" fo:font-size="11pt" fo:font-weight="normal" officeooo:rsid="01d15e66" style:font-size-asian="11pt" style:font-weight-asian="normal" style:font-name-complex="Calibri2" style:font-size-complex="11pt" style:font-weight-complex="normal"/>
    </style:style>
    <style:style style:name="T162" style:family="text">
      <style:text-properties fo:color="#007826" style:font-name="Calibri1" fo:font-size="11pt" fo:font-weight="normal" officeooo:rsid="01d7aa9c" style:font-size-asian="11pt" style:font-weight-asian="normal" style:font-name-complex="Calibri2" style:font-size-complex="11pt" style:font-weight-complex="normal"/>
    </style:style>
    <style:style style:name="T163" style:family="text">
      <style:text-properties fo:color="#007826" style:font-name="Calibri1" fo:font-size="11pt" fo:font-weight="normal" officeooo:rsid="03811669" style:font-size-asian="11pt" style:font-weight-asian="normal" style:font-name-complex="Calibri2" style:font-size-complex="11pt" style:font-weight-complex="normal"/>
    </style:style>
    <style:style style:name="T164" style:family="text">
      <style:text-properties fo:color="#007826" style:font-name="Calibri1" fo:font-size="11pt" fo:font-weight="normal" officeooo:rsid="04dea505" style:font-size-asian="11pt" style:font-weight-asian="normal" style:font-name-complex="Calibri2" style:font-size-complex="11pt" style:font-weight-complex="normal"/>
    </style:style>
    <style:style style:name="T165" style:family="text">
      <style:text-properties fo:color="#007826" style:font-name="Calibri1" fo:font-size="11pt" fo:font-weight="bold" officeooo:rsid="01eede42" style:font-size-asian="11pt" style:font-weight-asian="bold" style:font-name-complex="Calibri2" style:font-size-complex="11pt" style:font-weight-complex="bold"/>
    </style:style>
    <style:style style:name="T166"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167"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168"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169"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170"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171"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172"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173"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174"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175"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176"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177"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178"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179" style:family="text">
      <style:text-properties fo:color="#007826" style:font-name="Calibri1" fo:font-size="11pt" fo:font-weight="bold" officeooo:rsid="049925d7" style:font-size-asian="11pt" style:font-weight-asian="bold" style:font-name-complex="Calibri2" style:font-size-complex="11pt" style:font-weight-complex="bold"/>
    </style:style>
    <style:style style:name="T180" style:family="text">
      <style:text-properties fo:color="#007826" style:font-name="Calibri1" fo:font-size="11pt" fo:font-weight="bold" officeooo:rsid="01a75cec" style:font-size-asian="11pt" style:font-weight-asian="bold" style:font-name-complex="Calibri2" style:font-size-complex="11pt" style:font-weight-complex="bold"/>
    </style:style>
    <style:style style:name="T181" style:family="text">
      <style:text-properties fo:color="#007826" style:font-name="Calibri1" fo:font-size="11pt" fo:font-weight="bold" officeooo:rsid="04f461d7" style:font-size-asian="11pt" style:font-weight-asian="bold" style:font-name-complex="Calibri2" style:font-size-complex="11pt" style:font-weight-complex="bold"/>
    </style:style>
    <style:style style:name="T182" style:family="text">
      <style:text-properties fo:color="#007826" style:font-name="Calibri1" fo:font-size="11pt" fo:font-weight="bold" officeooo:rsid="050ab8b2" style:font-size-asian="11pt" style:font-weight-asian="bold" style:font-name-complex="Calibri2" style:font-size-complex="11pt" style:font-weight-complex="bold"/>
    </style:style>
    <style:style style:name="T183" style:family="text">
      <style:text-properties fo:color="#007826" style:font-name="Calibri1" fo:font-size="11pt" fo:font-weight="bold" officeooo:rsid="050979d2" style:font-size-asian="11pt" style:font-weight-asian="bold" style:font-name-complex="Calibri2" style:font-size-complex="11pt" style:font-weight-complex="bold"/>
    </style:style>
    <style:style style:name="T184" style:family="text">
      <style:text-properties fo:color="#007826" style:font-name="Calibri1" fo:font-size="11pt" fo:font-weight="bold" officeooo:rsid="050685c2" style:font-size-asian="11pt" style:font-weight-asian="bold" style:font-name-complex="Calibri2" style:font-size-complex="11pt" style:font-weight-complex="bold"/>
    </style:style>
    <style:style style:name="T185" style:family="text">
      <style:text-properties fo:color="#007826" style:font-name="Calibri1" fo:font-size="11pt" fo:font-weight="bold" officeooo:rsid="05059149" style:font-size-asian="11pt" style:font-weight-asian="bold" style:font-name-complex="Calibri2" style:font-size-complex="11pt" style:font-weight-complex="bold"/>
    </style:style>
    <style:style style:name="T186" style:family="text">
      <style:text-properties fo:color="#007826" style:font-name="Calibri1" fo:font-size="11pt" fo:font-weight="bold" officeooo:rsid="05034ef7" style:font-size-asian="11pt" style:font-weight-asian="bold" style:font-name-complex="Calibri2" style:font-size-complex="11pt" style:font-weight-complex="bold"/>
    </style:style>
    <style:style style:name="T187" style:family="text">
      <style:text-properties fo:color="#007826" style:font-name="Calibri1" fo:font-size="11pt" fo:font-weight="bold" officeooo:rsid="0501d0fe" style:font-size-asian="11pt" style:font-weight-asian="bold" style:font-name-complex="Calibri2" style:font-size-complex="11pt" style:font-weight-complex="bold"/>
    </style:style>
    <style:style style:name="T188" style:family="text">
      <style:text-properties fo:color="#007826" style:font-name="Calibri1" fo:font-size="11pt" fo:font-weight="bold" officeooo:rsid="05005e95" style:font-size-asian="11pt" style:font-weight-asian="bold" style:font-name-complex="Calibri2" style:font-size-complex="11pt" style:font-weight-complex="bold"/>
    </style:style>
    <style:style style:name="T189" style:family="text">
      <style:text-properties fo:color="#007826" style:font-name="Calibri1" fo:font-size="11pt" fo:font-weight="bold" officeooo:rsid="04fec94c" style:font-size-asian="11pt" style:font-weight-asian="bold" style:font-name-complex="Calibri2" style:font-size-complex="11pt" style:font-weight-complex="bold"/>
    </style:style>
    <style:style style:name="T190" style:family="text">
      <style:text-properties fo:color="#007826" style:font-name="Calibri1" fo:font-size="11pt" fo:font-weight="bold" officeooo:rsid="051260cf" style:font-size-asian="11pt" style:font-weight-asian="bold" style:font-name-complex="Calibri2" style:font-size-complex="11pt" style:font-weight-complex="bold"/>
    </style:style>
    <style:style style:name="T191" style:family="text">
      <style:text-properties fo:color="#007826" style:font-name="Calibri1" fo:font-size="11pt" fo:font-weight="bold" officeooo:rsid="01672d45" style:font-size-asian="11pt" style:font-weight-asian="bold" style:font-name-complex="Calibri2" style:font-size-complex="11pt" style:font-weight-complex="bold"/>
    </style:style>
    <style:style style:name="T192" style:family="text">
      <style:text-properties fo:color="#007826" style:font-name="Calibri1" fo:font-size="11pt" fo:font-weight="bold" officeooo:rsid="016bc98f" style:font-size-asian="11pt" style:font-weight-asian="bold" style:font-name-complex="Calibri2" style:font-size-complex="11pt" style:font-weight-complex="bold"/>
    </style:style>
    <style:style style:name="T193" style:family="text">
      <style:text-properties fo:color="#007826" style:font-name="Calibri1" fo:font-size="11pt" fo:font-weight="bold" officeooo:rsid="0168c543" style:font-size-asian="11pt" style:font-weight-asian="bold" style:font-name-complex="Calibri2" style:font-size-complex="11pt" style:font-weight-complex="bold"/>
    </style:style>
    <style:style style:name="T194" style:family="text">
      <style:text-properties fo:color="#007826" style:font-name="Calibri1" fo:font-size="11pt" fo:font-weight="bold" officeooo:rsid="01694106" style:font-size-asian="11pt" style:font-weight-asian="bold" style:font-name-complex="Calibri2" style:font-size-complex="11pt" style:font-weight-complex="bold"/>
    </style:style>
    <style:style style:name="T195" style:family="text">
      <style:text-properties fo:color="#007826" style:font-name="Calibri1" fo:font-size="11pt" fo:font-weight="bold" officeooo:rsid="016cb423" style:font-size-asian="11pt" style:font-weight-asian="bold" style:font-name-complex="Calibri2" style:font-size-complex="11pt" style:font-weight-complex="bold"/>
    </style:style>
    <style:style style:name="T196" style:family="text">
      <style:text-properties fo:color="#007826" style:font-name="Calibri1" fo:font-size="11pt" fo:font-weight="bold" officeooo:rsid="0173257a" style:font-size-asian="11pt" style:font-weight-asian="bold" style:font-name-complex="Calibri2" style:font-size-complex="11pt" style:font-weight-complex="bold"/>
    </style:style>
    <style:style style:name="T197" style:family="text">
      <style:text-properties fo:color="#007826" style:font-name="Calibri1" fo:font-size="11pt" fo:font-weight="bold" officeooo:rsid="0173c2bb" style:font-size-asian="11pt" style:font-weight-asian="bold" style:font-name-complex="Calibri2" style:font-size-complex="11pt" style:font-weight-complex="bold"/>
    </style:style>
    <style:style style:name="T198" style:family="text">
      <style:text-properties fo:color="#007826" style:font-name="Calibri1" fo:font-size="11pt" fo:font-weight="bold" officeooo:rsid="017a175e" style:font-size-asian="11pt" style:font-weight-asian="bold" style:font-name-complex="Calibri2" style:font-size-complex="11pt" style:font-weight-complex="bold"/>
    </style:style>
    <style:style style:name="T199" style:family="text">
      <style:text-properties fo:color="#007826" style:font-name="Calibri1" fo:font-size="11pt" fo:font-weight="bold" officeooo:rsid="0512f36e" style:font-size-asian="11pt" style:font-weight-asian="bold" style:font-name-complex="Calibri2" style:font-size-complex="11pt" style:font-weight-complex="bold"/>
    </style:style>
    <style:style style:name="T200" style:family="text">
      <style:text-properties fo:color="#007826" style:font-name="Calibri1" fo:font-size="11pt" fo:font-weight="bold" officeooo:rsid="0515268d" style:font-size-asian="11pt" style:font-weight-asian="bold" style:font-name-complex="Calibri2" style:font-size-complex="11pt" style:font-weight-complex="bold"/>
    </style:style>
    <style:style style:name="T201" style:family="text">
      <style:text-properties fo:color="#007826" style:font-name="Calibri1" fo:font-size="11pt" fo:font-weight="bold" officeooo:rsid="05167ec4" style:font-size-asian="11pt" style:font-weight-asian="bold" style:font-name-complex="Calibri2" style:font-size-complex="11pt" style:font-weight-complex="bold"/>
    </style:style>
    <style:style style:name="T202" style:family="text">
      <style:text-properties fo:color="#007826" style:font-name="Calibri1" fo:font-size="11pt" fo:font-weight="bold" officeooo:rsid="0513e004" style:font-size-asian="11pt" style:font-weight-asian="bold" style:font-name-complex="Calibri2" style:font-size-complex="11pt" style:font-weight-complex="bold"/>
    </style:style>
    <style:style style:name="T203" style:family="text">
      <style:text-properties fo:color="#007826" style:font-name="Calibri1" fo:font-size="11pt" fo:font-weight="bold" officeooo:rsid="05179996" style:font-size-asian="11pt" style:font-weight-asian="bold" style:font-name-complex="Calibri2" style:font-size-complex="11pt" style:font-weight-complex="bold"/>
    </style:style>
    <style:style style:name="T204" style:family="text">
      <style:text-properties fo:color="#007826" style:font-name="Calibri1" fo:font-size="11pt" fo:font-weight="bold" officeooo:rsid="03602113" style:font-size-asian="11pt" style:font-weight-asian="bold" style:font-name-complex="Calibri2" style:font-size-complex="11pt" style:font-weight-complex="bold"/>
    </style:style>
    <style:style style:name="T205" style:family="text">
      <style:text-properties fo:color="#007826" style:font-name="Calibri1" fo:font-size="11pt" fo:font-weight="bold" officeooo:rsid="0362410b" style:font-size-asian="11pt" style:font-weight-asian="bold" style:font-name-complex="Calibri2" style:font-size-complex="11pt" style:font-weight-complex="bold"/>
    </style:style>
    <style:style style:name="T206" style:family="text">
      <style:text-properties fo:color="#007826" style:font-name="Calibri1" fo:font-size="11pt" fo:font-weight="bold" officeooo:rsid="052a9278" style:font-size-asian="11pt" style:font-weight-asian="bold" style:font-name-complex="Calibri2" style:font-size-complex="11pt" style:font-weight-complex="bold"/>
    </style:style>
    <style:style style:name="T207" style:family="text">
      <style:text-properties fo:color="#007826" style:font-name="Calibri1" fo:font-size="11pt" fo:font-weight="bold" officeooo:rsid="052b95e0" style:font-size-asian="11pt" style:font-weight-asian="bold" style:font-name-complex="Calibri2" style:font-size-complex="11pt" style:font-weight-complex="bold"/>
    </style:style>
    <style:style style:name="T208" style:family="text">
      <style:text-properties fo:color="#007826" style:font-name="Calibri1" fo:font-size="11pt" fo:font-weight="bold" officeooo:rsid="036349bc" style:font-size-asian="11pt" style:font-weight-asian="bold" style:font-name-complex="Calibri2" style:font-size-complex="11pt" style:font-weight-complex="bold"/>
    </style:style>
    <style:style style:name="T209" style:family="text">
      <style:text-properties fo:color="#007826" style:font-name="Calibri1" fo:font-size="11pt" fo:font-weight="bold" officeooo:rsid="01d51d46" style:font-size-asian="11pt" style:font-weight-asian="bold" style:font-name-complex="Calibri2" style:font-size-complex="11pt" style:font-weight-complex="bold"/>
    </style:style>
    <style:style style:name="T210" style:family="text">
      <style:text-properties fo:color="#007826" style:font-name="Calibri1" fo:font-size="11pt" fo:font-weight="bold" officeooo:rsid="003e2e33" style:font-size-asian="11pt" style:font-weight-asian="bold" style:font-name-complex="Calibri2" style:font-size-complex="11pt" style:font-weight-complex="bold"/>
    </style:style>
    <style:style style:name="T211" style:family="text">
      <style:text-properties fo:color="#007826" style:font-name="Calibri1" fo:font-size="11pt" fo:font-weight="bold" officeooo:rsid="01d2fc02" style:font-size-asian="11pt" style:font-weight-asian="bold" style:font-name-complex="Calibri2" style:font-size-complex="11pt" style:font-weight-complex="bold"/>
    </style:style>
    <style:style style:name="T212" style:family="text">
      <style:text-properties fo:color="#007826" style:font-name="Calibri1" fo:font-size="11pt" fo:font-weight="bold" officeooo:rsid="037aff62" style:font-size-asian="11pt" style:font-weight-asian="bold" style:font-name-complex="Calibri2" style:font-size-complex="11pt" style:font-weight-complex="bold"/>
    </style:style>
    <style:style style:name="T213" style:family="text">
      <style:text-properties fo:color="#007826"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214" style:family="text">
      <style:text-properties fo:color="#007826"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215" style:family="text">
      <style:text-properties fo:color="#007826" fo:font-weight="normal" officeooo:rsid="00fa4a83" style:font-weight-asian="normal" style:font-weight-complex="normal"/>
    </style:style>
    <style:style style:name="T216" style:family="text">
      <style:text-properties fo:color="#007826" fo:font-weight="normal" officeooo:rsid="01a54cc8" style:font-weight-asian="normal" style:font-weight-complex="normal"/>
    </style:style>
    <style:style style:name="T217" style:family="text">
      <style:text-properties fo:color="#007826" fo:font-weight="normal" officeooo:rsid="00349fbf" style:font-weight-asian="normal" style:font-weight-complex="normal"/>
    </style:style>
    <style:style style:name="T218" style:family="text">
      <style:text-properties fo:color="#007826" fo:font-weight="normal" officeooo:rsid="050a450e" style:font-name-asian="Times New Roman" style:font-weight-asian="normal" style:font-name-complex="Calibri2" style:font-weight-complex="normal"/>
    </style:style>
    <style:style style:name="T219" style:family="text">
      <style:text-properties fo:color="#007826" fo:font-weight="normal" officeooo:rsid="050f8966" style:font-name-asian="Times New Roman" style:font-weight-asian="normal" style:font-name-complex="Calibri2" style:font-weight-complex="normal"/>
    </style:style>
    <style:style style:name="T220" style:family="text">
      <style:text-properties fo:color="#007826" officeooo:rsid="016b478d"/>
    </style:style>
    <style:style style:name="T221" style:family="text">
      <style:text-properties fo:color="#007826" officeooo:rsid="0177f6f6"/>
    </style:style>
    <style:style style:name="T222" style:family="text">
      <style:text-properties fo:color="#007826" officeooo:rsid="046147aa"/>
    </style:style>
    <style:style style:name="T223" style:family="text">
      <style:text-properties fo:color="#007826" fo:font-size="11pt" style:font-size-asian="9.60000038146973pt" style:font-size-complex="11pt"/>
    </style:style>
    <style:style style:name="T224" style:family="text">
      <style:text-properties fo:color="#007826" fo:font-size="11pt" officeooo:rsid="01a54cc8" style:font-size-asian="9.60000038146973pt" style:font-size-complex="11pt"/>
    </style:style>
    <style:style style:name="T225" style:family="text">
      <style:text-properties fo:color="#007826" fo:font-size="11pt" fo:font-weight="normal" officeooo:rsid="011dad5e" style:font-size-asian="9.60000038146973pt" style:font-weight-asian="normal" style:font-size-complex="11pt" style:font-weight-complex="normal"/>
    </style:style>
    <style:style style:name="T226" style:family="text">
      <style:text-properties fo:color="#007826" fo:font-size="11pt" fo:font-weight="normal" officeooo:rsid="0147389a" style:font-size-asian="9.60000038146973pt" style:font-weight-asian="normal" style:font-size-complex="11pt" style:font-weight-complex="normal"/>
    </style:style>
    <style:style style:name="T227" style:family="text">
      <style:text-properties fo:color="#007826" fo:font-size="11pt" fo:font-weight="normal" officeooo:rsid="01b4550f" style:font-size-asian="9.60000038146973pt" style:font-weight-asian="normal" style:font-size-complex="11pt" style:font-weight-complex="normal"/>
    </style:style>
    <style:style style:name="T228" style:family="text">
      <style:text-properties fo:color="#007826" fo:font-size="11pt" fo:font-weight="normal" officeooo:rsid="01ca669c" style:font-size-asian="9.60000038146973pt" style:font-weight-asian="normal" style:font-size-complex="11pt" style:font-weight-complex="normal"/>
    </style:style>
    <style:style style:name="T229" style:family="text">
      <style:text-properties fo:color="#007826" fo:font-size="11pt" fo:font-weight="normal" officeooo:rsid="0196a5e9" style:font-size-asian="9.60000038146973pt" style:font-weight-asian="normal" style:font-size-complex="11pt" style:font-weight-complex="normal"/>
    </style:style>
    <style:style style:name="T230" style:family="text">
      <style:text-properties fo:color="#007826" fo:font-size="11pt" fo:font-weight="normal" officeooo:rsid="011967ca" style:font-size-asian="9.60000038146973pt" style:font-weight-asian="normal" style:font-size-complex="11pt" style:font-weight-complex="normal"/>
    </style:style>
    <style:style style:name="T231" style:family="text">
      <style:text-properties fo:color="#007826" fo:font-size="11pt" fo:font-weight="normal" officeooo:rsid="03ab17ca" style:font-size-asian="9.60000038146973pt" style:font-weight-asian="normal" style:font-size-complex="11pt" style:font-weight-complex="normal"/>
    </style:style>
    <style:style style:name="T232" style:family="text">
      <style:text-properties fo:color="#007826" fo:font-size="11pt" fo:font-weight="normal" officeooo:rsid="012c6dbf" style:font-size-asian="9.60000038146973pt" style:font-weight-asian="normal" style:font-size-complex="11pt" style:font-weight-complex="normal"/>
    </style:style>
    <style:style style:name="T233" style:family="text">
      <style:text-properties fo:color="#007826" fo:font-size="11pt" fo:font-weight="normal" officeooo:rsid="011c3c48" style:font-size-asian="9.60000038146973pt" style:font-weight-asian="normal" style:font-size-complex="11pt" style:font-weight-complex="normal"/>
    </style:style>
    <style:style style:name="T234" style:family="text">
      <style:text-properties fo:color="#007826" fo:font-size="11pt" fo:font-weight="normal" officeooo:rsid="01271e94" style:font-size-asian="9.60000038146973pt" style:font-weight-asian="normal" style:font-size-complex="11pt" style:font-weight-complex="normal"/>
    </style:style>
    <style:style style:name="T235" style:family="text">
      <style:text-properties fo:color="#007826" fo:font-size="11pt" fo:font-weight="normal" officeooo:rsid="01290fef" style:font-size-asian="9.60000038146973pt" style:font-weight-asian="normal" style:font-size-complex="11pt" style:font-weight-complex="normal"/>
    </style:style>
    <style:style style:name="T236" style:family="text">
      <style:text-properties fo:color="#007826" fo:font-size="11pt" fo:font-weight="normal" officeooo:rsid="012f4fbc" style:font-size-asian="9.60000038146973pt" style:font-weight-asian="normal" style:font-size-complex="11pt" style:font-weight-complex="normal"/>
    </style:style>
    <style:style style:name="T237" style:family="text">
      <style:text-properties fo:color="#007826" fo:font-size="11pt" fo:font-weight="normal" officeooo:rsid="01404b1c" style:font-size-asian="9.60000038146973pt" style:font-weight-asian="normal" style:font-size-complex="11pt" style:font-weight-complex="normal"/>
    </style:style>
    <style:style style:name="T238" style:family="text">
      <style:text-properties fo:color="#007826" fo:font-size="11pt" fo:font-weight="normal" officeooo:rsid="015691dc" style:font-size-asian="9.60000038146973pt" style:font-weight-asian="normal" style:font-size-complex="11pt" style:font-weight-complex="normal"/>
    </style:style>
    <style:style style:name="T239" style:family="text">
      <style:text-properties fo:color="#007826" fo:font-size="11pt" fo:font-weight="normal" officeooo:rsid="0152dde6" style:font-size-asian="9.60000038146973pt" style:font-weight-asian="normal" style:font-size-complex="11pt" style:font-weight-complex="normal"/>
    </style:style>
    <style:style style:name="T240" style:family="text">
      <style:text-properties fo:color="#007826" fo:font-size="11pt" fo:font-weight="normal" officeooo:rsid="0159b23f" style:font-size-asian="9.60000038146973pt" style:font-weight-asian="normal" style:font-size-complex="11pt" style:font-weight-complex="normal"/>
    </style:style>
    <style:style style:name="T241" style:family="text">
      <style:text-properties fo:color="#007826" fo:font-size="11pt" fo:font-weight="normal" officeooo:rsid="01828db5" style:font-size-asian="9.60000038146973pt" style:font-weight-asian="normal" style:font-size-complex="11pt" style:font-weight-complex="normal"/>
    </style:style>
    <style:style style:name="T242" style:family="text">
      <style:text-properties fo:color="#007826" fo:font-size="11pt" fo:font-weight="normal" officeooo:rsid="01b5c4c1" style:font-size-asian="9.60000038146973pt" style:font-weight-asian="normal" style:font-size-complex="11pt" style:font-weight-complex="normal"/>
    </style:style>
    <style:style style:name="T243" style:family="text">
      <style:text-properties fo:color="#007826" fo:font-size="11pt" fo:font-weight="normal" officeooo:rsid="01ace14f" style:font-size-asian="9.60000038146973pt" style:font-weight-asian="normal" style:font-size-complex="11pt" style:font-weight-complex="normal"/>
    </style:style>
    <style:style style:name="T244" style:family="text">
      <style:text-properties fo:color="#007826" fo:font-size="11pt" fo:font-weight="normal" officeooo:rsid="019aa1cc" style:font-size-asian="9.60000038146973pt" style:font-weight-asian="normal" style:font-size-complex="11pt" style:font-weight-complex="normal"/>
    </style:style>
    <style:style style:name="T245" style:family="text">
      <style:text-properties fo:color="#007826" fo:font-size="11pt" fo:font-weight="normal" officeooo:rsid="019c9649" style:font-size-asian="9.60000038146973pt" style:font-weight-asian="normal" style:font-size-complex="11pt" style:font-weight-complex="normal"/>
    </style:style>
    <style:style style:name="T246" style:family="text">
      <style:text-properties fo:color="#007826" fo:font-size="11pt" fo:font-weight="normal" officeooo:rsid="057c6441" style:font-size-asian="9.60000038146973pt" style:font-weight-asian="normal" style:font-size-complex="11pt" style:font-weight-complex="normal"/>
    </style:style>
    <style:style style:name="T247" style:family="text">
      <style:text-properties fo:color="#007826" fo:font-size="11pt" fo:font-weight="normal" officeooo:rsid="0186c8ed" style:font-size-asian="9.60000038146973pt" style:font-weight-asian="normal" style:font-size-complex="11pt" style:font-weight-complex="normal"/>
    </style:style>
    <style:style style:name="T248" style:family="text">
      <style:text-properties fo:color="#007826" fo:font-size="11pt" fo:font-weight="normal" officeooo:rsid="0187d593" style:font-size-asian="9.60000038146973pt" style:font-weight-asian="normal" style:font-size-complex="11pt" style:font-weight-complex="normal"/>
    </style:style>
    <style:style style:name="T249" style:family="text">
      <style:text-properties fo:color="#007826" fo:font-size="11pt" fo:font-weight="normal" officeooo:rsid="01957912" style:font-size-asian="9.60000038146973pt" style:font-weight-asian="normal" style:font-size-complex="11pt" style:font-weight-complex="normal"/>
    </style:style>
    <style:style style:name="T250" style:family="text">
      <style:text-properties fo:color="#007826" fo:font-size="11pt" fo:font-weight="normal" officeooo:rsid="01a5c255" style:font-size-asian="9.60000038146973pt" style:font-weight-asian="normal" style:font-size-complex="11pt" style:font-weight-complex="normal"/>
    </style:style>
    <style:style style:name="T251" style:family="text">
      <style:text-properties fo:color="#007826" fo:font-size="11pt" fo:font-weight="normal" officeooo:rsid="01a54cc8" style:font-size-asian="9.60000038146973pt" style:font-weight-asian="normal" style:font-size-complex="11pt" style:font-weight-complex="normal"/>
    </style:style>
    <style:style style:name="T252" style:family="text">
      <style:text-properties fo:color="#007826" fo:font-size="11pt" fo:font-weight="normal" officeooo:rsid="01af4bb9" style:font-size-asian="9.60000038146973pt" style:font-weight-asian="normal" style:font-size-complex="11pt" style:font-weight-complex="normal"/>
    </style:style>
    <style:style style:name="T253" style:family="text">
      <style:text-properties fo:color="#007826" fo:font-size="11pt" fo:font-weight="normal" officeooo:rsid="06071cb6" style:font-size-asian="11pt" style:font-weight-asian="normal" style:font-name-complex="Calibri2" style:font-size-complex="11pt" style:font-weight-complex="normal"/>
    </style:style>
    <style:style style:name="T254" style:family="text">
      <style:text-properties fo:color="#007826" fo:font-size="11pt" fo:font-weight="normal" officeooo:rsid="01c43325" style:font-size-asian="11pt" style:font-weight-asian="normal" style:font-name-complex="Calibri2" style:font-size-complex="11pt" style:font-weight-complex="normal"/>
    </style:style>
    <style:style style:name="T255" style:family="text">
      <style:text-properties fo:color="#007826" fo:font-size="11pt" fo:font-weight="normal" officeooo:rsid="01c4b1b0" style:font-size-asian="11pt" style:font-weight-asian="normal" style:font-name-complex="Calibri2" style:font-size-complex="11pt" style:font-weight-complex="normal"/>
    </style:style>
    <style:style style:name="T256" style:family="text">
      <style:text-properties fo:color="#007826" fo:font-size="11pt" fo:font-weight="normal" officeooo:rsid="01c8407b" style:font-size-asian="11pt" style:font-weight-asian="normal" style:font-name-complex="Calibri2" style:font-size-complex="11pt" style:font-weight-complex="normal"/>
    </style:style>
    <style:style style:name="T257" style:family="text">
      <style:text-properties fo:color="#007826" fo:font-size="11pt" fo:font-weight="normal" officeooo:rsid="01c61289" style:font-size-asian="11pt" style:font-weight-asian="normal" style:font-name-complex="Calibri2" style:font-size-complex="11pt" style:font-weight-complex="normal"/>
    </style:style>
    <style:style style:name="T258" style:family="text">
      <style:text-properties fo:color="#007826" fo:font-size="11pt" fo:font-weight="normal" officeooo:rsid="01c68616" style:font-size-asian="11pt" style:font-weight-asian="normal" style:font-name-complex="Calibri2" style:font-size-complex="11pt" style:font-weight-complex="normal"/>
    </style:style>
    <style:style style:name="T259" style:family="text">
      <style:text-properties fo:color="#007826" fo:font-size="11pt" fo:font-weight="normal" officeooo:rsid="01c8abf4" style:font-size-asian="11pt" style:font-weight-asian="normal" style:font-name-complex="Calibri2" style:font-size-complex="11pt" style:font-weight-complex="normal"/>
    </style:style>
    <style:style style:name="T260" style:family="text">
      <style:text-properties fo:color="#007826" fo:font-size="11pt" fo:font-weight="bold" officeooo:rsid="06071cb6" style:font-size-asian="11pt" style:font-weight-asian="bold" style:font-name-complex="Calibri2" style:font-size-complex="11pt" style:font-weight-complex="bold"/>
    </style:style>
    <style:style style:name="T261" style:family="text">
      <style:text-properties fo:color="#007826" fo:font-size="11pt" fo:font-weight="bold" officeooo:rsid="01c43325" style:font-size-asian="11pt" style:font-weight-asian="bold" style:font-name-complex="Calibri2" style:font-size-complex="11pt" style:font-weight-complex="bold"/>
    </style:style>
    <style:style style:name="T262" style:family="text">
      <style:text-properties fo:color="#007826" fo:font-size="11pt" fo:font-weight="bold" officeooo:rsid="01c44fc1" style:font-size-asian="11pt" style:font-weight-asian="bold" style:font-name-complex="Calibri2" style:font-size-complex="11pt" style:font-weight-complex="bold"/>
    </style:style>
    <style:style style:name="T263" style:family="text">
      <style:text-properties fo:color="#007826" fo:font-size="11pt" fo:font-weight="bold" officeooo:rsid="01c69d27" style:font-size-asian="11pt" style:font-weight-asian="bold" style:font-name-complex="Calibri2" style:font-size-complex="11pt" style:font-weight-complex="bold"/>
    </style:style>
    <style:style style:name="T264" style:family="text">
      <style:text-properties fo:color="#007826" fo:font-size="11pt" fo:font-weight="bold" officeooo:rsid="01a54cc8" style:font-size-asian="9.60000038146973pt" style:font-weight-asian="bold" style:font-size-complex="11pt" style:font-weight-complex="bold"/>
    </style:style>
    <style:style style:name="T265" style:family="text">
      <style:text-properties fo:color="#007826" fo:font-size="11pt" fo:font-weight="bold" officeooo:rsid="019f763b" style:font-size-asian="9.60000038146973pt" style:font-weight-asian="bold" style:font-size-complex="11pt" style:font-weight-complex="bold"/>
    </style:style>
    <style:style style:name="T266" style:family="text">
      <style:text-properties fo:color="#007826" style:text-position="super 58%" style:font-name="Calibri1" fo:font-size="11pt" fo:font-weight="normal" officeooo:rsid="04f77cbc" style:font-size-asian="11pt" style:font-weight-asian="normal" style:font-name-complex="Calibri2" style:font-size-complex="11pt" style:font-weight-complex="normal"/>
    </style:style>
    <style:style style:name="T267" style:family="text">
      <style:text-properties fo:color="#007826" officeooo:rsid="03a54d61"/>
    </style:style>
    <style:style style:name="T268" style:family="text">
      <style:text-properties fo:color="#007826" officeooo:rsid="0168c261"/>
    </style:style>
    <style:style style:name="T269" style:family="text">
      <style:text-properties fo:color="#007826" officeooo:rsid="016c7712"/>
    </style:style>
    <style:style style:name="T270" style:family="text">
      <style:text-properties fo:color="#007826" officeooo:rsid="016f7f26"/>
    </style:style>
    <style:style style:name="T271" style:family="text">
      <style:text-properties fo:color="#007826" officeooo:rsid="0171b26d"/>
    </style:style>
    <style:style style:name="T272" style:family="text">
      <style:text-properties fo:color="#007826" officeooo:rsid="01735be8"/>
    </style:style>
    <style:style style:name="T273" style:family="text">
      <style:text-properties fo:color="#007826" officeooo:rsid="0174d02a"/>
    </style:style>
    <style:style style:name="T274" style:family="text">
      <style:text-properties fo:color="#007826" officeooo:rsid="01798609"/>
    </style:style>
    <style:style style:name="T275" style:family="text">
      <style:text-properties fo:color="#007826" officeooo:rsid="04b63a07"/>
    </style:style>
    <style:style style:name="T276" style:family="text">
      <style:text-properties fo:color="#007826" officeooo:rsid="00515624"/>
    </style:style>
    <style:style style:name="T277" style:family="text">
      <style:text-properties fo:color="#007826" officeooo:rsid="00503802"/>
    </style:style>
    <style:style style:name="T278" style:family="text">
      <style:text-properties fo:color="#007826" officeooo:rsid="00547260"/>
    </style:style>
    <style:style style:name="T279" style:family="text">
      <style:text-properties officeooo:rsid="02172a25"/>
    </style:style>
    <style:style style:name="T280" style:family="text">
      <style:text-properties fo:font-weight="bold" style:font-weight-asian="bold" style:font-weight-complex="bold"/>
    </style:style>
    <style:style style:name="T281" style:family="text">
      <style:text-properties fo:font-weight="bold" officeooo:rsid="030db1a0" style:font-weight-asian="bold" style:font-weight-complex="bold"/>
    </style:style>
    <style:style style:name="T282" style:family="text">
      <style:text-properties fo:font-weight="bold" officeooo:rsid="031ef27e" style:font-weight-asian="bold" style:font-weight-complex="bold"/>
    </style:style>
    <style:style style:name="T283" style:family="text">
      <style:text-properties fo:font-weight="bold" officeooo:rsid="03141248" style:font-weight-asian="bold" style:font-weight-complex="bold"/>
    </style:style>
    <style:style style:name="T284" style:family="text">
      <style:text-properties fo:font-weight="bold" officeooo:rsid="01e8672d" style:font-weight-asian="bold" style:font-weight-complex="bold"/>
    </style:style>
    <style:style style:name="T285" style:family="text">
      <style:text-properties fo:font-weight="bold" officeooo:rsid="032a1efc" style:font-weight-asian="bold" style:font-weight-complex="bold"/>
    </style:style>
    <style:style style:name="T286" style:family="text">
      <style:text-properties fo:font-weight="bold" officeooo:rsid="01704544" style:font-weight-asian="bold" style:font-weight-complex="bold"/>
    </style:style>
    <style:style style:name="T287" style:family="text">
      <style:text-properties fo:font-weight="bold" officeooo:rsid="00fa4a83" style:font-weight-asian="bold" style:font-weight-complex="bold"/>
    </style:style>
    <style:style style:name="T288" style:family="text">
      <style:text-properties fo:font-weight="bold" officeooo:rsid="00fb1523" style:font-weight-asian="bold" style:font-weight-complex="bold"/>
    </style:style>
    <style:style style:name="T289" style:family="text">
      <style:text-properties fo:font-weight="bold" officeooo:rsid="028fc9d0" style:font-weight-asian="bold" style:font-weight-complex="bold"/>
    </style:style>
    <style:style style:name="T290" style:family="text">
      <style:text-properties fo:font-weight="bold" officeooo:rsid="0298ef34" style:font-weight-asian="bold" style:font-weight-complex="bold"/>
    </style:style>
    <style:style style:name="T291" style:family="text">
      <style:text-properties fo:font-weight="bold" officeooo:rsid="00422d8b" style:font-weight-asian="bold" style:font-weight-complex="bold"/>
    </style:style>
    <style:style style:name="T292" style:family="text">
      <style:text-properties fo:font-weight="bold" officeooo:rsid="00455bd4" style:font-weight-asian="bold" style:font-weight-complex="bold"/>
    </style:style>
    <style:style style:name="T293" style:family="text">
      <style:text-properties fo:font-weight="bold" officeooo:rsid="01d69f61" style:font-weight-asian="bold" style:font-weight-complex="bold"/>
    </style:style>
    <style:style style:name="T294" style:family="text">
      <style:text-properties fo:font-weight="bold" officeooo:rsid="02dd96ce" style:font-weight-asian="bold" style:font-weight-complex="bold"/>
    </style:style>
    <style:style style:name="T295" style:family="text">
      <style:text-properties fo:font-weight="bold" officeooo:rsid="0147389a" style:font-weight-asian="bold" style:font-weight-complex="bold"/>
    </style:style>
    <style:style style:name="T296" style:family="text">
      <style:text-properties fo:font-weight="bold" officeooo:rsid="03d5c26c" style:font-weight-asian="bold" style:font-weight-complex="bold"/>
    </style:style>
    <style:style style:name="T297" style:family="text">
      <style:text-properties fo:font-weight="bold" officeooo:rsid="050a450e" style:font-name-asian="Times New Roman" style:font-weight-asian="bold" style:font-name-complex="Calibri2" style:font-weight-complex="bold"/>
    </style:style>
    <style:style style:name="T298" style:family="text">
      <style:text-properties officeooo:rsid="0231d035"/>
    </style:style>
    <style:style style:name="T299" style:family="text">
      <style:text-properties officeooo:rsid="02320f77"/>
    </style:style>
    <style:style style:name="T300" style:family="text">
      <style:text-properties officeooo:rsid="03f49f04"/>
    </style:style>
    <style:style style:name="T301" style:family="text">
      <style:text-properties officeooo:rsid="0404e263"/>
    </style:style>
    <style:style style:name="T302" style:family="text">
      <style:text-properties officeooo:rsid="0406d457"/>
    </style:style>
    <style:style style:name="T303" style:family="text">
      <style:text-properties officeooo:rsid="040835a0"/>
    </style:style>
    <style:style style:name="T304" style:family="text">
      <style:text-properties officeooo:rsid="02542fb9"/>
    </style:style>
    <style:style style:name="T305" style:family="text">
      <style:text-properties style:font-name="Courier 10 Pitch" fo:font-size="11pt" fo:font-weight="bold" officeooo:rsid="03fa53d0" style:font-size-asian="9.60000038146973pt" style:font-weight-asian="bold" style:font-size-complex="11pt" style:font-weight-complex="bold"/>
    </style:style>
    <style:style style:name="T306" style:family="text">
      <style:text-properties style:font-name="Courier 10 Pitch" fo:font-size="11pt" fo:font-weight="bold" officeooo:rsid="0409c727" style:font-size-asian="9.60000038146973pt" style:font-weight-asian="bold" style:font-size-complex="11pt" style:font-weight-complex="bold"/>
    </style:style>
    <style:style style:name="T307" style:family="text">
      <style:text-properties officeooo:rsid="02b24baa"/>
    </style:style>
    <style:style style:name="T308" style:family="text">
      <style:text-properties officeooo:rsid="00349fbf"/>
    </style:style>
    <style:style style:name="T309" style:family="text">
      <style:text-properties officeooo:rsid="0169a1c9"/>
    </style:style>
    <style:style style:name="T310" style:family="text">
      <style:text-properties officeooo:rsid="030db1a0"/>
    </style:style>
    <style:style style:name="T311" style:family="text">
      <style:text-properties officeooo:rsid="031b2772"/>
    </style:style>
    <style:style style:name="T312" style:family="text">
      <style:text-properties officeooo:rsid="01e8672d"/>
    </style:style>
    <style:style style:name="T313" style:family="text">
      <style:text-properties officeooo:rsid="0042c228"/>
    </style:style>
    <style:style style:name="T314" style:family="text">
      <style:text-properties officeooo:rsid="0091a152"/>
    </style:style>
    <style:style style:name="T315" style:family="text">
      <style:text-properties officeooo:rsid="003c0b3a"/>
    </style:style>
    <style:style style:name="T316" style:family="text">
      <style:text-properties officeooo:rsid="0050a1cb"/>
    </style:style>
    <style:style style:name="T317" style:family="text">
      <style:text-properties officeooo:rsid="038cd509"/>
    </style:style>
    <style:style style:name="T318" style:family="text">
      <style:text-properties officeooo:rsid="032b89ab"/>
    </style:style>
    <style:style style:name="T319" style:family="text">
      <style:text-properties officeooo:rsid="011139f8"/>
    </style:style>
    <style:style style:name="T320" style:family="text">
      <style:text-properties style:text-position="super 58%" fo:font-size="11pt" fo:font-weight="bold" officeooo:rsid="03dc8b24" style:font-size-asian="9.60000038146973pt" style:font-weight-asian="bold" style:font-size-complex="11pt" style:font-weight-complex="bold"/>
    </style:style>
    <style:style style:name="T321" style:family="text">
      <style:text-properties style:text-position="super 58%" fo:font-weight="bold" officeooo:rsid="02e6306a" style:font-weight-asian="bold" style:font-weight-complex="bold"/>
    </style:style>
    <style:style style:name="T322" style:family="text">
      <style:text-properties officeooo:rsid="043c1c88"/>
    </style:style>
    <style:style style:name="T323" style:family="text">
      <style:text-properties officeooo:rsid="042a9d70"/>
    </style:style>
    <style:style style:name="T324" style:family="text">
      <style:text-properties officeooo:rsid="0426bab6"/>
    </style:style>
    <style:style style:name="T325" style:family="text">
      <style:text-properties officeooo:rsid="04258048"/>
    </style:style>
    <style:style style:name="T326" style:family="text">
      <style:text-properties officeooo:rsid="042ae055"/>
    </style:style>
    <style:style style:name="T327" style:family="text">
      <style:text-properties officeooo:rsid="042cb64b"/>
    </style:style>
    <style:style style:name="T328" style:family="text">
      <style:text-properties officeooo:rsid="04759b33"/>
    </style:style>
    <style:style style:name="T329" style:family="text">
      <style:text-properties officeooo:rsid="00e93835"/>
    </style:style>
    <style:style style:name="T330" style:family="text">
      <style:text-properties officeooo:rsid="035e6f1f"/>
    </style:style>
    <style:style style:name="T331" style:family="text">
      <style:text-properties officeooo:rsid="00affdfd"/>
    </style:style>
    <style:style style:name="T332" style:family="text">
      <style:text-properties officeooo:rsid="02a8ce8b"/>
    </style:style>
    <style:style style:name="T333" style:family="text">
      <style:text-properties officeooo:rsid="0043f4df"/>
    </style:style>
    <style:style style:name="T334" style:family="text">
      <style:text-properties officeooo:rsid="00455bd4"/>
    </style:style>
    <style:style style:name="T335" style:family="text">
      <style:text-properties officeooo:rsid="0263715d"/>
    </style:style>
    <style:style style:name="T336" style:family="text">
      <style:text-properties officeooo:rsid="009d05fa"/>
    </style:style>
    <style:style style:name="T337" style:family="text">
      <style:text-properties officeooo:rsid="02f457e7"/>
    </style:style>
    <style:style style:name="T338" style:family="text">
      <style:text-properties officeooo:rsid="01d69f61"/>
    </style:style>
    <style:style style:name="T339" style:family="text">
      <style:text-properties officeooo:rsid="02dc633c"/>
    </style:style>
    <style:style style:name="T340" style:family="text">
      <style:text-properties officeooo:rsid="02dd96ce"/>
    </style:style>
    <style:style style:name="T341" style:family="text">
      <style:text-properties officeooo:rsid="02ca5e1a"/>
    </style:style>
    <style:style style:name="T342" style:family="text">
      <style:text-properties officeooo:rsid="02cc3add"/>
    </style:style>
    <style:style style:name="T343" style:family="text">
      <style:text-properties officeooo:rsid="029df5b3"/>
    </style:style>
    <style:style style:name="T344" style:family="text">
      <style:text-properties officeooo:rsid="02fd5e8e"/>
    </style:style>
    <style:style style:name="T345" style:family="text">
      <style:text-properties officeooo:rsid="00aacd5c"/>
    </style:style>
    <style:style style:name="T346" style:family="text">
      <style:text-properties officeooo:rsid="02b8597f"/>
    </style:style>
    <style:style style:name="T347" style:family="text">
      <style:text-properties officeooo:rsid="04ee4c28"/>
    </style:style>
    <style:style style:name="T348" style:family="text">
      <style:text-properties officeooo:rsid="0558a940"/>
    </style:style>
    <style:style style:name="T349" style:family="text">
      <style:text-properties officeooo:rsid="055c58e2"/>
    </style:style>
    <style:style style:name="T350" style:family="text">
      <style:text-properties officeooo:rsid="055da146"/>
    </style:style>
    <style:style style:name="T351" style:family="text">
      <style:text-properties officeooo:rsid="055f2af2"/>
    </style:style>
    <style:style style:name="T352" style:family="text">
      <style:text-properties officeooo:rsid="056666da"/>
    </style:style>
    <style:style style:name="T353" style:family="text">
      <style:text-properties officeooo:rsid="057537f3"/>
    </style:style>
    <style:style style:name="T354" style:family="text">
      <style:text-properties officeooo:rsid="01b6f5d6"/>
    </style:style>
    <style:style style:name="T355" style:family="text">
      <style:text-properties style:font-name="Calibri1" fo:font-size="11pt" fo:font-weight="bold" officeooo:rsid="01eede42" style:font-size-asian="11pt" style:font-weight-asian="bold" style:font-name-complex="Calibri2" style:font-size-complex="11pt" style:font-weight-complex="bold"/>
    </style:style>
    <style:style style:name="T356" style:family="text">
      <style:text-properties style:font-name="Calibri1" fo:font-size="11pt" fo:font-weight="bold" officeooo:rsid="01d51d46" style:font-size-asian="11pt" style:font-weight-asian="bold" style:font-name-complex="Calibri2" style:font-size-complex="11pt" style:font-weight-complex="bold"/>
    </style:style>
    <style:style style:name="T357" style:family="text">
      <style:text-properties style:font-name="Calibri1" fo:font-size="11pt" fo:font-weight="bold" officeooo:rsid="003e2e33" style:font-size-asian="11pt" style:font-weight-asian="bold" style:font-name-complex="Calibri2" style:font-size-complex="11pt" style:font-weight-complex="bold"/>
    </style:style>
    <style:style style:name="T358" style:family="text">
      <style:text-properties style:font-name="Calibri1" fo:font-size="11pt" fo:font-weight="bold" officeooo:rsid="01d2fc02" style:font-size-asian="11pt" style:font-weight-asian="bold" style:font-name-complex="Calibri2" style:font-size-complex="11pt" style:font-weight-complex="bold"/>
    </style:style>
    <style:style style:name="T359" style:family="text">
      <style:text-properties style:font-name="Calibri1" fo:font-size="11pt" fo:font-weight="bold" officeooo:rsid="037aff62" style:font-size-asian="11pt" style:font-weight-asian="bold" style:font-name-complex="Calibri2" style:font-size-complex="11pt" style:font-weight-complex="bold"/>
    </style:style>
    <style:style style:name="T360" style:family="text">
      <style:text-properties style:font-name="Calibri1" fo:font-size="11pt" fo:font-weight="normal" style:font-size-asian="11pt" style:font-weight-asian="normal" style:font-name-complex="Calibri2" style:font-size-complex="11pt" style:font-weight-complex="normal"/>
    </style:style>
    <style:style style:name="T361" style:family="text">
      <style:text-properties style:font-name="Calibri1" fo:font-size="11pt" fo:font-weight="normal" officeooo:rsid="01ce3849" style:font-size-asian="11pt" style:font-weight-asian="normal" style:font-name-complex="Calibri2" style:font-size-complex="11pt" style:font-weight-complex="normal"/>
    </style:style>
    <style:style style:name="T362" style:family="text">
      <style:text-properties style:font-name="Calibri1" fo:font-size="11pt" fo:font-weight="normal" officeooo:rsid="01d00949" style:font-size-asian="11pt" style:font-weight-asian="normal" style:font-name-complex="Calibri2" style:font-size-complex="11pt" style:font-weight-complex="normal"/>
    </style:style>
    <style:style style:name="T363" style:family="text">
      <style:text-properties style:font-name="Calibri1" fo:font-size="11pt" fo:font-weight="normal" officeooo:rsid="01d15e66" style:font-size-asian="11pt" style:font-weight-asian="normal" style:font-name-complex="Calibri2" style:font-size-complex="11pt" style:font-weight-complex="normal"/>
    </style:style>
    <style:style style:name="T364" style:family="text">
      <style:text-properties style:font-name="Calibri1" fo:font-size="11pt" fo:font-weight="normal" officeooo:rsid="01d7aa9c" style:font-size-asian="11pt" style:font-weight-asian="normal" style:font-name-complex="Calibri2" style:font-size-complex="11pt" style:font-weight-complex="normal"/>
    </style:style>
    <style:style style:name="T365" style:family="text">
      <style:text-properties style:font-name="Calibri1" fo:font-size="11pt" fo:font-weight="normal" officeooo:rsid="03811669" style:font-size-asian="11pt" style:font-weight-asian="normal" style:font-name-complex="Calibri2" style:font-size-complex="11pt" style:font-weight-complex="normal"/>
    </style:style>
    <style:style style:name="T366" style:family="text">
      <style:text-properties style:font-name="Calibri1" fo:font-size="11pt" fo:font-weight="normal" officeooo:rsid="04dea505" style:font-size-asian="11pt" style:font-weight-asian="normal" style:font-name-complex="Calibri2" style:font-size-complex="11pt" style:font-weight-complex="normal"/>
    </style:style>
    <style:style style:name="T367" style:family="text">
      <style:text-properties officeooo:rsid="0177f6f6"/>
    </style:style>
    <style:style style:name="T368" style:family="text">
      <style:text-properties officeooo:rsid="046147aa"/>
    </style:style>
    <style:style style:name="T369" style:family="text">
      <style:text-properties officeooo:rsid="016b478d"/>
    </style:style>
    <style:style style:name="T370" style:family="text">
      <style:text-properties officeooo:rsid="014568d5"/>
    </style:style>
    <style:style style:name="T371" style:family="text">
      <style:text-properties officeooo:rsid="0147389a"/>
    </style:style>
    <style:style style:name="T372" style:family="text">
      <style:text-properties officeooo:rsid="01b9ac51"/>
    </style:style>
    <style:style style:name="T373" style:family="text">
      <style:text-properties officeooo:rsid="059a7104"/>
    </style:style>
    <style:style style:name="T374" style:family="text">
      <style:text-properties officeooo:rsid="05a219ea"/>
    </style:style>
    <style:style style:name="T375" style:family="text">
      <style:text-properties style:font-name-asian="Times New Roman" style:font-name-complex="Calibri2"/>
    </style:style>
    <style:style style:name="T376" style:family="text">
      <style:text-properties officeooo:rsid="00349fbf" style:font-name-asian="Times New Roman" style:font-name-complex="Calibri2"/>
    </style:style>
    <style:style style:name="T377" style:family="text">
      <style:text-properties officeooo:rsid="04b63a07"/>
    </style:style>
    <style:style style:name="T378" style:family="text">
      <style:text-properties officeooo:rsid="00515624"/>
    </style:style>
    <style:style style:name="T379" style:family="text">
      <style:text-properties officeooo:rsid="00503802"/>
    </style:style>
    <style:style style:name="T380" style:family="text">
      <style:text-properties officeooo:rsid="00547260"/>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03965276233843768" text:style-name="L1">
        <text:list-item>
          <text:p text:style-name="P267"><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2"><text:span text:style-name="Strong_20_Emphasis"><text:span text:style-name="T165">Some Important formulas:</text:span></text:span></text:p>
        </text:list-item>
        <text:list-item>
          <text:p text:style-name="P3"><text:span text:style-name="Strong_20_Emphasis"><text:span text:style-name="T165">Some Important formulas:</text:span></text:span></text:p>
        </text:list-item>
        <text:list-item>
          <text:p text:style-name="P3"><text:span text:style-name="Strong_20_Emphasis"><text:span text:style-name="T165">Some Important formulas:</text:span></text:span></text:p>
        </text:list-item>
        <text:list-item>
          <text:p text:style-name="P4"><text:span text:style-name="Strong_20_Emphasis"><text:span text:style-name="T165">Some Important formulas:</text:span></text:span></text:p>
        </text:list-item>
        <text:list-item>
          <text:p text:style-name="P4"><text:span text:style-name="Strong_20_Emphasis"><text:span text:style-name="T165">Some Important formulas:</text:span></text:span></text:p>
        </text:list-item>
        <text:list-item>
          <text:p text:style-name="P4"><text:span text:style-name="Strong_20_Emphasis"><text:span text:style-name="T165">Some Important formulas:</text:span></text:span></text:p>
        </text:list-item>
        <text:list-item>
          <text:p text:style-name="P4"><text:span text:style-name="Strong_20_Emphasis"><text:span text:style-name="T165">Some Important formulas:</text:span></text:span></text:p>
        </text:list-item>
        <text:list-item>
          <text:p text:style-name="P7"><text:span text:style-name="Strong_20_Emphasis"><text:span text:style-name="T165">Some Important formulas:</text:span></text:span></text:p>
        </text:list-item>
        <text:list-item>
          <text:p text:style-name="P229"><text:span text:style-name="T94">ReverseLinkedList</text:span></text:p>
        </text:list-item>
        <text:list-item>
          <text:p text:style-name="P165">ReverseLinkedList</text:p>
        </text:list-item>
        <text:list-item>
          <text:p text:style-name="P165">ReverseDoublyLinkedList</text:p>
        </text:list-item>
        <text:list-item>
          <text:p text:style-name="P166">ReverseDoublyLinkedList</text:p>
        </text:list-item>
        <text:list-item>
          <text:p text:style-name="P167">ReverseDoublyLinkedList</text:p>
        </text:list-item>
        <text:list-item>
          <text:p text:style-name="P169">Recursive inorder, preorder, postorder of BST:</text:p>
          <text:p text:style-name="P120"><text:a xlink:type="simple" xlink:href="https://www.geeksforgeeks.org/tree-traversals-inorder-preorder-and-postorder/" text:style-name="Internet_20_link" text:visited-style-name="Visited_20_Internet_20_Link"><text:span text:style-name="T223">https://www.geeksforgeeks.org/tree-traversals-inorder-preorder-and-postorder/</text:span></text:a></text:p>
        </text:list-item>
        <text:list-item>
          <text:p text:style-name="P219">IterativePreorder,</text:p>
          <text:p text:style-name="P220">project TreeTraversalterative</text:p>
        </text:list-item>
        <text:list-item>
          <text:p text:style-name="P219">IterativeInorder,</text:p>
          <text:p text:style-name="P220">project TreeTraversalterative</text:p>
        </text:list-item>
        <text:list-item>
          <text:p text:style-name="P219">IterativePostorder,</text:p>
          <text:p text:style-name="P220">project TreeTraversalterative</text:p>
        </text:list-item>
        <text:list-item>
          <text:p text:style-name="P198">Print Ancestors <text:span text:style-name="T353">recursively</text:span> of a given node in Binary Tree:</text:p>
          <text:p text:style-name="P145"><text:a xlink:type="simple" xlink:href="http://www.geeksforgeeks.org/print-ancestors-of-a-given-node-in-binary-tree/" text:style-name="Internet_20_link" text:visited-style-name="Visited_20_Internet_20_Link"><text:span text:style-name="T265">http://www.geeksforgeeks.org/print-ancestors-of-a-given-node-in-binary-tree/</text:span></text:a></text:p>
        </text:list-item>
        <text:list-item>
          <text:p text:style-name="P219">IterativeAncestors,</text:p>
          <text:p text:style-name="P219"><text:span text:style-name="T80">project </text:span><text:span text:style-name="T79">PrintAncestorsIterative</text:span></text:p>
        </text:list-item>
        <text:list-item>
          <text:p text:style-name="P199"><text:span text:style-name="T375">Detect and remove loop in a linked list</text:span><text:span text:style-name="T376"> (four techniques):</text:span></text:p>
        </text:list-item>
        <text:list-item>
          <text:p text:style-name="P168">Detect and remove loop in a linked list<text:span text:style-name="T308"> (four techniques):</text:span></text:p>
          <text:p text:style-name="P152"><text:bookmark-start text:name="__DdeLink__2824_146117282811111"/><text:a xlink:type="simple" xlink:href="http://www.geeksforgeeks.org/detect-and-remove-loop-in-a-linked-list/" text:style-name="Internet_20_link" text:visited-style-name="Visited_20_Internet_20_Link"><text:span text:style-name="T217">http://www.geeksforgeeks.org/detect-and-remove-loop-in-a-linked-list/</text:span></text:a><text:bookmark-end text:name="__DdeLink__2824_146117282811111"/></text:p>
          <text:p text:style-name="P218">Second technique is kth node AFTER head</text:p>
          <text:p text:style-name="P202">And learn the implementation of <text:span text:style-name="T309">optimized method 2: Without counting nodes is loop</text:span></text:p>
        </text:list-item>
        <text:list-item>
          <text:p text:style-name="P155">Closest Pair of Points <text:span text:style-name="T373">(learn sortByX and sortByY methods)</text:span>:</text:p>
        </text:list-item>
        <text:list-item>
          <text:p text:style-name="P156">Closest Pair of Points <text:span text:style-name="T373">(learn sortByX and sortByY methods)</text:span>:</text:p>
          <text:p text:style-name="P157">project ClosestPairOfPoints</text:p>
          <text:p text:style-name="P200">http://www.geeksforgeeks.org/closest-pair-of-points/</text:p>
        </text:list-item>
        <text:list-item>
          <text:p text:style-name="P200"><text:span text:style-name="T284">Subset sum problem: </text:span><text:span text:style-name="T312">Subset sum problem is to find subset of elements that are selected from a given set whose sum adds up to a given number K. We are </text:span><text:soft-page-break/><text:span text:style-name="T312">considering the set contains non-negative values. It is assumed that the input set is unique (no duplicates are presented).</text:span></text:p>
          <text:p text:style-name="P200">https://www.youtube.com/watch?v=WRT8kmFOQTw</text:p>
          <text:p text:style-name="P200">http://krishnalearnings.blogspot.com/2015/08/sumset-sum-problem-java-and-backtracking.html</text:p>
        </text:list-item>
        <text:list-item>
          <text:p text:style-name="P200"><text:span text:style-name="T280">Partition problem: </text:span>(three solutions):</text:p>
          <text:p text:style-name="P200">1st solution: sort the array and then find that whether it is possible to make sum / 2 or not.</text:p>
          <text:p text:style-name="P200">2nd solution: recursive,</text:p>
          <text:p text:style-name="P200">3rd solution: dynamic,</text:p>
          <text:p text:style-name="P158">see project PartitionProblem</text:p>
        </text:list-item>
        <text:list-item>
          <text:p text:style-name="P200"><text:span text:style-name="T281">Tug of war:</text:span><text:span text:style-name="T310"> Given a set of n integers, divide the set in two subsets of n/2 sizes each such that the difference of the sum of two subsets is as minimum as possible. </text:span><text:bookmark text:name="more-1155941"/><text:span text:style-name="T310">If n is even, then sizes of two subsets must be strictly n/2 and if n is odd, then size of one subset must be (n-1)/2 and size of other subset must be (n+1)/2.</text:span></text:p>
          <text:p text:style-name="P200">http://www.geeksforgeeks.org/tug-of-war/</text:p>
        </text:list-item>
        <text:list-item>
          <text:p text:style-name="P159">Egg Dropping Puzzle:</text:p>
          <text:p text:style-name="P156"><text:span text:style-name="T62">time-complexity=&gt; </text:span>O(nk^2),<text:span text:style-name="T60"> </text:span><text:span text:style-name="T62">space complexity=&gt;</text:span><text:span text:style-name="T330"> </text:span>O(nk)</text:p>
          <text:p text:style-name="P200">http://www.geeksforgeeks.org/dynamic-programming-set-11-egg-dropping-puzzle/</text:p>
        </text:list-item>
        <text:list-item>
          <text:p text:style-name="P156">Cutting a rod:</text:p>
          <text:p text:style-name="P200">http://www.geeksforgeeks.org/dynamic-programming-set-13-cutting-a-rod/</text:p>
        </text:list-item>
        <text:list-item>
          <text:p text:style-name="P160">Word wrap problem:</text:p>
          <text:p text:style-name="P160">See project TextJustification</text:p>
          <text:p text:style-name="P200">https://www.youtube.com/watch?v=RORuwHiblPc</text:p>
          <text:p text:style-name="P200">https://github.com/mission-peace/interview/blob/master/src/com/interview/dynamic/TextJustification.java</text:p>
        </text:list-item>
        <text:list-item>
          <text:p text:style-name="P206">Minimum number of jumps to reach the end <text:span text:style-name="T374">(don’t read recursive)</text:span>:</text:p>
          <text:p text:style-name="P207">project MinimumJumps</text:p>
          <text:p text:style-name="P161">Time complexity of dynamic programming solution : O(n2) in worst case</text:p>
          <text:p text:style-name="P200">http://www.geeksforgeeks.org/minimum-number-of-jumps-to-reach-end-of-a-given-array/</text:p>
        </text:list-item>
        <text:list-item>
          <text:p text:style-name="P156">Largest Sum Contiguous subarray:</text:p>
          <text:p text:style-name="P162">project LargestSumContiguousSubarray</text:p>
          <text:p text:style-name="P200">http://www.geeksforgeeks.org/largest-sum-contiguous-subarray/</text:p>
        </text:list-item>
        <text:list-item>
          <text:p text:style-name="P170">Project BSTPreOrder</text:p>
        </text:list-item>
        <text:list-item>
          <text:p text:style-name="P208">Lexicographic rank of a string with duplicate characters</text:p>
          <text:p text:style-name="P268"><text:a xlink:type="simple" xlink:href="https://www.geeksforgeeks.org/lexicographic-rank-string-duplicate-characters/" text:style-name="Internet_20_link" text:visited-style-name="Visited_20_Internet_20_Link"><text:span text:style-name="T221">https://www.geeksforgeeks.org/lexicographic-rank-string-duplicate-characters/</text:span></text:a></text:p>
        </text:list-item>
        <text:list-item>
          <text:p text:style-name="P209"><text:span text:style-name="T299">project </text:span>PrintAllCombinations,</text:p>
          <text:p text:style-name="P269"><text:a xlink:type="simple" xlink:href="https://javahungry.blogspot.com/2014/02/algorithm-for-combinations-of-string-java-code-with-example.html" text:style-name="Internet_20_link" text:visited-style-name="Visited_20_Internet_20_Link"><text:span text:style-name="T222">https://javahungry.blogspot.com/2014/02/algorithm-for-combinations-of-string-java-code-with-example.html</text:span></text:a></text:p>
        </text:list-item>
        <text:list-item>
          <text:p text:style-name="P279">smallest window in a string containing all characters of another string</text:p>
        </text:list-item>
        <text:list-item>
          <text:p text:style-name="P279">smallest window in a string containing all characters of another string</text:p>
          <text:p text:style-name="P271"><text:a xlink:type="simple" xlink:href="http://www.geeksforgeeks.org/find-the-smallest-window-in-a-string-containing-all-characters-of-another-string/" text:style-name="Internet_20_link" text:visited-style-name="Visited_20_Internet_20_Link"><text:span text:style-name="T220">http://www.geeksforgeeks.org/find-the-smallest-window-in-a-string-containing-all-characters-of-another-string/</text:span></text:a></text:p>
        </text:list-item>
        <text:list-item>
          <text:p text:style-name="P2"><text:soft-page-break/><text:span text:style-name="Strong_20_Emphasis"><text:span text:style-name="T159">Tail Recursion:</text:span></text:span></text:p>
          <text:p text:style-name="P230">Must see how to write a factorial program in tail recursion.</text:p>
          <text:p text:style-name="P232"><text:a xlink:type="simple" xlink:href="http://www.geeksforgeeks.org/tail-recursion/" text:style-name="Internet_20_link" text:visited-style-name="Visited_20_Internet_20_Link"><text:span text:style-name="T95">http://www.geeksforgeeks.org/tail-recursion/</text:span></text:a></text:p>
          <text:p text:style-name="P232"><text:a xlink:type="simple" xlink:href="http://www.geeksforgeeks.org/tail-call-elimination/" text:style-name="Internet_20_link" text:visited-style-name="Visited_20_Internet_20_Link"><text:span text:style-name="T95">http://www.geeksforgeeks.org/tail-call-elimination/</text:span></text:a></text:p>
        </text:list-item>
        <text:list-item>
          <text:p text:style-name="P2"><text:span text:style-name="Strong_20_Emphasis"><text:span text:style-name="T160">Length of linked list: iterative and recursive,</text:span></text:span></text:p>
          <text:p text:style-name="P233"><text:a xlink:type="simple" xlink:href="http://quiz.geeksforgeeks.org/find-length-of-a-linked-list-iterative-and-recursive/" text:style-name="Internet_20_link" text:visited-style-name="Visited_20_Internet_20_Link"><text:span text:style-name="Strong_20_Emphasis"><text:span text:style-name="T96">http://quiz.geeksforgeeks.org/find-length-of-a-linked-list-iterative-and-recursive/</text:span></text:span></text:a></text:p>
        </text:list-item>
        <text:list-item>
          <text:p text:style-name="P2"><text:span text:style-name="Strong_20_Emphasis"><text:span text:style-name="T161">Print linked list in reverse order,</text:span></text:span></text:p>
          <text:p text:style-name="P234"><text:a xlink:type="simple" xlink:href="http://www.geeksforgeeks.org/write-a-recursive-function-to-print-reverse-of-a-linked-list/" text:style-name="Internet_20_link" text:visited-style-name="Visited_20_Internet_20_Link"><text:span text:style-name="Strong_20_Emphasis"><text:span text:style-name="T96">http://www.geeksforgeeks.org/write-a-recursive-function-to-print-reverse-of-a-linked-list/</text:span></text:span></text:a></text:p>
        </text:list-item>
        <text:list-item>
          <text:p text:style-name="P2"><text:span text:style-name="Strong_20_Emphasis"><text:span text:style-name="T211">Fibonacci:</text:span></text:span></text:p>
        </text:list-item>
        <text:list-item>
          <text:p text:style-name="P2"><text:span text:style-name="Strong_20_Emphasis"><text:span text:style-name="T211">Fibonacci:</text:span></text:span></text:p>
        </text:list-item>
        <text:list-item>
          <text:p text:style-name="P2"><text:span text:style-name="Strong_20_Emphasis"><text:span text:style-name="T211">Fibonacci:</text:span></text:span></text:p>
          <text:p text:style-name="P2"><text:span text:style-name="Strong_20_Emphasis"><text:span text:style-name="T164">fib, fibRecursive, fibTailRecursive, fibDPMemoization, fibDPTabulation, fibUsingFormula, fibFormulaMemoization, fibMatrixMultiplication, fibOptimizedMatrixMultiplication</text:span></text:span></text:p>
          <text:p text:style-name="P2"><text:span text:style-name="Strong_20_Emphasis"><text:span text:style-name="T212">project Fibonacci</text:span></text:span></text:p>
        </text:list-item>
        <text:list-item>
          <text:p text:style-name="P2"><text:span text:style-name="Strong_20_Emphasis"><text:span text:style-name="T209">Binary Search with its time and space complexity,</text:span></text:span></text:p>
          <text:p text:style-name="P280"><text:span text:style-name="T317">Time complexity: </text:span>The time complexity of Binary Search can be written as</text:p>
          <text:p text:style-name="P280"><text:s text:c="13"/>T(n) = T(n/2) + c </text:p>
          <text:p text:style-name="P280">The solution of the recurrence is (log n).</text:p>
          <text:p text:style-name="P280">Auxiliary Space: O(1) in case of iterative implementation. In case of recursive implementation, O(Logn) recursion call stack space.</text:p>
        </text:list-item>
        <text:list-item>
          <text:p text:style-name="P222"><text:span text:style-name="T297">Bucket Sort algorithm</text:span><text:span text:style-name="T56"> </text:span><text:span text:style-name="T57">(can be used for decimal values as well, </text:span><text:span text:style-name="T58">counting sort can’t be used for this</text:span><text:span text:style-name="T57">)</text:span><text:span text:style-name="T56">:</text:span></text:p>
          <text:p text:style-name="P146"><text:a xlink:type="simple" xlink:href="https://www.geeksforgeeks.org/bucket-sort-2/" text:style-name="Internet_20_link" text:visited-style-name="Visited_20_Internet_20_Link"><text:span text:style-name="T218">https://www.geeksforgeeks.org/bucket-sort-2/</text:span></text:a></text:p>
        </text:list-item>
        <text:list-item>
          <text:p text:style-name="P221">How to sort bucket sort and radix sort for negative numbers:</text:p>
          <text:p text:style-name="P146"><text:a xlink:type="simple" xlink:href="https://www.geeksforgeeks.org/bucket-sort-to-sort-an-array-with-negative-numbers/" text:style-name="Internet_20_link" text:visited-style-name="Visited_20_Internet_20_Link"><text:span text:style-name="T219">https://www.geeksforgeeks.org/bucket-sort-to-sort-an-array-with-negative-numbers/</text:span></text:a></text:p>
        </text:list-item>
        <text:list-item>
          <text:p text:style-name="P2"><text:span text:style-name="Strong_20_Emphasis"><text:span text:style-name="T210">Sorting directory material</text:span></text:span></text:p>
        </text:list-item>
        <text:list-item>
          <text:p text:style-name="P2"><text:span text:style-name="Strong_20_Emphasis"><text:span text:style-name="T210">Sorting directory material</text:span></text:span></text:p>
        </text:list-item>
        <text:list-item>
          <text:p text:style-name="P2"><text:span text:style-name="Strong_20_Emphasis"><text:span text:style-name="T210">Sorting directory material</text:span></text:span></text:p>
        </text:list-item>
        <text:list-item>
          <text:p text:style-name="P2"><text:span text:style-name="Strong_20_Emphasis"><text:span text:style-name="T33">Sorting,</text:span></text:span></text:p>
        </text:list-item>
        <text:list-item>
          <text:p text:style-name="P2"><text:span text:style-name="Strong_20_Emphasis"><text:span text:style-name="T33">Sorting,</text:span></text:span></text:p>
        </text:list-item>
        <text:list-item>
          <text:p text:style-name="P2"><text:span text:style-name="Strong_20_Emphasis"><text:span text:style-name="T33">Sorting,</text:span></text:span></text:p>
        </text:list-item>
        <text:list-item>
          <text:p text:style-name="P2"><text:span text:style-name="Strong_20_Emphasis"><text:span text:style-name="T33">Sorting,</text:span></text:span></text:p>
        </text:list-item>
        <text:list-item>
          <text:p text:style-name="P2"><text:span text:style-name="Strong_20_Emphasis"><text:span text:style-name="T33">Sorting,</text:span></text:span></text:p>
        </text:list-item>
        <text:list-item>
          <text:p text:style-name="P2"><text:span text:style-name="Strong_20_Emphasis"><text:span text:style-name="T33">Sorting,</text:span></text:span></text:p>
          <text:p text:style-name="P2"><text:span text:style-name="Strong_20_Emphasis"><text:span text:style-name="T34">project Sorting</text:span></text:span></text:p>
        </text:list-item>
        <text:list-item>
          <text:p text:style-name="P2"><text:span text:style-name="Strong_20_Emphasis"><text:span text:style-name="T162">Circular Array,</text:span></text:span></text:p>
          <text:p text:style-name="P2"><text:span text:style-name="Strong_20_Emphasis"><text:span text:style-name="T163">project CircularArray</text:span></text:span></text:p>
        </text:list-item>
        <text:list-item>
          <text:p text:style-name="P2"><text:span text:style-name="Strong_20_Emphasis"><text:span text:style-name="T162">LRUCache,</text:span></text:span></text:p>
          <text:p text:style-name="P2"><text:span text:style-name="Strong_20_Emphasis"><text:span text:style-name="T163">project LLD_LRUCache</text:span></text:span></text:p>
        </text:list-item>
        <text:list-item>
          <text:p text:style-name="P227">project MatrixSpiral,</text:p>
        </text:list-item>
        <text:list-item>
          <text:p text:style-name="P227">project MatrixSpiral,</text:p>
        </text:list-item>
        <text:list-item>
          <text:p text:style-name="P228">project MatrixRotate,</text:p>
        </text:list-item>
        <text:list-item>
          <text:p text:style-name="P228">project MatrixRotate,</text:p>
        </text:list-item>
        <text:list-item>
          <text:p text:style-name="P231"><text:span text:style-name="T55">D</text:span><text:span text:style-name="T54">LL,</text:span></text:p>
        </text:list-item>
        <text:list-item>
          <text:p text:style-name="P231"><text:span text:style-name="T55">D</text:span><text:span text:style-name="T54">LL,</text:span></text:p>
        </text:list-item>
        <text:list-item>
          <text:p text:style-name="P231"><text:span text:style-name="T55">D</text:span><text:span text:style-name="T54">LL,</text:span></text:p>
        </text:list-item>
        <text:list-item>
          <text:p text:style-name="P123"><text:soft-page-break/>BST,</text:p>
        </text:list-item>
        <text:list-item>
          <text:p text:style-name="P123">BST,</text:p>
        </text:list-item>
        <text:list-item>
          <text:p text:style-name="P123">BST,</text:p>
        </text:list-item>
        <text:list-item>
          <text:p text:style-name="P124">AVL,</text:p>
        </text:list-item>
        <text:list-item>
          <text:p text:style-name="P124">AVL,</text:p>
        </text:list-item>
        <text:list-item>
          <text:p text:style-name="P124">AVL,</text:p>
        </text:list-item>
        <text:list-item>
          <text:p text:style-name="P125">project MinHeap,</text:p>
        </text:list-item>
        <text:list-item>
          <text:p text:style-name="P125">project MinHeap,</text:p>
        </text:list-item>
        <text:list-item>
          <text:p text:style-name="P100">Number of substrings of a string</text:p>
          <text:p text:style-name="P281"><text:a xlink:type="simple" xlink:href="https://www.geeksforgeeks.org/number-substrings-string/" text:style-name="Internet_20_link" text:visited-style-name="Visited_20_Internet_20_Link"><text:span text:style-name="T38">https://www.geeksforgeeks.org/number-substrings-string/</text:span></text:a></text:p>
        </text:list-item>
        <text:list-item>
          <text:p text:style-name="P105">print all substrings of a given string</text:p>
          <text:p text:style-name="P135">length = 1 to n</text:p>
          <text:p text:style-name="P135">i = 0 to <text:span text:style-name="T279">(n - length)</text:span></text:p>
          <text:p text:style-name="P136">j = i + length – 1</text:p>
          <text:p text:style-name="P136">k = i to j</text:p>
          <text:p text:style-name="P281"><text:a xlink:type="simple" xlink:href="https://www.geeksforgeeks.org/program-print-substrings-given-string/" text:style-name="Internet_20_link" text:visited-style-name="Visited_20_Internet_20_Link"><text:span text:style-name="T39">https://www.geeksforgeeks.org/program-print-substrings-given-string/</text:span></text:a></text:p>
        </text:list-item>
        <text:list-item>
          <text:p text:style-name="P105">k closest elements to a given value</text:p>
          <text:p text:style-name="P281"><text:a xlink:type="simple" xlink:href="http://www.geeksforgeeks.org/find-k-closest-elements-given-value/" text:style-name="Internet_20_link" text:visited-style-name="Visited_20_Internet_20_Link"><text:span text:style-name="T40">http://www.geeksforgeeks.org/find-k-closest-elements-given-value/</text:span></text:a></text:p>
        </text:list-item>
        <text:list-item>
          <text:p text:style-name="P105">Sort an array in wave form</text:p>
          <text:p text:style-name="P282"><text:a xlink:type="simple" xlink:href="https://www.geeksforgeeks.org/sort-array-wave-form-2/" text:style-name="Internet_20_link" text:visited-style-name="Visited_20_Internet_20_Link"><text:span text:style-name="T1">https://www.geeksforgeeks.org/sort-array-wave-form-2/</text:span></text:a></text:p>
        </text:list-item>
        <text:list-item>
          <text:p text:style-name="P101">K’th Smallest/Largest Element in Unsorted Array</text:p>
          <text:p text:style-name="P283"><text:a xlink:type="simple" xlink:href="http://www.geeksforgeeks.org/kth-smallestlargest-element-unsorted-array/" text:style-name="Internet_20_link" text:visited-style-name="Visited_20_Internet_20_Link"><text:span text:style-name="T1">http://www.geeksforgeeks.org/kth-smallestlargest-element-unsorted-array/</text:span></text:a></text:p>
        </text:list-item>
        <text:list-item>
          <text:p text:style-name="P102">find the pair in sorted array whose sum is closest to x</text:p>
          <text:p text:style-name="P284"><text:a xlink:type="simple" xlink:href="http://quiz.geeksforgeeks.org/given-sorted-array-number-x-find-pair-array-whose-sum-closest-x/" text:style-name="Internet_20_link" text:visited-style-name="Visited_20_Internet_20_Link"><text:span text:style-name="T41">http://quiz.geeksforgeeks.org/given-sorted-array-number-x-find-pair-array-whose-sum-closest-x/</text:span></text:a></text:p>
        </text:list-item>
        <text:list-item>
          <text:p text:style-name="P278">all subsets of a given set in Java</text:p>
          <text:p text:style-name="P285"><text:a xlink:type="simple" xlink:href="http://www.geeksforgeeks.org/finding-all-subsets-of-a-given-set-in-java/" text:style-name="Internet_20_link" text:visited-style-name="Visited_20_Internet_20_Link"><text:span text:style-name="T42">http://www.geeksforgeeks.org/finding-all-subsets-of-a-given-set-in-java/</text:span></text:a></text:p>
        </text:list-item>
        <text:list-item>
          <text:p text:style-name="P275">Project RotateArray</text:p>
          <text:p text:style-name="P272"><text:a xlink:type="simple" xlink:href="https://www.geeksforgeeks.org/array-rotation/" text:style-name="Internet_20_link" text:visited-style-name="Visited_20_Internet_20_Link">https://www.geeksforgeeks.org/array-rotation/</text:a></text:p>
        </text:list-item>
        <text:list-item>
          <text:p text:style-name="P276">subarray with given sum</text:p>
          <text:p text:style-name="P273"><text:a xlink:type="simple" xlink:href="http://www.geeksforgeeks.org/find-subarray-with-given-sum/" text:style-name="Internet_20_link" text:visited-style-name="Visited_20_Internet_20_Link"><text:span text:style-name="T370">http://www.geeksforgeeks.org/find-subarray-with-given-sum/</text:span></text:a></text:p>
        </text:list-item>
        <text:list-item>
          <text:p text:style-name="P277">Given an array arr[], find the maximum j – i such that arr[j] &gt; arr[i]:</text:p>
          <text:p text:style-name="P273"><text:a xlink:type="simple" xlink:href="http://www.geeksforgeeks.org/given-an-array-arr-find-the-maximum-j-i-such-that-arrj-arri/" text:style-name="Internet_20_link" text:visited-style-name="Visited_20_Internet_20_Link">http://www.geeksforgeeks.org/given-an-array-arr-find-the-maximum-j-i-such-that-arrj-arri/</text:a><text:span text:style-name="T371"> </text:span><text:span text:style-name="T295">(</text:span><text:span text:style-name="T296">not second method</text:span><text:span text:style-name="T295">)</text:span></text:p>
        </text:list-item>
        <text:list-item>
          <text:p text:style-name="P276">smallest window in a string containing all characters of another string</text:p>
        </text:list-item>
        <text:list-item>
          <text:p text:style-name="P276">smallest window in a string containing all characters of another string</text:p>
          <text:p text:style-name="P271"><text:a xlink:type="simple" xlink:href="http://www.geeksforgeeks.org/find-the-smallest-window-in-a-string-containing-all-characters-of-another-string/" text:style-name="Internet_20_link" text:visited-style-name="Visited_20_Internet_20_Link"><text:span text:style-name="T369">http://www.geeksforgeeks.org/find-the-smallest-window-in-a-string-containing-all-characters-of-another-string/</text:span></text:a></text:p>
        </text:list-item>
        <text:list-item>
          <text:p text:style-name="P106"><text:span text:style-name="T298">project </text:span>PrintAllPermutations:</text:p>
          <text:p text:style-name="P126">print permutations and print permutations with repitition,</text:p>
        </text:list-item>
        <text:list-item>
          <text:p text:style-name="P106"><text:span text:style-name="T304">Lexicographical permutations of a string</text:span>,</text:p>
          <text:p text:style-name="P268"><text:a xlink:type="simple" xlink:href="https://www.geeksforgeeks.org/lexicographic-permutations-of-string/" text:style-name="Internet_20_link" text:visited-style-name="Visited_20_Internet_20_Link">https://www.geeksforgeeks.org/lexicographic-permutations-of-string/</text:a></text:p>
        </text:list-item>
        <text:list-item>
          <text:p text:style-name="P105">Lexicographic rank of a string with duplicate characters</text:p>
          <text:p text:style-name="P268"><text:a xlink:type="simple" xlink:href="https://www.geeksforgeeks.org/lexicographic-rank-string-duplicate-characters/" text:style-name="Internet_20_link" text:visited-style-name="Visited_20_Internet_20_Link"><text:span text:style-name="T367">https://www.geeksforgeeks.org/lexicographic-rank-string-duplicate-characters/</text:span></text:a></text:p>
        </text:list-item>
        <text:list-item>
          <text:p text:style-name="P106"><text:span text:style-name="T299">project </text:span>PrintAllCombinations,</text:p>
          <text:p text:style-name="P269"><text:a xlink:type="simple" xlink:href="https://javahungry.blogspot.com/2014/02/algorithm-for-combinations-of-string-java-code-with-example.html" text:style-name="Internet_20_link" text:visited-style-name="Visited_20_Internet_20_Link"><text:span text:style-name="T368">https://javahungry.blogspot.com/2014/02/algorithm-for-combinations-of-string-java-code-with-example.html</text:span></text:a></text:p>
        </text:list-item>
        <text:list-item>
          <text:p text:style-name="P105"><text:soft-page-break/>Excel column name from a given column number</text:p>
          <text:p text:style-name="P270"><text:a xlink:type="simple" xlink:href="https://www.geeksforgeeks.org/find-excel-column-name-given-number/" text:style-name="Internet_20_link" text:visited-style-name="Visited_20_Internet_20_Link">https://www.geeksforgeeks.org/find-excel-column-name-given-number/</text:a></text:p>
        </text:list-item>
        <text:list-item>
          <text:p text:style-name="P107"><text:span text:style-name="T76">Number of </text:span><text:span text:style-name="T77">all possible words from phone digits </text:span><text:span text:style-name="T78">(have 0 and 1 check at the top in the for loop)</text:span><text:span text:style-name="T77">:</text:span></text:p>
          <text:p text:style-name="P108"><text:span text:style-name="T77">p</text:span><text:span text:style-name="T75">roject PhoneDigitStringsDemo</text:span></text:p>
          <text:p text:style-name="P286"><text:a xlink:type="simple" xlink:href="http://www.geeksforgeeks.org/find-possible-words-phone-digits/" text:style-name="Internet_20_link" text:visited-style-name="Visited_20_Internet_20_Link"><text:span text:style-name="T14">http://www.geeksforgeeks.org/find-possible-words-phone-digits/</text:span></text:a></text:p>
        </text:list-item>
        <text:list-item>
          <text:p text:style-name="P105">Rearrange a string so that all same characters become d distance away:</text:p>
          <text:p text:style-name="P109"><text:span text:style-name="T307">class </text:span>DdistanceStringRearrange <text:span text:style-name="T307">of P</text:span>roject DDistanceStringRearrange</text:p>
          <text:p text:style-name="P270"><text:a xlink:type="simple" xlink:href="http://www.geeksforgeeks.org/rearrange-a-string-so-that-all-same-characters-become-at-least-d-distance-away/" text:style-name="Internet_20_link" text:visited-style-name="Visited_20_Internet_20_Link"><text:span text:style-name="T81">http://www.geeksforgeeks.org/rearrange-a-string-so-that-all-same-characters-become-at-least-d-distance-away/</text:span></text:a></text:p>
        </text:list-item>
        <text:list-item>
          <text:p text:style-name="P69">Maximum sum such that no two elements are adjacent:</text:p>
          <text:p text:style-name="P92">See project MaximumSumNonAdjacent</text:p>
          <text:p text:style-name="P93"><text:a xlink:type="simple" xlink:href="https://www.geeksforgeeks.org/maximum-sum-such-that-no-two-elements-are-adjacent/" text:style-name="Internet_20_link" text:visited-style-name="Visited_20_Internet_20_Link">https://www.geeksforgeeks.org/maximum-sum-such-that-no-two-elements-are-adjacent/</text:a></text:p>
        </text:list-item>
        <text:list-item>
          <text:p text:style-name="P70">Find the smallest missing number <text:span text:style-name="T352">(find that in log n time)</text:span>:</text:p>
          <text:p text:style-name="P146"><text:a xlink:type="simple" xlink:href="http://www.geeksforgeeks.org/find-the-first-missing-number/" text:style-name="Internet_20_link" text:visited-style-name="Visited_20_Internet_20_Link"><text:span text:style-name="T12">http://www.geeksforgeeks.org/find-the-first-missing-number/</text:span></text:a></text:p>
        </text:list-item>
        <text:list-item>
          <text:p text:style-name="P137"><text:span text:style-name="T280">Palindrome: </text:span><text:span text:style-name="T73">See project Palindrome(all approaches),</text:span></text:p>
        </text:list-item>
        <text:list-item>
          <text:p text:style-name="P127"><text:span text:style-name="T280">Reverse the String: </text:span>See project StringReverse</text:p>
        </text:list-item>
        <text:list-item>
          <text:p text:style-name="P128"><text:span text:style-name="T286">Count n</text:span><text:span text:style-name="T280">umber of words in a String: </text:span><text:span text:style-name="T319">See project NumberOfWords</text:span></text:p>
        </text:list-item>
        <text:list-item>
          <text:p text:style-name="P129"><text:span text:style-name="T280">Index of last occurrence of a character in a String: </text:span>See project LastOccurence</text:p>
        </text:list-item>
        <text:list-item>
          <text:p text:style-name="P130"><text:span text:style-name="T285">Recursive </text:span><text:span text:style-name="T280">Tower of Hanoi: </text:span><text:span text:style-name="T318">See project TowerOfHanoiRecursive</text:span></text:p>
        </text:list-item>
        <text:list-item>
          <text:p text:style-name="P110">Iterative Tower of Hanoi: <text:span text:style-name="T61">See project TowerOfHanoiIterative</text:span></text:p>
        </text:list-item>
        <text:list-item>
          <text:p text:style-name="P71">Implement Queue using Stacks <text:span text:style-name="T350">(code of third method as well)</text:span>:</text:p>
          <text:p text:style-name="P147"><text:a xlink:type="simple" xlink:href="http://www.geeksforgeeks.org/queue-using-stacks/" text:style-name="Internet_20_link" text:visited-style-name="Visited_20_Internet_20_Link"><text:span text:style-name="T10">http://www.geeksforgeeks.org/queue-using-stacks/</text:span></text:a></text:p>
        </text:list-item>
        <text:list-item>
          <text:p text:style-name="P73">Length of the longest valid substring:</text:p>
          <text:p text:style-name="P147"><text:a xlink:type="simple" xlink:href="http://www.geeksforgeeks.org/length-of-the-longest-valid-substring/" text:style-name="Internet_20_link" text:visited-style-name="Visited_20_Internet_20_Link"><text:span text:style-name="T11">http://www.geeksforgeeks.org/length-of-the-longest-valid-substring/</text:span></text:a></text:p>
        </text:list-item>
        <text:list-item>
          <text:p text:style-name="P75">project DuplicateParenthesis</text:p>
        </text:list-item>
        <text:list-item>
          <text:p text:style-name="P76">Project BSTPreOrder</text:p>
        </text:list-item>
        <text:list-item>
          <text:p text:style-name="P77">Design a stack that supports getMin() in O(1) time and O(1) extra space</text:p>
          <text:p text:style-name="P78">First lets see simple O(1) time and O(n) extra space method:</text:p>
          <text:p text:style-name="P235"><text:a xlink:type="simple" xlink:href="https://www.geeksforgeeks.org/design-and-implement-special-stack-data-structure/" text:style-name="Internet_20_link" text:visited-style-name="Visited_20_Internet_20_Link"><text:span text:style-name="T13">https://www.geeksforgeeks.org/design-and-implement-special-stack-data-structure/</text:span></text:a></text:p>
          <text:p text:style-name="P78">Now<text:span text:style-name="T354"> lets see simple O(1) time and O(</text:span>1<text:span text:style-name="T354">) extra space method:</text:span></text:p>
          <text:p text:style-name="P1"><text:span text:style-name="T300">(see the example given on the page. peek() method can also be implemented in the class using pop(), copy in a variable, push() and return the variable.)</text:span>:</text:p>
          <text:p text:style-name="P79">getMin():</text:p>
          <text:p text:style-name="P138">push():</text:p>
          <text:p text:style-name="P139"><text:s text:c="4"/>actual_Insert = 2 * insert – minElement;</text:p>
          <text:p text:style-name="P140"><text:s text:c="4"/>minElement = insert;</text:p>
          <text:p text:style-name="P138">pop():</text:p>
          <text:p text:style-name="P141"><text:s text:c="4"/>returned = minElement;</text:p>
          <text:p text:style-name="P142"><text:s text:c="4"/>newMinElement = 2 * minElement – actual_removed;</text:p>
          <text:p text:style-name="P79"/>
          <text:p text:style-name="P79">getM<text:span text:style-name="T301">ax</text:span>():</text:p>
          <text:p text:style-name="P138"><text:soft-page-break/>push():</text:p>
          <text:p text:style-name="P139"><text:s text:c="4"/>actual_Insert = 2 * insert – m<text:span text:style-name="T302">ax</text:span>Element;</text:p>
          <text:p text:style-name="P140"><text:s text:c="4"/>m<text:span text:style-name="T302">ax</text:span>Element = insert;</text:p>
          <text:p text:style-name="P138">pop():</text:p>
          <text:p text:style-name="P141"><text:s text:c="4"/>returned = m<text:span text:style-name="T303">ax</text:span>Element;</text:p>
          <text:p text:style-name="P134"><text:span text:style-name="T305"><text:s text:c="4"/>newM</text:span><text:span text:style-name="T306">ax</text:span><text:span text:style-name="T305">Element = 2 * m</text:span><text:span text:style-name="T306">ax</text:span><text:span text:style-name="T305">Element – actual_removed;</text:span></text:p>
          <text:p text:style-name="P146"><text:a xlink:type="simple" xlink:href="http://www.geeksforgeeks.org/design-a-stack-that-supports-getmin-in-o1-time-and-o1-extra-space/" text:style-name="Internet_20_link" text:visited-style-name="Visited_20_Internet_20_Link"><text:span text:style-name="T13"/></text:a></text:p>
          <text:p text:style-name="P146"><text:a xlink:type="simple" xlink:href="http://www.geeksforgeeks.org/design-a-stack-that-supports-getmin-in-o1-time-and-o1-extra-space/" text:style-name="Internet_20_link" text:visited-style-name="Visited_20_Internet_20_Link"><text:span text:style-name="T13">http://www.geeksforgeeks.org/design-a-stack-that-supports-getmin-in-o1-time-and-o1-extra-space/</text:span></text:a></text:p>
          <text:p text:style-name="P236"><text:a xlink:type="simple" xlink:href="https://www.geeksforgeeks.org/find-maximum-in-a-stack-in-o1-time-and-o1-extra-space/" text:style-name="Internet_20_link" text:visited-style-name="Visited_20_Internet_20_Link"><text:span text:style-name="T13">https://www.geeksforgeeks.org/find-maximum-in-a-stack-in-o1-time-and-o1-extra-space/</text:span></text:a></text:p>
          <text:p text:style-name="P82"/>
        </text:list-item>
        <text:list-item>
          <text:p text:style-name="P16">project KstackProblem</text:p>
          <text:p text:style-name="P274"><text:a xlink:type="simple" xlink:href="http://www.geeksforgeeks.org/efficiently-implement-k-stacks-single-array/" text:style-name="Internet_20_link" text:visited-style-name="Visited_20_Internet_20_Link"><text:span text:style-name="T372">http://www.geeksforgeeks.org/efficiently-implement-k-stacks-single-array/</text:span></text:a></text:p>
        </text:list-item>
        <text:list-item>
          <text:p text:style-name="P111"><text:span text:style-name="T85">p</text:span><text:span text:style-name="T84">roject RectArea</text:span></text:p>
          <text:p text:style-name="P270"><text:a xlink:type="simple" xlink:href="http://www.geeksforgeeks.org/largest-rectangle-under-histogram/" text:style-name="Internet_20_link" text:visited-style-name="Visited_20_Internet_20_Link"><text:span text:style-name="T82">http://www.geeksforgeeks.org/largest-rectangle-under-histogram/</text:span></text:a></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8"><text:span text:style-name="Strong_20_Emphasis"><text:span text:style-name="T21">Some Important formulas:</text:span></text:span></text:p>
        </text:list-item>
        <text:list-item>
          <text:p text:style-name="P13">ReverseLinkedList</text:p>
        </text:list-item>
        <text:list-item>
          <text:p text:style-name="P11">ReverseLinkedList</text:p>
        </text:list-item>
        <text:list-item>
          <text:p text:style-name="P11">ReverseDoublyLinkedList</text:p>
        </text:list-item>
        <text:list-item>
          <text:p text:style-name="P11">ReverseDoublyLinkedList</text:p>
        </text:list-item>
        <text:list-item>
          <text:p text:style-name="P11">ReverseDoublyLinkedList</text:p>
        </text:list-item>
        <text:list-item>
          <text:p text:style-name="P14">Recursive inorder, preorder, postorder of BST:</text:p>
          <text:p text:style-name="P121"><text:a xlink:type="simple" xlink:href="https://www.geeksforgeeks.org/tree-traversals-inorder-preorder-and-postorder/" text:style-name="Internet_20_link" text:visited-style-name="Visited_20_Internet_20_Link"><text:span text:style-name="T75">https://www.geeksforgeeks.org/tree-traversals-inorder-preorder-and-postorder/</text:span></text:a></text:p>
        </text:list-item>
        <text:list-item>
          <text:p text:style-name="P94">IterativePreorder,</text:p>
          <text:p text:style-name="P98">project TreeTraversalterative</text:p>
        </text:list-item>
        <text:list-item>
          <text:p text:style-name="P95">IterativeInorder,</text:p>
          <text:p text:style-name="P98">project TreeTraversalterative</text:p>
        </text:list-item>
        <text:list-item>
          <text:p text:style-name="P95">IterativePostorder,</text:p>
          <text:p text:style-name="P98">project TreeTraversalterative</text:p>
        </text:list-item>
        <text:list-item>
          <text:p text:style-name="P65">Print Ancestors <text:span text:style-name="T353">recursively</text:span> of a given node in Binary Tree:</text:p>
          <text:p text:style-name="P148"><text:soft-page-break/><text:a xlink:type="simple" xlink:href="http://www.geeksforgeeks.org/print-ancestors-of-a-given-node-in-binary-tree/" text:style-name="Internet_20_link" text:visited-style-name="Visited_20_Internet_20_Link"><text:span text:style-name="T17">http://www.geeksforgeeks.org/print-ancestors-of-a-given-node-in-binary-tree/</text:span></text:a></text:p>
        </text:list-item>
        <text:list-item>
          <text:p text:style-name="P96">IterativeAncestors,</text:p>
          <text:p text:style-name="P95"><text:span text:style-name="T80">project </text:span><text:span text:style-name="T79">PrintAncestorsIterative</text:span></text:p>
        </text:list-item>
        <text:list-item>
          <text:p text:style-name="P67"><text:span text:style-name="T375">Detect and remove loop in a linked list</text:span><text:span text:style-name="T376"> (four techniques):</text:span></text:p>
        </text:list-item>
        <text:list-item>
          <text:p text:style-name="P9">Detect and remove loop in a linked list<text:span text:style-name="T308"> (four techniques):</text:span></text:p>
          <text:p text:style-name="P153"><text:bookmark-start text:name="__DdeLink__2824_14611728281111"/><text:a xlink:type="simple" xlink:href="http://www.geeksforgeeks.org/detect-and-remove-loop-in-a-linked-list/" text:style-name="Internet_20_link" text:visited-style-name="Visited_20_Internet_20_Link"><text:span text:style-name="T3">http://www.geeksforgeeks.org/detect-and-remove-loop-in-a-linked-list/</text:span></text:a><text:bookmark-end text:name="__DdeLink__2824_14611728281111"/></text:p>
          <text:p text:style-name="P103">Second technique is kth node AFTER head</text:p>
          <text:p text:style-name="P80">And learn the implementation of <text:span text:style-name="T309">optimized method 2: Without counting nodes is loop</text:span></text:p>
        </text:list-item>
        <text:list-item>
          <text:p text:style-name="P83">ExtendsThread</text:p>
        </text:list-item>
        <text:list-item>
          <text:p text:style-name="P83">ImplementsRunnable</text:p>
        </text:list-item>
        <text:list-item>
          <text:p text:style-name="P83">ThreadInterrupt_1,</text:p>
        </text:list-item>
        <text:list-item>
          <text:p text:style-name="P83">ThreadInterrupt_2,</text:p>
        </text:list-item>
        <text:list-item>
          <text:p text:style-name="P83">ThreadInterrupt_3,</text:p>
        </text:list-item>
        <text:list-item>
          <text:p text:style-name="P83">ThreadInterrupt_4,</text:p>
        </text:list-item>
        <text:list-item>
          <text:p text:style-name="P83">ShutdownHook</text:p>
        </text:list-item>
        <text:list-item>
          <text:p text:style-name="P83">SuspendResume</text:p>
        </text:list-item>
        <text:list-item>
          <text:p text:style-name="P83">Deadlock_1,</text:p>
        </text:list-item>
        <text:list-item>
          <text:p text:style-name="P83">Deadlock_2,</text:p>
        </text:list-item>
        <text:list-item>
          <text:p text:style-name="P83">Deadlock_3,</text:p>
        </text:list-item>
        <text:list-item>
          <text:p text:style-name="P83">ConcurrentHashMapDemo</text:p>
        </text:list-item>
        <text:list-item>
          <text:p text:style-name="P83">ThreadLocal</text:p>
        </text:list-item>
        <text:list-item>
          <text:p text:style-name="P83">TimerTask</text:p>
        </text:list-item>
        <text:list-item>
          <text:p text:style-name="P83">ForkJoin</text:p>
        </text:list-item>
        <text:list-item>
          <text:p text:style-name="P83">RecursiveAction</text:p>
        </text:list-item>
        <text:list-item>
          <text:p text:style-name="P83">RecursiveTask</text:p>
        </text:list-item>
        <text:list-item>
          <text:p text:style-name="P83">JavaAtomic</text:p>
        </text:list-item>
        <text:list-item>
          <text:p text:style-name="P83">Notification</text:p>
        </text:list-item>
        <text:list-item>
          <text:p text:style-name="P83">CountDownLatch</text:p>
        </text:list-item>
        <text:list-item>
          <text:p text:style-name="P83">CyclicBarrier_1,</text:p>
        </text:list-item>
        <text:list-item>
          <text:p text:style-name="P83">CyclicBarrier_2,</text:p>
        </text:list-item>
        <text:list-item>
          <text:p text:style-name="P83">Phaser</text:p>
        </text:list-item>
        <text:list-item>
          <text:p text:style-name="P83">ReentrantLock</text:p>
        </text:list-item>
        <text:list-item>
          <text:p text:style-name="P83">ProducerConsumerSimple</text:p>
        </text:list-item>
        <text:list-item>
          <text:p text:style-name="P83">ProducerConsumerSemaphore</text:p>
        </text:list-item>
        <text:list-item>
          <text:p text:style-name="P83">ProducerConsumerBlockingQueue</text:p>
        </text:list-item>
        <text:list-item>
          <text:p text:style-name="P83">ThreadPool_1</text:p>
        </text:list-item>
        <text:list-item>
          <text:p text:style-name="P83">ThreadPool_2</text:p>
        </text:list-item>
        <text:list-item>
          <text:p text:style-name="P83">ThreadPool,</text:p>
        </text:list-item>
        <text:list-item>
          <text:p text:style-name="P83">ThreadPool,</text:p>
        </text:list-item>
        <text:list-item>
          <text:p text:style-name="P83">DPObjectPool,</text:p>
        </text:list-item>
        <text:list-item>
          <text:p text:style-name="P83">DPObjectPool,</text:p>
        </text:list-item>
        <text:list-item>
          <text:p text:style-name="P83">AsynchLogger,</text:p>
        </text:list-item>
        <text:list-item>
          <text:p text:style-name="P83">AsynchLogger,</text:p>
        </text:list-item>
        <text:list-item>
          <text:p text:style-name="P17">Egg Dropping Puzzle:</text:p>
          <text:p text:style-name="P18"><text:span text:style-name="T62">time-complexity=&gt; </text:span>O(nk^2),<text:span text:style-name="T60"> </text:span><text:span text:style-name="T62">space complexity=&gt;</text:span><text:span text:style-name="T330"> </text:span>O(nk)</text:p>
          <text:p text:style-name="P84">http://www.geeksforgeeks.org/dynamic-programming-set-11-egg-dropping-puzzle/</text:p>
        </text:list-item>
        <text:list-item>
          <text:p text:style-name="P18">Cutting a rod:</text:p>
          <text:p text:style-name="P84"><text:soft-page-break/>http://www.geeksforgeeks.org/dynamic-programming-set-13-cutting-a-rod/</text:p>
        </text:list-item>
        <text:list-item>
          <text:p text:style-name="P21">Word wrap problem:</text:p>
          <text:p text:style-name="P21">See project TextJustification</text:p>
          <text:p text:style-name="P84">https://www.youtube.com/watch?v=RORuwHiblPc</text:p>
          <text:p text:style-name="P84">https://github.com/mission-peace/interview/blob/master/src/com/interview/dynamic/TextJustification.java</text:p>
        </text:list-item>
        <text:list-item>
          <text:p text:style-name="P112">Minimum number of jumps to reach the end <text:span text:style-name="T374">(don’t read recursive)</text:span>:</text:p>
          <text:p text:style-name="P114">project MinimumJumps</text:p>
          <text:p text:style-name="P22">Time complexity of dynamic programming solution : O(n2) in worst case</text:p>
          <text:p text:style-name="P85">http://www.geeksforgeeks.org/minimum-number-of-jumps-to-reach-end-of-a-given-array/</text:p>
        </text:list-item>
        <text:list-item>
          <text:p text:style-name="P19">Largest Sum Contiguous subarray:</text:p>
          <text:p text:style-name="P24">project LargestSumContiguousSubarray</text:p>
          <text:p text:style-name="P84">http://www.geeksforgeeks.org/largest-sum-contiguous-subarray/</text:p>
        </text:list-item>
        <text:list-item>
          <text:p text:style-name="P18">Disjoint-set data structure:</text:p>
        </text:list-item>
        <text:list-item>
          <text:p text:style-name="P18">Binomial Tree:</text:p>
          <text:p text:style-name="P237"><text:a xlink:type="simple" xlink:href="https://www.youtube.com/watch?v=zlF6e_qGqKA" text:style-name="Internet_20_link" text:visited-style-name="Visited_20_Internet_20_Link"><text:span text:style-name="T2">https://www.youtube.com/watch?v=zlF6e_qGqKA</text:span></text:a></text:p>
        </text:list-item>
        <text:list-item>
          <text:p text:style-name="P18">Binary Heap:</text:p>
          <text:p text:style-name="P238"><text:a xlink:type="simple" xlink:href="https://www.geeksforgeeks.org/binary-heap/" text:style-name="Internet_20_link" text:visited-style-name="Visited_20_Internet_20_Link"><text:span text:style-name="T2">https://www.geeksforgeeks.org/binary-heap/</text:span></text:a></text:p>
        </text:list-item>
        <text:list-item>
          <text:p text:style-name="P18">Binomial Heap:</text:p>
          <text:p text:style-name="P244"><text:a xlink:type="simple" xlink:href="https://www.geeksforgeeks.org/binomial-heap-2/" text:style-name="Internet_20_link" text:visited-style-name="Visited_20_Internet_20_Link"><text:span text:style-name="T43">https://www.geeksforgeeks.org/binomial-heap-2/</text:span></text:a></text:p>
          <text:p text:style-name="P245"><text:a xlink:type="simple" xlink:href="https://youtu.be/e_gh1aD4v-A" text:style-name="Internet_20_link" text:visited-style-name="Visited_20_Internet_20_Link"><text:span text:style-name="T1">https://youtu.be/e_gh1aD4v-A</text:span></text:a></text:p>
          <text:p text:style-name="P246"><text:a xlink:type="simple" xlink:href="https://www.youtube.com/watch?v=hbf_h8Ytv04" text:style-name="Internet_20_link" text:visited-style-name="Visited_20_Internet_20_Link"><text:span text:style-name="T1">https://www.youtube.com/watch?v=hbf_h8Ytv04</text:span></text:a></text:p>
        </text:list-item>
        <text:list-item>
          <text:p text:style-name="P18">Fibonacci Heap:</text:p>
          <text:p text:style-name="P240"><text:a xlink:type="simple" xlink:href="https://www.geeksforgeeks.org/fibonacci-heap-set-1-introduction/" text:style-name="Internet_20_link" text:visited-style-name="Visited_20_Internet_20_Link"><text:span text:style-name="T44">https://www.geeksforgeeks.org/fibonacci-heap-set-1-introduction/</text:span></text:a></text:p>
          <text:p text:style-name="P143"><text:span text:style-name="T289">Don’t read the algorithm of fibonacci heap, </text:span><text:span text:style-name="T290">not required.</text:span></text:p>
        </text:list-item>
        <text:list-item>
          <text:p text:style-name="P18">Priority Queue:</text:p>
          <text:p text:style-name="P116">(heap + map): between time 0.55 to 5.55 of following video:</text:p>
          <text:p text:style-name="P241"><text:a xlink:type="simple" xlink:href="https://www.youtube.com/watch?v=oP2-8ysT3QQ" text:style-name="Internet_20_link" text:visited-style-name="Visited_20_Internet_20_Link"><text:span text:style-name="T1">https://www.youtube.com/watch?v=oP2-8ysT3QQ</text:span></text:a></text:p>
        </text:list-item>
        <text:list-item>
          <text:p text:style-name="P18">Time complexity of building a binary heap:</text:p>
          <text:p text:style-name="P242"><text:a xlink:type="simple" xlink:href="https://www.geeksforgeeks.org/time-complexity-of-building-a-heap/" text:style-name="Internet_20_link" text:visited-style-name="Visited_20_Internet_20_Link"><text:span text:style-name="T1">https://www.geeksforgeeks.org/time-complexity-of-building-a-heap/</text:span></text:a></text:p>
        </text:list-item>
        <text:list-item>
          <text:p text:style-name="P18">Comparison of different heaps:</text:p>
        </text:list-item>
        <text:list-item>
          <text:p text:style-name="P117">Huffman encoding <text:span text:style-name="T331">algorithm </text:span>(Page no. 431):</text:p>
          <text:p text:style-name="P131"><text:span text:style-name="T280">time complexity:</text:span> <text:span text:style-name="T332">using binary mean heap- </text:span>O(n log n)</text:p>
          <text:p text:style-name="P132">decode 001011101 seeing Figure 16.4(b) (Page no. 430)</text:p>
        </text:list-item>
        <text:list-item>
          <text:p text:style-name="P118"><text:span text:style-name="T333">Ps</text:span>eudo code of BFS <text:span text:style-name="T334">(Page no. 595): Coloring of node is very important in BFS.</text:span></text:p>
          <text:p text:style-name="P25">time complexity: <text:span text:style-name="T63">O (V + E)</text:span></text:p>
        </text:list-item>
        <text:list-item>
          <text:p text:style-name="P84"><text:span text:style-name="T291">DFS </text:span><text:span text:style-name="T292">(Page no. 603): </text:span><text:span text:style-name="T346">O (V + E)</text:span></text:p>
        </text:list-item>
        <text:list-item>
          <text:p text:style-name="P26">Topological sort <text:span text:style-name="T335">of a DAG</text:span> (Page no. 612): <text:span text:style-name="T64">O (V + E)</text:span></text:p>
        </text:list-item>
        <text:list-item>
          <text:p text:style-name="P26">Strongly Connected components (Page no. 615): <text:span text:style-name="T64">O (V + E)</text:span></text:p>
        </text:list-item>
        <text:list-item>
          <text:p text:style-name="P27">Generic MST <text:span text:style-name="T336">(Page no. 626):</text:span></text:p>
        </text:list-item>
        <text:list-item>
          <text:p text:style-name="P28">Some definitions: cut, crosses, respect, light edge (Page no. 626)</text:p>
        </text:list-item>
        <text:list-item>
          <text:p text:style-name="P29"><text:span text:style-name="T337">MST-</text:span>Kruskal (Page no. 631):<text:span text:style-name="T60"> </text:span><text:span text:style-name="T65">O(E log V)</text:span></text:p>
        </text:list-item>
        <text:list-item>
          <text:p text:style-name="P30"><text:span text:style-name="T337">MST-</text:span>Prim (Page no. 634):<text:span text:style-name="T60"> </text:span><text:span text:style-name="T66">using binary mean heap- </text:span><text:span text:style-name="T67">O(</text:span><text:span text:style-name="T68">E</text:span><text:span text:style-name="T67"> log </text:span><text:span text:style-name="T68">V</text:span><text:span text:style-name="T67">), </text:span><text:span text:style-name="T66">using fibonacci heap- </text:span><text:span text:style-name="T67">O(</text:span><text:span text:style-name="T69">E + V Log V</text:span><text:span text:style-name="T67">)</text:span></text:p>
        </text:list-item>
        <text:list-item>
          <text:p text:style-name="P30">Initialize single source (Page no. 648):</text:p>
        </text:list-item>
        <text:list-item>
          <text:p text:style-name="P30">Relax (Page no. 649):</text:p>
        </text:list-item>
        <text:list-item>
          <text:p text:style-name="P31">Bellman-Ford algorithm<text:span text:style-name="T338">(SSSP)</text:span> (Page no. 651): <text:span text:style-name="T339">can run for -ve weights and cycle as well. time complexity:</text:span><text:span text:style-name="T70"> </text:span><text:span text:style-name="T71">O(VE)</text:span></text:p>
        </text:list-item>
        <text:list-item>
          <text:p text:style-name="P31"><text:soft-page-break/>Dag-Shortest-Paths<text:span text:style-name="T338">(SSSP)</text:span> (Page no. 655): <text:span text:style-name="T340">can’t run for cycle. time complexity:</text:span><text:span text:style-name="T70"> </text:span><text:span text:style-name="T71">O(V + E)</text:span></text:p>
        </text:list-item>
        <text:list-item>
          <text:p text:style-name="P133"><text:span text:style-name="T280">Dijkstra’s algorithm</text:span><text:span text:style-name="T293">(SSSP)</text:span><text:span text:style-name="T280"> (Page no. 658): </text:span><text:span text:style-name="T294">can’t run for -ve weights -</text:span> <text:span text:style-name="T343">Dijkstra’s algorithm is a greedy approach but still it gives optimal solution. The key is that each time it adds a vertex u to set S, we have u.d = delta(s, u).</text:span></text:p>
          <text:p text:style-name="P87"><text:span text:style-name="T280">time complexity:</text:span> <text:span text:style-name="T332">using array of vertices- </text:span>O(<text:span text:style-name="T341">V</text:span><text:span text:style-name="T321">2</text:span>)<text:span text:style-name="T280">, </text:span><text:s/><text:span text:style-name="T332">using binary min heap- </text:span>O(<text:span text:style-name="T342">E log V</text:span>)<text:span text:style-name="T280">,</text:span> <text:span text:style-name="T332">using fibonacci heap- </text:span>O(<text:span text:style-name="T342">E + V Log V</text:span>)</text:p>
        </text:list-item>
        <text:list-item>
          <text:p text:style-name="P119"><text:span text:style-name="T345">Time complexities of all pairs s</text:span>hortest path (Page no. 684):</text:p>
          <text:p text:style-name="P88"><text:span text:style-name="T344">One technique is b</text:span>y running SSSP for all vertices. <text:span text:style-name="T344">To find the time complexities for these techniques, multiply all time complexities of SSSP by V.</text:span></text:p>
        </text:list-item>
        <text:list-item>
          <text:p text:style-name="P18">Theory of DP, Greedy, Divide and Conquer</text:p>
        </text:list-item>
        <text:list-item>
          <text:p text:style-name="P18">Theory of DP, Greedy, Divide and Conquer</text:p>
        </text:list-item>
        <text:list-item>
          <text:p text:style-name="P84">https://www.geeksforgeeks.org/difference-between-deterministic-and-non-deterministic-algorithms/</text:p>
        </text:list-item>
        <text:list-item>
          <text:p text:style-name="P84">http://www.geeksforgeeks.org/greedy-algorithms-set-1-activity-selection-problem/</text:p>
        </text:list-item>
        <text:list-item>
          <text:p text:style-name="P84">http://www.geeksforgeeks.org/greedy-algorithms-set-3-huffman-coding-set-2/</text:p>
        </text:list-item>
        <text:list-item>
          <text:p text:style-name="P84">http://www.geeksforgeeks.org/job-sequencing-problem-set-1-greedy-algorithm/</text:p>
        </text:list-item>
        <text:list-item>
          <text:p text:style-name="P84">http://quiz.geeksforgeeks.org/greedy-algorithm-to-find-minimum-number-of-coins/</text:p>
        </text:list-item>
        <text:list-item>
          <text:p text:style-name="P156"><text:span text:style-name="T45">K center problem: </text:span><text:span text:style-name="T4">There is no polynomial time solution available for this problem as the problem is a known NP-Hard problem. </text:span><text:span text:style-name="T5">A</text:span><text:span text:style-name="T4"> polynomial time Greedy approximate algorithm </text:span><text:span text:style-name="T5">is given here</text:span><text:span text:style-name="T4">, </text:span><text:span text:style-name="T5">w</text:span><text:span text:style-name="T4">hich is never worse that twice the optimal solution. </text:span><text:span text:style-name="T45">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text:span text:style-name="T4"> (Distance between two points is always smaller than sum of distances through a third point).</text:span></text:p>
          <text:p text:style-name="P84">http://www.geeksforgeeks.org/k-centers-problem-set-1-greedy-approximate-algorithm/</text:p>
        </text:list-item>
        <text:list-item>
          <text:p text:style-name="P84">http://www.geeksforgeeks.org/write-a-c-program-to-calculate-powxn/</text:p>
        </text:list-item>
        <text:list-item>
          <text:p text:style-name="P18">Closest Pair of Points:</text:p>
        </text:list-item>
        <text:list-item>
          <text:p text:style-name="P18">Closest Pair of Points:</text:p>
          <text:p text:style-name="P32">project ClosestPairOfPoints</text:p>
          <text:p text:style-name="P89">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84">http://www.geeksforgeeks.org/closest-pair-of-points/</text:p>
        </text:list-item>
        <text:list-item>
          <text:p text:style-name="P84">http://www.geeksforgeeks.org/median-of-two-sorted-arrays/</text:p>
        </text:list-item>
        <text:list-item>
          <text:p text:style-name="P18">Inversion Count:</text:p>
          <text:p text:style-name="P146"><text:span text:style-name="T6">(</text:span><text:span text:style-name="T7">During merging: </text:span><text:span text:style-name="Source_20_Text"><text:span text:style-name="T46">inv_count = </text:span></text:span><text:span text:style-name="Source_20_Text"><text:span text:style-name="T47">inv_count + </text:span></text:span><text:span text:style-name="Source_20_Text"><text:span text:style-name="T46">(mid – i);</text:span></text:span><text:span text:style-name="T6">)</text:span></text:p>
          <text:p text:style-name="P144"><text:span text:style-name="T72">F</text:span><text:span text:style-name="T60">or more details:</text:span></text:p>
          <text:p text:style-name="P247"><text:a xlink:type="simple" xlink:href="http://www.geeksforgeeks.org/counting-inversions/" text:style-name="Internet_20_link" text:visited-style-name="Visited_20_Internet_20_Link"><text:span text:style-name="T48">http://www.geeksforgeeks.org/counting-inversions/</text:span></text:a></text:p>
        </text:list-item>
        <text:list-item>
          <text:p text:style-name="P18">Backtracking: <text:span text:style-name="T60">Backtracking is an algorithmic paradigm that tries different solutions until finds a solution that “works”. Problems which are typically solved using backtracking technique have following property in common:</text:span></text:p>
          <text:list>
            <text:list-item>
              <text:p text:style-name="P84"><text:soft-page-break/>These problems can only be solved by trying every possible configuration and each configuration is tried only once.</text:p>
            </text:list-item>
            <text:list-item>
              <text:p text:style-name="P84">A Naive solution for these problems is to try all configurations and output a configuration that follows given problem constraints.</text:p>
            </text:list-item>
            <text:list-item>
              <text:p text:style-name="P84">Backtracking works in incremental way and is an optimization over the Naive solution where all possible configurations are generated and tried.</text:p>
            </text:list-item>
          </text:list>
        </text:list-item>
        <text:list-item>
          <text:p text:style-name="P106"><text:span text:style-name="T298">project </text:span>PrintAllPermutations:</text:p>
          <text:p text:style-name="P126">print permutations and print permutations with repitition,</text:p>
        </text:list-item>
        <text:list-item>
          <text:p text:style-name="P106"><text:span text:style-name="T304">Lexicographical permutations of a string</text:span>,</text:p>
          <text:p text:style-name="P268"><text:a xlink:type="simple" xlink:href="https://www.geeksforgeeks.org/lexicographic-permutations-of-string/" text:style-name="Internet_20_link" text:visited-style-name="Visited_20_Internet_20_Link">https://www.geeksforgeeks.org/lexicographic-permutations-of-string/</text:a></text:p>
        </text:list-item>
        <text:list-item>
          <text:p text:style-name="P105">Lexicographic rank of a string with duplicate characters</text:p>
          <text:p text:style-name="P268"><text:a xlink:type="simple" xlink:href="https://www.geeksforgeeks.org/lexicographic-rank-string-duplicate-characters/" text:style-name="Internet_20_link" text:visited-style-name="Visited_20_Internet_20_Link"><text:span text:style-name="T367">https://www.geeksforgeeks.org/lexicographic-rank-string-duplicate-characters/</text:span></text:a></text:p>
        </text:list-item>
        <text:list-item>
          <text:p text:style-name="P106"><text:span text:style-name="T299">project </text:span>PrintAllCombinations,</text:p>
          <text:p text:style-name="P269"><text:a xlink:type="simple" xlink:href="https://javahungry.blogspot.com/2014/02/algorithm-for-combinations-of-string-java-code-with-example.html" text:style-name="Internet_20_link" text:visited-style-name="Visited_20_Internet_20_Link"><text:span text:style-name="T368">https://javahungry.blogspot.com/2014/02/algorithm-for-combinations-of-string-java-code-with-example.html</text:span></text:a></text:p>
        </text:list-item>
        <text:list-item>
          <text:p text:style-name="P33">Knight tour problem:</text:p>
          <text:p text:style-name="P84">http://www.geeksforgeeks.org/backtracking-set-1-the-knights-tour-problem/</text:p>
        </text:list-item>
        <text:list-item>
          <text:p text:style-name="P34">n-queen problem:</text:p>
          <text:p text:style-name="P84">http://www.geeksforgeeks.org/backtracking-set-3-n-queen-problem/</text:p>
        </text:list-item>
        <text:list-item>
          <text:p text:style-name="P35">Rat in a maze:</text:p>
          <text:p text:style-name="P84">http://www.geeksforgeeks.org/backttracking-set-2-rat-in-a-maze/</text:p>
        </text:list-item>
        <text:list-item>
          <text:p text:style-name="P36">Shortest path in a binary maze:</text:p>
          <text:p text:style-name="P84">https://www.geeksforgeeks.org/shortest-path-in-a-binary-maze/</text:p>
        </text:list-item>
        <text:list-item>
          <text:p text:style-name="P37">Number of ways to reach destination in a maze:</text:p>
          <text:p text:style-name="P84">https://www.geeksforgeeks.org/count-number-ways-reach-destination-maze/</text:p>
        </text:list-item>
        <text:list-item>
          <text:p text:style-name="P84"><text:span text:style-name="T282">Sudoku Problem</text:span><text:span text:style-name="T283">:</text:span></text:p>
          <text:p text:style-name="P84">http://www.geeksforgeeks.org/backtracking-set-7-suduku/</text:p>
        </text:list-item>
        <text:list-item>
          <text:p text:style-name="P84"><text:span text:style-name="T284">Subset sum problem: </text:span><text:span text:style-name="T312">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84">https://www.youtube.com/watch?v=WRT8kmFOQTw</text:p>
          <text:p text:style-name="P84">http://krishnalearnings.blogspot.com/2015/08/sumset-sum-problem-java-and-backtracking.html</text:p>
        </text:list-item>
        <text:list-item>
          <text:p text:style-name="P84"><text:span text:style-name="T280">Partition problem: </text:span>(three solutions):</text:p>
          <text:p text:style-name="P84">1st solution: sort the array and then find that whether it is possible to make sum / 2 or not.</text:p>
          <text:p text:style-name="P84">2nd solution: recursive,</text:p>
          <text:p text:style-name="P84">3rd solution: dynamic,</text:p>
          <text:p text:style-name="P38">see project PartitionProblem</text:p>
        </text:list-item>
        <text:list-item>
          <text:p text:style-name="P84"><text:span text:style-name="T281">Tug of war:</text:span><text:span text:style-name="T310"> Given a set of n integers, divide the set in two subsets of n/2 sizes each such that the difference of the sum of two subsets is as minimum as possible. </text:span><text:bookmark text:name="more-115594"/><text:span text:style-name="T310">If n is even, then sizes of two subsets must be strictly n/2 and if n is odd, then size of one subset must be (n-1)/2 and size of other subset must be (n+1)/2.</text:span></text:p>
          <text:p text:style-name="P84">http://www.geeksforgeeks.org/tug-of-war/</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oft-page-break/><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5"><text:span text:style-name="Strong_20_Emphasis"><text:span text:style-name="T21">Some Important formulas:</text:span></text:span></text:p>
        </text:list-item>
        <text:list-item>
          <text:p text:style-name="P266"><text:span text:style-name="T15">ReverseLinkedList</text:span></text:p>
        </text:list-item>
        <text:list-item>
          <text:p text:style-name="P12">ReverseLinkedList</text:p>
        </text:list-item>
        <text:list-item>
          <text:p text:style-name="P12">ReverseDoublyLinkedList</text:p>
        </text:list-item>
        <text:list-item>
          <text:p text:style-name="P12">ReverseDoublyLinkedList</text:p>
        </text:list-item>
        <text:list-item>
          <text:p text:style-name="P10">ReverseDoublyLinkedList</text:p>
        </text:list-item>
        <text:list-item>
          <text:p text:style-name="P15">Recursive inorder, preorder, postorder of BST:</text:p>
          <text:p text:style-name="P122"><text:a xlink:type="simple" xlink:href="https://www.geeksforgeeks.org/tree-traversals-inorder-preorder-and-postorder/" text:style-name="Internet_20_link" text:visited-style-name="Visited_20_Internet_20_Link"><text:span text:style-name="T75">https://www.geeksforgeeks.org/tree-traversals-inorder-preorder-and-postorder/</text:span></text:a></text:p>
        </text:list-item>
        <text:list-item>
          <text:p text:style-name="P97">IterativePreorder,</text:p>
          <text:p text:style-name="P99">project TreeTraversalterative</text:p>
        </text:list-item>
        <text:list-item>
          <text:p text:style-name="P97">IterativeInorder,</text:p>
          <text:p text:style-name="P99">project TreeTraversalterative</text:p>
        </text:list-item>
        <text:list-item>
          <text:p text:style-name="P97">IterativePostorder,</text:p>
          <text:p text:style-name="P99">project TreeTraversalterative</text:p>
        </text:list-item>
        <text:list-item>
          <text:p text:style-name="P66">Print Ancestors <text:span text:style-name="T353">recursively</text:span> of a given node in Binary Tree:</text:p>
          <text:p text:style-name="P149"><text:a xlink:type="simple" xlink:href="http://www.geeksforgeeks.org/print-ancestors-of-a-given-node-in-binary-tree/" text:style-name="Internet_20_link" text:visited-style-name="Visited_20_Internet_20_Link"><text:span text:style-name="T17">http://www.geeksforgeeks.org/print-ancestors-of-a-given-node-in-binary-tree/</text:span></text:a></text:p>
        </text:list-item>
        <text:list-item>
          <text:p text:style-name="P97">IterativeAncestors,</text:p>
          <text:p text:style-name="P97"><text:span text:style-name="T80">project </text:span><text:span text:style-name="T79">PrintAncestorsIterative</text:span></text:p>
        </text:list-item>
        <text:list-item>
          <text:p text:style-name="P68"><text:span text:style-name="T375">Detect and remove loop in a linked list</text:span><text:span text:style-name="T376"> (four techniques):</text:span></text:p>
        </text:list-item>
        <text:list-item>
          <text:p text:style-name="P10">Detect and remove loop in a linked list<text:span text:style-name="T308"> (four techniques):</text:span></text:p>
          <text:p text:style-name="P154"><text:bookmark-start text:name="__DdeLink__2824_1461172828111111"/><text:a xlink:type="simple" xlink:href="http://www.geeksforgeeks.org/detect-and-remove-loop-in-a-linked-list/" text:style-name="Internet_20_link" text:visited-style-name="Visited_20_Internet_20_Link"><text:span text:style-name="T3">http://www.geeksforgeeks.org/detect-and-remove-loop-in-a-linked-list/</text:span></text:a><text:bookmark-end text:name="__DdeLink__2824_1461172828111111"/></text:p>
          <text:p text:style-name="P104">Second technique is kth node AFTER head</text:p>
          <text:p text:style-name="P81">And learn the implementation of <text:span text:style-name="T309">optimized method 2: Without counting nodes is loop</text:span></text:p>
        </text:list-item>
        <text:list-item>
          <text:p text:style-name="P39">Dynamic Programming:</text:p>
          <text:p text:style-name="P84">http://www.geeksforgeeks.org/dynamic-programming-set-1/</text:p>
          <text:p text:style-name="P84">http://www.geeksforgeeks.org/dynamic-programming-set-2-optimal-substructure-property/</text:p>
        </text:list-item>
        <text:list-item>
          <text:p text:style-name="P18">LIS:</text:p>
          <text:p text:style-name="P40">project LIS</text:p>
          <text:p text:style-name="P84">http://www.geeksforgeeks.org/dynamic-programming-set-3-longest-increasing-subsequence/</text:p>
        </text:list-item>
        <text:list-item>
          <text:p text:style-name="P18">Longest Bitonic Subsequence:</text:p>
          <text:p text:style-name="P84"><text:soft-page-break/>http://www.geeksforgeeks.org/dynamic-programming-set-15-longest-bitonic-subsequence/</text:p>
        </text:list-item>
        <text:list-item>
          <text:p text:style-name="P18">Building Bridges:</text:p>
          <text:p text:style-name="P84"><text:a xlink:type="simple" xlink:href="http://www.geeksforgeeks.org/dynamic-programming-set-14-variations-of-lis/" text:style-name="Internet_20_link" text:visited-style-name="Visited_20_Internet_20_Link">http://www.geeksforgeeks.org/dynamic-programming-set-14-variations-of-lis/</text:a></text:p>
        </text:list-item>
        <text:list-item>
          <text:p text:style-name="P18">Compare method of the below page is most important:</text:p>
          <text:p text:style-name="P84">https://www.geeksforgeeks.org/dynamic-programming-building-bridges/</text:p>
        </text:list-item>
        <text:list-item>
          <text:p text:style-name="P18">Maximum Sum Increasing Subsequence:</text:p>
          <text:p text:style-name="P84">http://www.geeksforgeeks.org/dynamic-programming-set-14-maximum-sum-increasing-subsequence/</text:p>
        </text:list-item>
        <text:list-item>
          <text:p text:style-name="P18">Maximum Length Chain of Pairs:</text:p>
          <text:p text:style-name="P84">http://www.geeksforgeeks.org/dynamic-programming-set-20-maximum-length-chain-of-pairs/</text:p>
        </text:list-item>
        <text:list-item>
          <text:p text:style-name="P18">Box Stack<text:span text:style-name="T311">ing problem</text:span>:</text:p>
          <text:p text:style-name="P41">project BoxStack</text:p>
          <text:p text:style-name="P84">https://www.youtube.com/watch?v=9mod_xRB-O0</text:p>
          <text:p text:style-name="P200"><text:a xlink:type="simple" xlink:href="https://www.geeksforgeeks.org/box-stacking-problem-dp-22/" text:style-name="Internet_20_link" text:visited-style-name="Visited_20_Internet_20_Link"><text:span text:style-name="T1">https://www.geeksforgeeks.org/box-stacking-problem-dp-22/</text:span></text:a></text:p>
        </text:list-item>
        <text:list-item>
          <text:p text:style-name="P42">Matrix Chain Multiplication:</text:p>
          <text:p text:style-name="P43">project MCM</text:p>
          <text:p text:style-name="P84">http://www.geeksforgeeks.org/dynamic-programming-set-8-matrix-chain-multiplication/</text:p>
        </text:list-item>
        <text:list-item>
          <text:p text:style-name="P44">Longest Palindromic Subsequence <text:span text:style-name="T347">(see both recursive and DP)</text:span>:</text:p>
          <text:p text:style-name="P44">project LPS</text:p>
          <text:p text:style-name="P84">http://www.geeksforgeeks.org/dynamic-programming-set-12-longest-palindromic-subsequence/</text:p>
        </text:list-item>
        <text:list-item>
          <text:p text:style-name="P44">Longest Palindromic Substring:</text:p>
          <text:p text:style-name="P45">project LPStr</text:p>
        </text:list-item>
        <text:list-item>
          <text:p text:style-name="P18">OptimalBST:</text:p>
          <text:p text:style-name="P46">project OptimalBST</text:p>
          <text:p text:style-name="P84">See only recursive solution from geeksforgeeks: </text:p>
          <text:p text:style-name="P84">http://www.geeksforgeeks.org/dynamic-programming-set-24-optimal-binary-search-tree/</text:p>
          <text:p text:style-name="P84">See dp solution from tushar roy video at the following link: </text:p>
          <text:p text:style-name="P84">https://www.youtube.com/watch?v=hgA4xxlVvfQ</text:p>
        </text:list-item>
        <text:list-item>
          <text:p text:style-name="P18">Palindrome partitioning:</text:p>
          <text:p text:style-name="P84">http://www.geeksforgeeks.org/dynamic-programming-set-17-palindrome-partitioning/</text:p>
        </text:list-item>
        <text:list-item>
          <text:p text:style-name="P18"><text:span text:style-name="T329">Longest Common Subsequence</text:span>:</text:p>
          <text:p text:style-name="P47">project LCS</text:p>
          <text:p text:style-name="P84">http://www.geeksforgeeks.org/dynamic-programming-set-4-longest-common-subsequence/</text:p>
        </text:list-item>
        <text:list-item>
          <text:p text:style-name="P18">Edit Distance:</text:p>
          <text:p text:style-name="P84">http://www.geeksforgeeks.org/dynamic-programming-set-5-edit-distance/</text:p>
        </text:list-item>
        <text:list-item>
          <text:p text:style-name="P18">Min Cost Path:</text:p>
          <text:p text:style-name="P84">http://www.geeksforgeeks.org/dynamic-programming-set-6-min-cost-path/</text:p>
        </text:list-item>
        <text:list-item>
          <text:p text:style-name="P18">CoinChange:</text:p>
          <text:p text:style-name="P48">project CoinChange</text:p>
          <text:p text:style-name="P84">http://www.geeksforgeeks.org/dynamic-programming-set-7-coin-change/</text:p>
        </text:list-item>
        <text:list-item>
          <text:p text:style-name="P49">Binomial Coefficient:</text:p>
          <text:p text:style-name="P50">project BinomialCoefficient</text:p>
          <text:p text:style-name="P84"><text:soft-page-break/>http://www.geeksforgeeks.org/dynamic-programming-set-9-binomial-coefficient/</text:p>
        </text:list-item>
        <text:list-item>
          <text:p text:style-name="P51">0-1 Knapsack Problem:</text:p>
          <text:p text:style-name="P52">project KnapsackProblem</text:p>
          <text:p text:style-name="P84">http://www.geeksforgeeks.org/dynamic-programming-set-10-0-1-knapsack-problem/</text:p>
        </text:list-item>
        <text:list-item>
          <text:p text:style-name="P17">Egg Dropping Puzzle:</text:p>
          <text:p text:style-name="P18"><text:span text:style-name="T62">time-complexity=&gt; </text:span>O(nk^2),<text:span text:style-name="T60"> </text:span><text:span text:style-name="T62">space complexity=&gt;</text:span><text:span text:style-name="T330"> </text:span>O(nk)</text:p>
          <text:p text:style-name="P84">http://www.geeksforgeeks.org/dynamic-programming-set-11-egg-dropping-puzzle/</text:p>
        </text:list-item>
        <text:list-item>
          <text:p text:style-name="P18">Cutting a rod:</text:p>
          <text:p text:style-name="P84">http://www.geeksforgeeks.org/dynamic-programming-set-13-cutting-a-rod/</text:p>
        </text:list-item>
        <text:list-item>
          <text:p text:style-name="P21">Word wrap problem:</text:p>
          <text:p text:style-name="P21">See project TextJustification</text:p>
          <text:p text:style-name="P84">https://www.youtube.com/watch?v=RORuwHiblPc</text:p>
          <text:p text:style-name="P84">https://github.com/mission-peace/interview/blob/master/src/com/interview/dynamic/TextJustification.java</text:p>
        </text:list-item>
        <text:list-item>
          <text:p text:style-name="P113">Minimum number of jumps to reach the end <text:span text:style-name="T374">(don’t read recursive)</text:span>:</text:p>
          <text:p text:style-name="P115">project MinimumJumps</text:p>
          <text:p text:style-name="P23">Time complexity of dynamic programming solution : O(n2) in worst case</text:p>
          <text:p text:style-name="P86">http://www.geeksforgeeks.org/minimum-number-of-jumps-to-reach-end-of-a-given-array/</text:p>
        </text:list-item>
        <text:list-item>
          <text:p text:style-name="P20">Maximum size square submatrix with all 1s:</text:p>
          <text:p text:style-name="P84">http://www.geeksforgeeks.org/maximum-size-sub-matrix-with-all-1s-in-a-binary-matrix/</text:p>
        </text:list-item>
        <text:list-item>
          <text:p text:style-name="P18">Ugly numbers:</text:p>
          <text:p text:style-name="P84">http://www.geeksforgeeks.org/ugly-numbers/</text:p>
        </text:list-item>
        <text:list-item>
          <text:p text:style-name="P18">Largest Sum Contiguous subarray:</text:p>
          <text:p text:style-name="P24">project LargestSumContiguousSubarray</text:p>
          <text:p text:style-name="P84">http://www.geeksforgeeks.org/largest-sum-contiguous-subarray/</text:p>
        </text:list-item>
        <text:list-item>
          <text:p text:style-name="P53">WaysToReachNthStair:</text:p>
        </text:list-item>
        <text:list-item>
          <text:p text:style-name="P53">WaysToReachNthStair:</text:p>
          <text:p text:style-name="P90"><text:span text:style-name="T328">p</text:span>roject <text:span text:style-name="T328">WaysToReachNthStair</text:span></text:p>
          <text:p text:style-name="P248"><text:a xlink:type="simple" xlink:href="https://www.geeksforgeeks.org/count-ways-reach-nth-stair/" text:style-name="Internet_20_link" text:visited-style-name="Visited_20_Internet_20_Link"><text:span text:style-name="T49">https://www.geeksforgeeks.org/count-ways-reach-nth-stair/</text:span></text:a></text:p>
          <text:p text:style-name="P243"><text:a xlink:type="simple" xlink:href="https://www.geeksforgeeks.org/count-ways-reach-nth-stair-using-step-1-2-3/" text:style-name="Internet_20_link" text:visited-style-name="Visited_20_Internet_20_Link"><text:span text:style-name="T49">https://www.geeksforgeeks.org/count-ways-reach-nth-stair-using-step-1-2-3/</text:span></text:a></text:p>
        </text:list-item>
        <text:list-item>
          <text:p text:style-name="P125">project MinHeap,</text:p>
        </text:list-item>
        <text:list-item>
          <text:p text:style-name="P125">project MinHeap,</text:p>
        </text:list-item>
        <text:list-item>
          <text:p text:style-name="P276">smallest window in a string containing all characters of another string</text:p>
        </text:list-item>
        <text:list-item>
          <text:p text:style-name="P276">smallest window in a string containing all characters of another string</text:p>
          <text:p text:style-name="P271"><text:a xlink:type="simple" xlink:href="http://www.geeksforgeeks.org/find-the-smallest-window-in-a-string-containing-all-characters-of-another-string/" text:style-name="Internet_20_link" text:visited-style-name="Visited_20_Internet_20_Link"><text:span text:style-name="T369">http://www.geeksforgeeks.org/find-the-smallest-window-in-a-string-containing-all-characters-of-another-string/</text:span></text:a></text:p>
        </text:list-item>
        <text:list-item>
          <text:p text:style-name="P2"><text:span text:style-name="Strong_20_Emphasis"><text:span text:style-name="T22">Fibonacci:</text:span></text:span></text:p>
        </text:list-item>
        <text:list-item>
          <text:p text:style-name="P2"><text:span text:style-name="Strong_20_Emphasis"><text:span text:style-name="T22">Fibonacci:</text:span></text:span></text:p>
        </text:list-item>
        <text:list-item>
          <text:p text:style-name="P2"><text:span text:style-name="Strong_20_Emphasis"><text:span text:style-name="T22">Fibonacci:</text:span></text:span></text:p>
          <text:p text:style-name="P2"><text:span text:style-name="Strong_20_Emphasis"><text:span text:style-name="T32">fib, fibRecursive, fibTailRecursive, fibDPMemoization, fibDPTabulation, fibUsingFormula, fibFormulaMemoization, fibMatrixMultiplication, fibOptimizedMatrixMultiplication</text:span></text:span></text:p>
          <text:p text:style-name="P2"><text:span text:style-name="Strong_20_Emphasis"><text:span text:style-name="T23">project Fibonacci</text:span></text:span></text:p>
        </text:list-item>
        <text:list-item>
          <text:p text:style-name="P69"><text:soft-page-break/>Maximum sum such that no two elements are adjacent:</text:p>
          <text:p text:style-name="P92">See project MaximumSumNonAdjacent</text:p>
          <text:p text:style-name="P93"><text:a xlink:type="simple" xlink:href="https://www.geeksforgeeks.org/maximum-sum-such-that-no-two-elements-are-adjacent/" text:style-name="Internet_20_link" text:visited-style-name="Visited_20_Internet_20_Link">https://www.geeksforgeeks.org/maximum-sum-such-that-no-two-elements-are-adjacent/</text:a></text:p>
        </text:list-item>
        <text:list-item>
          <text:p text:style-name="P70">Find the smallest missing number <text:span text:style-name="T352">(find that in log n time)</text:span>:</text:p>
          <text:p text:style-name="P146"><text:a xlink:type="simple" xlink:href="http://www.geeksforgeeks.org/find-the-first-missing-number/" text:style-name="Internet_20_link" text:visited-style-name="Visited_20_Internet_20_Link"><text:span text:style-name="T12">http://www.geeksforgeeks.org/find-the-first-missing-number/</text:span></text:a></text:p>
        </text:list-item>
        <text:list-item>
          <text:p text:style-name="P137"><text:span text:style-name="T280">Palindrome: </text:span><text:span text:style-name="T73">See project Palindrome(all approaches),</text:span></text:p>
        </text:list-item>
        <text:list-item>
          <text:p text:style-name="P127"><text:span text:style-name="T280">Reverse the String: </text:span>See project StringReverse</text:p>
        </text:list-item>
        <text:list-item>
          <text:p text:style-name="P128"><text:span text:style-name="T286">Count n</text:span><text:span text:style-name="T280">umber of words in a String: </text:span><text:span text:style-name="T319">See project NumberOfWords</text:span></text:p>
        </text:list-item>
        <text:list-item>
          <text:p text:style-name="P129"><text:span text:style-name="T280">Index of last occurrence of a character in a String: </text:span>See project LastOccurence</text:p>
        </text:list-item>
        <text:list-item>
          <text:p text:style-name="P130"><text:span text:style-name="T285">Recursive </text:span><text:span text:style-name="T280">Tower of Hanoi: </text:span><text:span text:style-name="T318">See project TowerOfHanoiRecursive</text:span></text:p>
        </text:list-item>
        <text:list-item>
          <text:p text:style-name="P110">Iterative Tower of Hanoi: <text:span text:style-name="T61">See project TowerOfHanoiIterative</text:span></text:p>
        </text:list-item>
        <text:list-item>
          <text:p text:style-name="P72">Implement Queue using Stacks <text:span text:style-name="T350">(code of third method as well)</text:span>:</text:p>
          <text:p text:style-name="P150"><text:a xlink:type="simple" xlink:href="http://www.geeksforgeeks.org/queue-using-stacks/" text:style-name="Internet_20_link" text:visited-style-name="Visited_20_Internet_20_Link"><text:span text:style-name="T10">http://www.geeksforgeeks.org/queue-using-stacks/</text:span></text:a></text:p>
        </text:list-item>
        <text:list-item>
          <text:p text:style-name="P74">Length of the longest valid substring:</text:p>
          <text:p text:style-name="P150"><text:a xlink:type="simple" xlink:href="http://www.geeksforgeeks.org/length-of-the-longest-valid-substring/" text:style-name="Internet_20_link" text:visited-style-name="Visited_20_Internet_20_Link"><text:span text:style-name="T11">http://www.geeksforgeeks.org/length-of-the-longest-valid-substring/</text:span></text:a></text:p>
        </text:list-item>
        <text:list-item>
          <text:p text:style-name="P6"><text:span text:style-name="Strong_20_Emphasis"><text:span text:style-name="T207">P</text:span></text:span><text:span text:style-name="Strong_20_Emphasis"><text:span text:style-name="T206">uzzles Section::::::::::::::::::::::::::::::::::::::::::::::::::::::::::::::::::::::::::::</text:span></text:span></text:p>
        </text:list-item>
        <text:list-item>
          <text:p text:style-name="P164">Time Complexity:</text:p>
        </text:list-item>
        <text:list-item>
          <text:p text:style-name="P164">Time Complexity:</text:p>
        </text:list-item>
        <text:list-item>
          <text:p text:style-name="P164">Time Complexity:</text:p>
        </text:list-item>
        <text:list-item>
          <text:p text:style-name="P164">Time Complexity:</text:p>
        </text:list-item>
        <text:list-item>
          <text:p text:style-name="P164">Time Complexity:</text:p>
        </text:list-item>
        <text:list-item>
          <text:p text:style-name="P164">Time Complexity:</text:p>
          <text:p text:style-name="P249"><text:a xlink:type="simple" xlink:href="https://www.geeksforgeeks.org/time-complexity-where-loop-variable-is-incremented-by-1-2-3-4/" text:style-name="Internet_20_link" text:visited-style-name="Visited_20_Internet_20_Link"><text:span text:style-name="T275">https://www.geeksforgeeks.org/time-complexity-where-loop-variable-is-incremented-by-1-2-3-4/</text:span></text:a></text:p>
          <text:p text:style-name="P250"><text:a xlink:type="simple" xlink:href="https://www.geeksforgeeks.org/a-time-complexity-question/" text:style-name="Internet_20_link" text:visited-style-name="Visited_20_Internet_20_Link"><text:span text:style-name="T275">https://www.geeksforgeeks.org/a-time-complexity-question/</text:span></text:a></text:p>
          <text:p text:style-name="P251"><text:a xlink:type="simple" xlink:href="https://www.interviewbit.com/problems/nestedcmpl3/" text:style-name="Internet_20_link" text:visited-style-name="Visited_20_Internet_20_Link"><text:span text:style-name="T275">https://www.interviewbit.com/problems/nestedcmpl3/</text:span></text:a></text:p>
          <text:p text:style-name="P252"><text:a xlink:type="simple" xlink:href="https://www.interviewbit.com/problems/choose1/" text:style-name="Internet_20_link" text:visited-style-name="Visited_20_Internet_20_Link"><text:span text:style-name="T275">https://www.interviewbit.com/problems/choose1/</text:span></text:a></text:p>
          <text:p text:style-name="P253"><text:a xlink:type="simple" xlink:href="https://www.interviewbit.com/problems/reccmpl2/" text:style-name="Internet_20_link" text:visited-style-name="Visited_20_Internet_20_Link"><text:span text:style-name="T275">https://www.interviewbit.com/problems/reccmpl2/</text:span></text:a></text:p>
          <text:p text:style-name="P226"/>
          <text:p text:style-name="P249"><text:a xlink:type="simple" xlink:href="http://www.geeksforgeeks.org/analysis-of-algorithms-set-4-analysis-of-loops/" text:style-name="Internet_20_link" text:visited-style-name="Visited_20_Internet_20_Link"><text:span text:style-name="T95">http://www.geeksforgeeks.org/analysis-of-algorithms-set-4-analysis-of-loops/</text:span></text:a></text:p>
          <text:p text:style-name="P254"><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95"> (only substitution)</text:span></text:p>
          <text:p text:style-name="P255"><text:a xlink:type="simple" xlink:href="http://www.geeksforgeeks.org/time-complexity-where-loop-variable-is-incremented-by-1-2-3-4/" text:style-name="Internet_20_link" text:visited-style-name="Visited_20_Internet_20_Link"><text:span text:style-name="T276">http://www.geeksforgeeks.org/time-complexity-where-loop-variable-is-incremented-by-1-2-3-4/</text:span></text:a></text:p>
          <text:p text:style-name="P255"><text:a xlink:type="simple" xlink:href="http://www.geeksforgeeks.org/a-time-complexity-question/" text:style-name="Internet_20_link" text:visited-style-name="Visited_20_Internet_20_Link"><text:span text:style-name="T277">http://www.geeksforgeeks.org/a-time-complexity-question/</text:span></text:a></text:p>
          <text:p text:style-name="P255"><text:a xlink:type="simple" xlink:href="http://quiz.geeksforgeeks.org/performance-of-loops-a-caching-question/" text:style-name="Internet_20_link" text:visited-style-name="Visited_20_Internet_20_Link"><text:span text:style-name="T278">http://quiz.geeksforgeeks.org/performance-of-loops-a-caching-question/</text:span></text:a></text:p>
          <text:p text:style-name="P255"><text:a xlink:type="simple" xlink:href="http://www.geeksforgeeks.org/analysis-algorithm-set-5-amortized-analysis-introduction/" text:style-name="Internet_20_link" text:visited-style-name="Visited_20_Internet_20_Link"><text:span text:style-name="T95">http://www.geeksforgeeks.org/analysis-algorithm-set-5-amortized-analysis-introduction/</text:span></text:a></text:p>
          <text:p text:style-name="P256"><text:a xlink:type="simple" xlink:href="https://www.geeksforgeeks.org/time-complexity-of-building-a-heap/" text:style-name="Internet_20_link" text:visited-style-name="Visited_20_Internet_20_Link"><text:span text:style-name="T95">https://www.geeksforgeeks.org/time-complexity-of-building-a-heap/</text:span></text:a></text:p>
          <text:p text:style-name="P257"><text:a xlink:type="simple" xlink:href="https://www.interviewbit.com/problems/nestedcmpl3/" text:style-name="Internet_20_link" text:visited-style-name="Visited_20_Internet_20_Link"><text:span text:style-name="T95">https://www.interviewbit.com/problems/nestedcmpl3/</text:span></text:a></text:p>
          <text:p text:style-name="P258"><text:a xlink:type="simple" xlink:href="https://www.interviewbit.com/problems/loopcmpl2/" text:style-name="Internet_20_link" text:visited-style-name="Visited_20_Internet_20_Link"><text:span text:style-name="T95">https://www.interviewbit.com/problems/loopcmpl2/</text:span></text:a></text:p>
          <text:p text:style-name="P259"><text:a xlink:type="simple" xlink:href="https://www.interviewbit.com/problems/gcdcmpl/" text:style-name="Internet_20_link" text:visited-style-name="Visited_20_Internet_20_Link"><text:span text:style-name="T95">https://www.interviewbit.com/problems/gcdcmpl/</text:span></text:a></text:p>
          <text:p text:style-name="P260"><text:a xlink:type="simple" xlink:href="https://www.interviewbit.com/problems/choose1/" text:style-name="Internet_20_link" text:visited-style-name="Visited_20_Internet_20_Link"><text:span text:style-name="T95">https://www.interviewbit.com/problems/choose1/</text:span></text:a></text:p>
          <text:p text:style-name="P261"><text:a xlink:type="simple" xlink:href="https://www.interviewbit.com/problems/choose2/" text:style-name="Internet_20_link" text:visited-style-name="Visited_20_Internet_20_Link"><text:span text:style-name="T95">https://www.interviewbit.com/problems/choose2/</text:span></text:a></text:p>
          <text:p text:style-name="P262"><text:a xlink:type="simple" xlink:href="https://www.interviewbit.com/problems/reccmpl1/" text:style-name="Internet_20_link" text:visited-style-name="Visited_20_Internet_20_Link"><text:span text:style-name="T95">https://www.interviewbit.com/problems/reccmpl1/</text:span></text:a></text:p>
          <text:p text:style-name="P263"><text:a xlink:type="simple" xlink:href="https://www.interviewbit.com/problems/reccmpl2/" text:style-name="Internet_20_link" text:visited-style-name="Visited_20_Internet_20_Link"><text:span text:style-name="T95">https://www.interviewbit.com/problems/reccmpl2/</text:span></text:a></text:p>
          <text:p text:style-name="P264"><text:a xlink:type="simple" xlink:href="https://www.interviewbit.com/problems/reccmpl3/" text:style-name="Internet_20_link" text:visited-style-name="Visited_20_Internet_20_Link"><text:span text:style-name="T95">https://www.interviewbit.com/problems/reccmpl3/</text:span></text:a></text:p>
          <text:p text:style-name="P265"><text:soft-page-break/><text:a xlink:type="simple" xlink:href="https://www.interviewbit.com/problems/amortized1/" text:style-name="Internet_20_link" text:visited-style-name="Visited_20_Internet_20_Link"><text:span text:style-name="T95">https://www.interviewbit.com/problems/amortized1/</text:span></text:a></text:p>
        </text:list-item>
        <text:list-item>
          <text:p text:style-name="P171">String matching where one string contains wildcard characters:</text:p>
          <text:p text:style-name="P173">project WildcardCharacterMatching</text:p>
          <text:p text:style-name="P146"><text:a xlink:type="simple" xlink:href="http://www.geeksforgeeks.org/wildcard-character-matching/" text:style-name="Internet_20_link" text:visited-style-name="Visited_20_Internet_20_Link"><text:span text:style-name="T95">http://www.geeksforgeeks.org/wildcard-character-matching/</text:span></text:a><text:span text:style-name="T247"> (Just think about the solution)</text:span></text:p>
        </text:list-item>
        <text:list-item>
          <text:p text:style-name="P222"><text:span text:style-name="T287">Find a triplet </text:span><text:span text:style-name="T288">in an array</text:span><text:span text:style-name="T287"> that sum to a given value:</text:span></text:p>
          <text:p text:style-name="P239"><text:a xlink:type="simple" xlink:href="http://www.geeksforgeeks.org/find-a-triplet-that-sum-to-a-given-value/" text:style-name="Internet_20_link" text:visited-style-name="Visited_20_Internet_20_Link"><text:span text:style-name="T95">http://www.geeksforgeeks.org/find-a-triplet-that-sum-to-a-given-value/</text:span></text:a><text:span text:style-name="T215"> </text:span><text:span text:style-name="T267">(only first two techniques)</text:span></text:p>
        </text:list-item>
        <text:list-item>
          <text:p text:style-name="P174">Find the two repeating elements in a given array:</text:p>
          <text:p text:style-name="P146"><text:a xlink:type="simple" xlink:href="http://www.geeksforgeeks.org/find-the-two-repeating-elements-in-a-given-array/" text:style-name="Internet_20_link" text:visited-style-name="Visited_20_Internet_20_Link"><text:span text:style-name="T230">http://www.geeksforgeeks.org/find-the-two-repeating-elements-in-a-given-array/</text:span></text:a></text:p>
        </text:list-item>
        <text:list-item>
          <text:p text:style-name="P175">Find duplicates in O(n) time and O(1) extra space:</text:p>
          <text:p text:style-name="P146"><text:a xlink:type="simple" xlink:href="https://www.geeksforgeeks.org/duplicates-array-using-o1-extra-space-set-2/" text:style-name="Internet_20_link" text:visited-style-name="Visited_20_Internet_20_Link"><text:span text:style-name="T231">https://www.geeksforgeeks.org/duplicates-array-using-o1-extra-space-set-2/</text:span></text:a></text:p>
        </text:list-item>
        <text:list-item>
          <text:p text:style-name="P175">Find the maximum repeating number in O(n) time and O(1) extra space:</text:p>
          <text:p text:style-name="P146"><text:a xlink:type="simple" xlink:href="http://www.geeksforgeeks.org/find-the-maximum-repeating-number-in-ok-time/" text:style-name="Internet_20_link" text:visited-style-name="Visited_20_Internet_20_Link"><text:span text:style-name="T232">http://www.geeksforgeeks.org/find-the-maximum-repeating-number-in-ok-time/</text:span></text:a></text:p>
        </text:list-item>
        <text:list-item>
          <text:p text:style-name="P222"><text:span text:style-name="T86">Segragate 0s and 1s in an array </text:span><text:span text:style-name="T87">(only first two methods)</text:span><text:span text:style-name="T86">:</text:span></text:p>
          <text:p text:style-name="P146"><text:a xlink:type="simple" xlink:href="http://www.geeksforgeeks.org/segregate-0s-and-1s-in-an-array-by-traversing-array-once/" text:style-name="Internet_20_link" text:visited-style-name="Visited_20_Internet_20_Link"><text:span text:style-name="T233">http://www.geeksforgeeks.org/segregate-0s-and-1s-in-an-array-by-traversing-array-once/</text:span></text:a></text:p>
        </text:list-item>
        <text:list-item>
          <text:p text:style-name="P176">Merge an array of size n into another array of size m+n:</text:p>
          <text:p text:style-name="P146"><text:a xlink:type="simple" xlink:href="http://www.geeksforgeeks.org/merge-one-array-of-size-n-into-another-one-of-size-mn/" text:style-name="Internet_20_link" text:visited-style-name="Visited_20_Internet_20_Link"><text:span text:style-name="T234">http://www.geeksforgeeks.org/merge-one-array-of-size-n-into-another-one-of-size-mn/</text:span></text:a></text:p>
        </text:list-item>
        <text:list-item>
          <text:p text:style-name="P222"><text:span text:style-name="T88">Majority element </text:span><text:span text:style-name="T89">(not Moore’s voting algorithm)</text:span><text:span text:style-name="T88">:</text:span></text:p>
          <text:p text:style-name="P146"><text:a xlink:type="simple" xlink:href="http://www.geeksforgeeks.org/majority-element/" text:style-name="Internet_20_link" text:visited-style-name="Visited_20_Internet_20_Link"><text:span text:style-name="T235">http://www.geeksforgeeks.org/majority-element/</text:span></text:a></text:p>
        </text:list-item>
        <text:list-item>
          <text:p text:style-name="P177">Given an array A[] and a number x, check for pair in A[] with sum as x:</text:p>
          <text:p text:style-name="P146"><text:a xlink:type="simple" xlink:href="http://www.geeksforgeeks.org/write-a-c-program-that-given-a-set-a-of-n-numbers-and-another-number-x-determines-whether-or-not-there-exist-two-elements-in-s-whose-sum-is-exactly-x/" text:style-name="Internet_20_link" text:visited-style-name="Visited_20_Internet_20_Link"><text:span text:style-name="T236">http://www.geeksforgeeks.org/write-a-c-program-that-given-a-set-a-of-n-numbers-and-another-number-x-determines-whether-or-not-there-exist-two-elements-in-s-whose-sum-is-exactly-x/</text:span></text:a></text:p>
        </text:list-item>
        <text:list-item>
          <text:p text:style-name="P178">Find a sorted subsequence of size 3 in linear time:</text:p>
          <text:p text:style-name="P146"><text:a xlink:type="simple" xlink:href="http://www.geeksforgeeks.org/find-a-sorted-subsequence-of-size-3-in-linear-time/" text:style-name="Internet_20_link" text:visited-style-name="Visited_20_Internet_20_Link"><text:span text:style-name="T236">http://www.geeksforgeeks.org/find-a-sorted-subsequence-of-size-3-in-linear-time/</text:span></text:a></text:p>
        </text:list-item>
        <text:list-item>
          <text:p text:style-name="P179">Find the two numbers with odd occurrences in an unsorted array:</text:p>
          <text:p text:style-name="P146"><text:a xlink:type="simple" xlink:href="http://www.geeksforgeeks.org/find-the-two-numbers-with-odd-occurences-in-an-unsorted-array/" text:style-name="Internet_20_link" text:visited-style-name="Visited_20_Internet_20_Link"><text:span text:style-name="T237">http://www.geeksforgeeks.org/find-the-two-numbers-with-odd-occurences-in-an-unsorted-array/</text:span></text:a></text:p>
        </text:list-item>
        <text:list-item>
          <text:p text:style-name="P180">Find the smallest positive number missing from an unsorted array:</text:p>
          <text:p text:style-name="P146"><text:a xlink:type="simple" xlink:href="http://www.geeksforgeeks.org/find-the-smallest-positive-number-missing-from-an-unsorted-array/" text:style-name="Internet_20_link" text:visited-style-name="Visited_20_Internet_20_Link"><text:span text:style-name="T225">http://www.geeksforgeeks.org/find-the-smallest-positive-number-missing-from-an-unsorted-array/</text:span></text:a></text:p>
        </text:list-item>
        <text:list-item>
          <text:p text:style-name="P222"><text:span text:style-name="T90">Count smaller elements on right side </text:span><text:span text:style-name="T83">(traverse the array from right to left and add in AVL tree)</text:span><text:span text:style-name="T90">:</text:span></text:p>
          <text:p text:style-name="P146"><text:a xlink:type="simple" xlink:href="http://www.geeksforgeeks.org/count-smaller-elements-on-right-side/" text:style-name="Internet_20_link" text:visited-style-name="Visited_20_Internet_20_Link"><text:span text:style-name="T226">http://www.geeksforgeeks.org/count-smaller-elements-on-right-side/</text:span></text:a></text:p>
        </text:list-item>
        <text:list-item>
          <text:p text:style-name="P181">Find the minimum distance between two numbers:</text:p>
          <text:p text:style-name="P146"><text:a xlink:type="simple" xlink:href="http://www.geeksforgeeks.org/find-the-minimum-distance-between-two-numbers/" text:style-name="Internet_20_link" text:visited-style-name="Visited_20_Internet_20_Link"><text:span text:style-name="T226">http://www.geeksforgeeks.org/find-the-minimum-distance-between-two-numbers/</text:span></text:a></text:p>
        </text:list-item>
        <text:list-item>
          <text:p text:style-name="P222"><text:span text:style-name="T91">Next Power of 2 </text:span><text:span text:style-name="T92">(not the 4</text:span><text:span text:style-name="T320">th</text:span><text:span text:style-name="T92"> method)</text:span><text:span text:style-name="T91">:</text:span></text:p>
          <text:p text:style-name="P146"><text:a xlink:type="simple" xlink:href="http://www.geeksforgeeks.org/next-power-of-2/" text:style-name="Internet_20_link" text:visited-style-name="Visited_20_Internet_20_Link"><text:span text:style-name="T226">http://www.geeksforgeeks.org/next-power-of-2/</text:span></text:a></text:p>
        </text:list-item>
        <text:list-item>
          <text:p text:style-name="P182">Count set bits in an integer:</text:p>
          <text:p text:style-name="P146"><text:a xlink:type="simple" xlink:href="http://www.geeksforgeeks.org/count-set-bits-in-an-integer/" text:style-name="Internet_20_link" text:visited-style-name="Visited_20_Internet_20_Link"><text:span text:style-name="T238">http://www.geeksforgeeks.org/count-set-bits-in-an-integer/</text:span></text:a></text:p>
        </text:list-item>
        <text:list-item>
          <text:p text:style-name="P183">Count number of bits to be flipped to convert A to B:</text:p>
          <text:p text:style-name="P146"><text:soft-page-break/><text:a xlink:type="simple" xlink:href="http://www.geeksforgeeks.org/count-number-of-bits-to-be-flipped-to-convert-a-to-b/" text:style-name="Internet_20_link" text:visited-style-name="Visited_20_Internet_20_Link"><text:span text:style-name="T239">http://www.geeksforgeeks.org/count-number-of-bits-to-be-flipped-to-convert-a-to-b/</text:span></text:a></text:p>
        </text:list-item>
        <text:list-item>
          <text:p text:style-name="P182">Add 1 to a given number:</text:p>
          <text:p text:style-name="P146"><text:a xlink:type="simple" xlink:href="http://www.geeksforgeeks.org/add-1-to-a-given-number/" text:style-name="Internet_20_link" text:visited-style-name="Visited_20_Internet_20_Link"><text:span text:style-name="T240">http://www.geeksforgeeks.org/add-1-to-a-given-number/</text:span></text:a></text:p>
        </text:list-item>
        <text:list-item>
          <text:p text:style-name="P184">Rotate bits of a number:</text:p>
          <text:p text:style-name="P146"><text:a xlink:type="simple" xlink:href="http://www.geeksforgeeks.org/rotate-bits-of-an-integer/" text:style-name="Internet_20_link" text:visited-style-name="Visited_20_Internet_20_Link"><text:span text:style-name="T240">http://www.geeksforgeeks.org/rotate-bits-of-an-integer/</text:span></text:a></text:p>
        </text:list-item>
        <text:list-item>
          <text:p text:style-name="P210">Remove all duplicates from a given string:</text:p>
          <text:p text:style-name="P146"><text:a xlink:type="simple" xlink:href="http://www.geeksforgeeks.org/remove-all-duplicates-from-the-input-string/" text:style-name="Internet_20_link" text:visited-style-name="Visited_20_Internet_20_Link"><text:span text:style-name="T268">http://www.geeksforgeeks.org/remove-all-duplicates-from-the-input-string/</text:span></text:a></text:p>
        </text:list-item>
        <text:list-item>
          <text:p text:style-name="P211">Reverse words in a given string:</text:p>
          <text:p text:style-name="P146"><text:a xlink:type="simple" xlink:href="http://www.geeksforgeeks.org/reverse-words-in-a-given-string/" text:style-name="Internet_20_link" text:visited-style-name="Visited_20_Internet_20_Link"><text:span text:style-name="T269">http://www.geeksforgeeks.org/reverse-words-in-a-given-string/</text:span></text:a></text:p>
        </text:list-item>
        <text:list-item>
          <text:p text:style-name="P211">Given a string, find its first non-repeating character:</text:p>
          <text:p text:style-name="P146"><text:a xlink:type="simple" xlink:href="http://www.geeksforgeeks.org/given-a-string-find-its-first-non-repeating-character/" text:style-name="Internet_20_link" text:visited-style-name="Visited_20_Internet_20_Link"><text:span text:style-name="T270">http://www.geeksforgeeks.org/given-a-string-find-its-first-non-repeating-character/</text:span></text:a></text:p>
        </text:list-item>
        <text:list-item>
          <text:p text:style-name="P212">A Program to check if strings are rotations of each other or not:</text:p>
          <text:p text:style-name="P146"><text:a xlink:type="simple" xlink:href="http://www.geeksforgeeks.org/a-program-to-check-if-strings-are-rotations-of-each-other-or-not/" text:style-name="Internet_20_link" text:visited-style-name="Visited_20_Internet_20_Link"><text:span text:style-name="T270">http://www.geeksforgeeks.org/a-program-to-check-if-strings-are-rotations-of-each-other-or-not/</text:span></text:a></text:p>
        </text:list-item>
        <text:list-item>
          <text:p text:style-name="P211">Given a sequence of words, print all anagrams together:</text:p>
          <text:p text:style-name="P146"><text:a xlink:type="simple" xlink:href="http://www.geeksforgeeks.org/given-a-sequence-of-words-print-all-anagrams-together/" text:style-name="Internet_20_link" text:visited-style-name="Visited_20_Internet_20_Link"><text:span text:style-name="T271">http://www.geeksforgeeks.org/given-a-sequence-of-words-print-all-anagrams-together/</text:span></text:a></text:p>
        </text:list-item>
        <text:list-item>
          <text:p text:style-name="P213">Longest Palindromic Substring <text:span text:style-name="T348">(DP Solution is enough, just see this solution, don’t learn)</text:span>:</text:p>
          <text:p text:style-name="P146"><text:a xlink:type="simple" xlink:href="http://www.geeksforgeeks.org/longest-palindromic-substring-set-2/" text:style-name="Internet_20_link" text:visited-style-name="Visited_20_Internet_20_Link"><text:span text:style-name="T272">http://www.geeksforgeeks.org/longest-palindromic-substring-set-2/</text:span></text:a></text:p>
          <text:p text:style-name="P214">Manacher’s algorithm can do this in O(n) time as well. (No need to learn the algorithm)</text:p>
        </text:list-item>
        <text:list-item>
          <text:p text:style-name="P215">Check whether two strings are anagram of each other:</text:p>
          <text:p text:style-name="P146"><text:a xlink:type="simple" xlink:href="http://www.geeksforgeeks.org/check-whether-two-strings-are-anagram-of-each-other/" text:style-name="Internet_20_link" text:visited-style-name="Visited_20_Internet_20_Link"><text:span text:style-name="T273">http://www.geeksforgeeks.org/check-whether-two-strings-are-anagram-of-each-other/</text:span></text:a></text:p>
        </text:list-item>
        <text:list-item>
          <text:p text:style-name="P216">Check whether a given string is an interleaving of two other given strings:</text:p>
          <text:p text:style-name="P146"><text:a xlink:type="simple" xlink:href="http://www.geeksforgeeks.org/check-whether-a-given-string-is-an-interleaving-of-two-other-given-strings/" text:style-name="Internet_20_link" text:visited-style-name="Visited_20_Internet_20_Link"><text:span text:style-name="T274">http://www.geeksforgeeks.org/check-whether-a-given-string-is-an-interleaving-of-two-other-given-strings/</text:span></text:a></text:p>
        </text:list-item>
        <text:list-item>
          <text:p text:style-name="P217">Given a sorted dictionary of an alien language, find order of characters:</text:p>
          <text:p text:style-name="P146"><text:a xlink:type="simple" xlink:href="http://www.geeksforgeeks.org/given-sorted-dictionary-find-precedence-characters/" text:style-name="Internet_20_link" text:visited-style-name="Visited_20_Internet_20_Link"><text:span text:style-name="T274">http://www.geeksforgeeks.org/given-sorted-dictionary-find-precedence-characters/</text:span></text:a></text:p>
        </text:list-item>
        <text:list-item>
          <text:p text:style-name="P185">Check if a given string is a rotation of a palindrome <text:span text:style-name="T349">(Don’t read Manecher’s algorithm for Longest Palindromic substring)</text:span>:</text:p>
          <text:p text:style-name="P146"><text:a xlink:type="simple" xlink:href="http://www.geeksforgeeks.org/check-given-string-rotation-palindrome/" text:style-name="Internet_20_link" text:visited-style-name="Visited_20_Internet_20_Link"><text:span text:style-name="T241">http://www.geeksforgeeks.org/check-given-string-rotation-palindrome/</text:span></text:a></text:p>
        </text:list-item>
        <text:list-item>
          <text:p text:style-name="P186">Find the first non-repeating character from a stream of characters:</text:p>
          <text:p text:style-name="P146"><text:a xlink:type="simple" xlink:href="http://www.geeksforgeeks.org/find-first-non-repeating-character-stream-characters/" text:style-name="Internet_20_link" text:visited-style-name="Visited_20_Internet_20_Link"><text:span text:style-name="T248">http://www.geeksforgeeks.org/find-first-non-repeating-character-stream-characters/</text:span></text:a></text:p>
        </text:list-item>
        <text:list-item>
          <text:p text:style-name="P187">Next Greater Element:</text:p>
          <text:p text:style-name="P146"><text:a xlink:type="simple" xlink:href="http://www.geeksforgeeks.org/next-greater-element/" text:style-name="Internet_20_link" text:visited-style-name="Visited_20_Internet_20_Link"><text:span text:style-name="T95">http://www.geeksforgeeks.org/next-greater-element/</text:span></text:a></text:p>
        </text:list-item>
        <text:list-item>
          <text:p text:style-name="P189">Check for balanced parentheses in an expression:</text:p>
          <text:p text:style-name="P146"><text:a xlink:type="simple" xlink:href="http://www.geeksforgeeks.org/check-for-balanced-parentheses-in-an-expression/" text:style-name="Internet_20_link" text:visited-style-name="Visited_20_Internet_20_Link"><text:span text:style-name="T229">http://www.geeksforgeeks.org/check-for-balanced-parentheses-in-an-expression/</text:span></text:a></text:p>
        </text:list-item>
        <text:list-item>
          <text:p text:style-name="P189">Implement two stacks in an array <text:span text:style-name="T351">(code of this program)</text:span>:</text:p>
          <text:p text:style-name="P146"><text:a xlink:type="simple" xlink:href="http://www.geeksforgeeks.org/implement-two-stacks-in-an-array/" text:style-name="Internet_20_link" text:visited-style-name="Visited_20_Internet_20_Link"><text:span text:style-name="T229">http://www.geeksforgeeks.org/implement-two-stacks-in-an-array/</text:span></text:a></text:p>
        </text:list-item>
        <text:list-item>
          <text:p text:style-name="P187">The Celebrity Problem:</text:p>
          <text:p text:style-name="P146"><text:soft-page-break/><text:a xlink:type="simple" xlink:href="http://www.geeksforgeeks.org/the-celebrity-problem/" text:style-name="Internet_20_link" text:visited-style-name="Visited_20_Internet_20_Link"><text:span text:style-name="T95">http://www.geeksforgeeks.org/the-celebrity-problem/</text:span></text:a><text:span text:style-name="T244"> </text:span><text:span text:style-name="T245">(</text:span><text:span text:style-name="T246">Using two pointers method only.</text:span><text:span text:style-name="T245">)</text:span></text:p>
        </text:list-item>
        <text:list-item>
          <text:p text:style-name="P190">Merge Overlapping Intervals:</text:p>
          <text:p text:style-name="P146"><text:a xlink:type="simple" xlink:href="http://www.geeksforgeeks.org/merging-intervals/" text:style-name="Internet_20_link" text:visited-style-name="Visited_20_Internet_20_Link"><text:span text:style-name="T95">http://www.geeksforgeeks.org/merging-intervals/</text:span></text:a><text:span text:style-name="T250"> </text:span><text:span text:style-name="T251">(only </text:span><text:span text:style-name="Strong_20_Emphasis"><text:span text:style-name="T95">simple approach </text:span></text:span><text:span text:style-name="Strong_20_Emphasis"><text:span text:style-name="T216">and </text:span></text:span><text:span text:style-name="Strong_20_Emphasis"><text:span text:style-name="T224">efficient approach</text:span></text:span><text:span text:style-name="T251">)</text:span></text:p>
        </text:list-item>
        <text:list-item>
          <text:p text:style-name="P191">Design a stack with operations on middle element:</text:p>
          <text:p text:style-name="P146"><text:a xlink:type="simple" xlink:href="http://www.geeksforgeeks.org/design-a-stack-with-find-middle-operation/" text:style-name="Internet_20_link" text:visited-style-name="Visited_20_Internet_20_Link"><text:span text:style-name="T264">http://www.geeksforgeeks.org/design-a-stack-with-find-middle-operation/</text:span></text:a></text:p>
        </text:list-item>
        <text:list-item>
          <text:p text:style-name="P192">Implement a stack using single queue:</text:p>
          <text:p text:style-name="P146"><text:a xlink:type="simple" xlink:href="http://www.geeksforgeeks.org/implement-a-stack-using-single-queue/" text:style-name="Internet_20_link" text:visited-style-name="Visited_20_Internet_20_Link"><text:span text:style-name="T243">http://www.geeksforgeeks.org/implement-a-stack-using-single-queue/</text:span></text:a></text:p>
        </text:list-item>
        <text:list-item>
          <text:p text:style-name="P188">Implement Queue using Stacks <text:span text:style-name="T350">(code of third method as well)</text:span>:</text:p>
          <text:p text:style-name="P151"><text:a xlink:type="simple" xlink:href="http://www.geeksforgeeks.org/queue-using-stacks/" text:style-name="Internet_20_link" text:visited-style-name="Visited_20_Internet_20_Link"><text:span text:style-name="T249">http://www.geeksforgeeks.org/queue-using-stacks/</text:span></text:a></text:p>
        </text:list-item>
        <text:list-item>
          <text:p text:style-name="P193">Length of the longest valid substring:</text:p>
          <text:p text:style-name="P146"><text:a xlink:type="simple" xlink:href="http://www.geeksforgeeks.org/length-of-the-longest-valid-substring/" text:style-name="Internet_20_link" text:visited-style-name="Visited_20_Internet_20_Link"><text:span text:style-name="T252">http://www.geeksforgeeks.org/length-of-the-longest-valid-substring/</text:span></text:a></text:p>
        </text:list-item>
        <text:list-item>
          <text:p text:style-name="P194">Minimum number of bracket reversals needed to make an expression balanced:</text:p>
          <text:p text:style-name="P146"><text:a xlink:type="simple" xlink:href="http://www.geeksforgeeks.org/minimum-number-of-bracket-reversals-needed-to-make-an-expression-balanced/" text:style-name="Internet_20_link" text:visited-style-name="Visited_20_Internet_20_Link"><text:span text:style-name="T95">http://www.geeksforgeeks.org/minimum-number-of-bracket-reversals-needed-to-make-an-expression-balanced/</text:span></text:a><text:span text:style-name="T227"> </text:span><text:span text:style-name="T242">(can also see the code)</text:span></text:p>
        </text:list-item>
        <text:list-item>
          <text:p text:style-name="P195">Level Order Tree Traversal:</text:p>
          <text:p text:style-name="P146"><text:a xlink:type="simple" xlink:href="http://www.geeksforgeeks.org/level-order-tree-traversal/" text:style-name="Internet_20_link" text:visited-style-name="Visited_20_Internet_20_Link"><text:span text:style-name="T95">http://www.geeksforgeeks.org/level-order-tree-traversal/</text:span></text:a><text:span text:style-name="T227"> (See both the techniques, more important is technique using queue)</text:span></text:p>
        </text:list-item>
        <text:list-item>
          <text:p text:style-name="P146"><text:span text:style-name="Strong_20_Emphasis"><text:span text:style-name="T260">Five</text:span></text:span><text:span text:style-name="Strong_20_Emphasis"><text:span text:style-name="T253"> </text:span></text:span><text:span text:style-name="Strong_20_Emphasis"><text:span text:style-name="T260">integer</text:span></text:span><text:span text:style-name="Strong_20_Emphasis"><text:span text:style-name="T253"> </text:span></text:span><text:span text:style-name="Strong_20_Emphasis"><text:span text:style-name="T260">type</text:span></text:span><text:span text:style-name="Strong_20_Emphasis"><text:span text:style-name="T253"> </text:span></text:span><text:span text:style-name="Strong_20_Emphasis"><text:span text:style-name="T260">arrays are given.</text:span></text:span><text:span text:style-name="Strong_20_Emphasis"><text:span text:style-name="T253"> </text:span></text:span><text:span text:style-name="Strong_20_Emphasis"><text:span text:style-name="T261">A</text:span></text:span><text:span text:style-name="Strong_20_Emphasis"><text:span text:style-name="T260">rray</text:span></text:span><text:span text:style-name="Strong_20_Emphasis"><text:span text:style-name="T253"> </text:span></text:span><text:span text:style-name="Strong_20_Emphasis"><text:span text:style-name="T260">size</text:span></text:span><text:span text:style-name="Strong_20_Emphasis"><text:span text:style-name="T253"> </text:span></text:span><text:span text:style-name="Strong_20_Emphasis"><text:span text:style-name="T260">could</text:span></text:span><text:span text:style-name="Strong_20_Emphasis"><text:span text:style-name="T253"> </text:span></text:span><text:span text:style-name="Strong_20_Emphasis"><text:span text:style-name="T261">be</text:span></text:span><text:span text:style-name="Strong_20_Emphasis"><text:span text:style-name="T254"> </text:span></text:span><text:span text:style-name="Strong_20_Emphasis"><text:span text:style-name="T260">same</text:span></text:span><text:span text:style-name="Strong_20_Emphasis"><text:span text:style-name="T253"> </text:span></text:span><text:span text:style-name="Strong_20_Emphasis"><text:span text:style-name="T261">or</text:span></text:span><text:span text:style-name="Strong_20_Emphasis"><text:span text:style-name="T254"> </text:span></text:span><text:span text:style-name="Strong_20_Emphasis"><text:span text:style-name="T260">different</text:span></text:span><text:span text:style-name="Strong_20_Emphasis"><text:span text:style-name="T253">. </text:span></text:span><text:span text:style-name="Strong_20_Emphasis"><text:span text:style-name="T262">R</text:span></text:span><text:span text:style-name="Strong_20_Emphasis"><text:span text:style-name="T260">eturn</text:span></text:span><text:span text:style-name="Strong_20_Emphasis"><text:span text:style-name="T253"> </text:span></text:span><text:span text:style-name="Strong_20_Emphasis"><text:span text:style-name="T260">5</text:span></text:span><text:span text:style-name="Strong_20_Emphasis"><text:span text:style-name="T253"> </text:span></text:span><text:span text:style-name="Strong_20_Emphasis"><text:span text:style-name="T260">greatest</text:span></text:span><text:span text:style-name="Strong_20_Emphasis"><text:span text:style-name="T253"> </text:span></text:span><text:span text:style-name="Strong_20_Emphasis"><text:span text:style-name="T260">number</text:span></text:span><text:span text:style-name="Strong_20_Emphasis"><text:span text:style-name="T253"> </text:span></text:span><text:span text:style-name="Strong_20_Emphasis"><text:span text:style-name="T260">from</text:span></text:span><text:span text:style-name="Strong_20_Emphasis"><text:span text:style-name="T253"> </text:span></text:span><text:span text:style-name="Strong_20_Emphasis"><text:span text:style-name="T260">all</text:span></text:span><text:span text:style-name="Strong_20_Emphasis"><text:span text:style-name="T253"> </text:span></text:span><text:span text:style-name="Strong_20_Emphasis"><text:span text:style-name="T260">5</text:span></text:span><text:span text:style-name="Strong_20_Emphasis"><text:span text:style-name="T253"> </text:span></text:span><text:span text:style-name="Strong_20_Emphasis"><text:span text:style-name="T260">arrays</text:span></text:span><text:span text:style-name="Strong_20_Emphasis"><text:span text:style-name="T253">.</text:span></text:span></text:p>
          <text:p text:style-name="P146"><text:span text:style-name="Strong_20_Emphasis"><text:span text:style-name="T263">Method 1: </text:span></text:span><text:span text:style-name="Strong_20_Emphasis"><text:span text:style-name="T255">Sort all the arrays in the decreasing order. Then pick the first five elements from </text:span></text:span><text:span text:style-name="Strong_20_Emphasis"><text:span text:style-name="T256">all the five arrays</text:span></text:span><text:span text:style-name="Strong_20_Emphasis"><text:span text:style-name="T257"> and store </text:span></text:span><text:span text:style-name="Strong_20_Emphasis"><text:span text:style-name="T255">all the</text:span></text:span><text:span text:style-name="Strong_20_Emphasis"><text:span text:style-name="T257">se elements in a </text:span></text:span><text:span text:style-name="Strong_20_Emphasis"><text:span text:style-name="T258">result</text:span></text:span><text:span text:style-name="Strong_20_Emphasis"><text:span text:style-name="T257"> </text:span></text:span><text:span text:style-name="Strong_20_Emphasis"><text:span text:style-name="T255">array of size </text:span></text:span><text:span text:style-name="Strong_20_Emphasis"><text:span text:style-name="T256">2</text:span></text:span><text:span text:style-name="Strong_20_Emphasis"><text:span text:style-name="T255">5. Then sort this result array in the decreasing order and return the first five elements </text:span></text:span><text:span text:style-name="Strong_20_Emphasis"><text:span text:style-name="T259">of this array </text:span></text:span><text:span text:style-name="Strong_20_Emphasis"><text:span text:style-name="T255">as the result.</text:span></text:span></text:p>
          <text:p text:style-name="P146"><text:span text:style-name="Strong_20_Emphasis"><text:span text:style-name="T263">Method 2: </text:span></text:span><text:span text:style-name="Strong_20_Emphasis"><text:span text:style-name="T255">Sort all the arrays in the decreasing order. </text:span></text:span><text:span text:style-name="Strong_20_Emphasis"><text:span text:style-name="T257">Then rearrange these sorted arrays in the sequence of decreasing value of first element. </text:span></text:span><text:span text:style-name="Strong_20_Emphasis"><text:span text:style-name="T255">Then pick the first five elements from </text:span></text:span><text:span text:style-name="Strong_20_Emphasis"><text:span text:style-name="T257">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255">all the</text:span></text:span><text:span text:style-name="Strong_20_Emphasis"><text:span text:style-name="T257">se elements in a </text:span></text:span><text:span text:style-name="Strong_20_Emphasis"><text:span text:style-name="T258">result</text:span></text:span><text:span text:style-name="Strong_20_Emphasis"><text:span text:style-name="T257"> </text:span></text:span><text:span text:style-name="Strong_20_Emphasis"><text:span text:style-name="T255">array of size </text:span></text:span><text:span text:style-name="Strong_20_Emphasis"><text:span text:style-name="T257">1</text:span></text:span><text:span text:style-name="Strong_20_Emphasis"><text:span text:style-name="T255">5. Then sort this result array in the decreasing order and return the first five elements </text:span></text:span><text:span text:style-name="Strong_20_Emphasis"><text:span text:style-name="T259">of this array </text:span></text:span><text:span text:style-name="Strong_20_Emphasis"><text:span text:style-name="T255">as the result.</text:span></text:span></text:p>
        </text:list-item>
        <text:list-item>
          <text:p text:style-name="P196">Union and Intersection of two sorted arrays:</text:p>
          <text:p text:style-name="P146"><text:a xlink:type="simple" xlink:href="http://www.geeksforgeeks.org/union-and-intersection-of-two-sorted-arrays-2/" text:style-name="Internet_20_link" text:visited-style-name="Visited_20_Internet_20_Link"><text:span text:style-name="T228">http://www.geeksforgeeks.org/union-and-intersection-of-two-sorted-arrays-2/</text:span></text:a></text:p>
        </text:list-item>
        <text:list-item>
          <text:p text:style-name="P163">Implement stack using two queues:</text:p>
          <text:p text:style-name="P201">Suppose we are going to push and pop 3 characters A, B and C. Suppose the two stacks are q1 and q2.</text:p>
          <text:p text:style-name="P197">push():</text:p>
          <text:p text:style-name="P203">(i) Check if both the stacks are empty, push the data in any stack.</text:p>
          <text:p text:style-name="P203">(ii) If any of the stack already has data, then push the new characters in that queue only.</text:p>
          <text:p text:style-name="P197">pop():</text:p>
          <text:p text:style-name="P204"><text:span text:style-name="T322">(i) </text:span>check if both the queue is empty, then return stackUnderflowException.</text:p>
          <text:p text:style-name="P205"><text:soft-page-break/><text:span text:style-name="T322">(ii) </text:span>If size of any queue is more than zero, then for the queue having size more than zero:</text:p>
          <text:p text:style-name="P223"><text:s text:c="8"/>Queue queue, otherQueue;</text:p>
          <text:p text:style-name="P223"><text:s text:c="8"/>if (q1.size() &gt; 0) {</text:p>
          <text:p text:style-name="P223"><text:s text:c="16"/>queue = q1;</text:p>
          <text:p text:style-name="P223"><text:s text:c="16"/>otherQueue = q2;</text:p>
          <text:p text:style-name="P223"><text:s text:c="8"/>} else {</text:p>
          <text:p text:style-name="P223"><text:s text:c="16"/>queue = q<text:span text:style-name="T323">2</text:span>;</text:p>
          <text:p text:style-name="P223"><text:s text:c="16"/>otherQueue = q<text:span text:style-name="T323">1</text:span>;</text:p>
          <text:p text:style-name="P223"><text:s text:c="8"/>}</text:p>
          <text:p text:style-name="P224"><text:s text:c="8"/>while(<text:span text:style-name="T324">q</text:span>ueue.<text:span text:style-name="T324">size()</text:span> &gt; 0) {</text:p>
          <text:p text:style-name="P224"><text:s text:c="16"/><text:span text:style-name="T325">char element = queue.pop();</text:span></text:p>
          <text:p text:style-name="P225"><text:s text:c="16"/>if (queue.size() &gt; 0)</text:p>
          <text:p text:style-name="P224"><text:s text:c="24"/><text:span text:style-name="T326">otherQueue.push(element);</text:span></text:p>
          <text:p text:style-name="P224"><text:s text:c="16"/><text:span text:style-name="T327">else</text:span></text:p>
          <text:p text:style-name="P224"><text:s text:c="24"/><text:span text:style-name="T327">return element;</text:span></text:p>
          <text:p text:style-name="P224"><text:s text:c="8"/>}</text:p>
          <text:p text:style-name="P146"><text:a xlink:type="simple" xlink:href="http://www.geeksforgeeks.org/implement-stack-using-queue/" text:style-name="Internet_20_link" text:visited-style-name="Visited_20_Internet_20_Link"><text:span text:style-name="T229">http://www.geeksforgeeks.org/implement-stack-using-queue/</text:span></text:a></text:p>
        </text:list-item>
        <text:list-item>
          <text:p text:style-name="P172">String matching where one string contains wildcard characters:</text:p>
          <text:p text:style-name="P173">project WildcardCharacterMatching</text:p>
          <text:p text:style-name="P146"><text:a xlink:type="simple" xlink:href="http://www.geeksforgeeks.org/wildcard-character-matching/" text:style-name="Internet_20_link" text:visited-style-name="Visited_20_Internet_20_Link"><text:span text:style-name="T95">http://www.geeksforgeeks.org/wildcard-character-matching/</text:span></text:a><text:span text:style-name="T247"> (Just think about the solution)</text:span></text:p>
        </text:list-item>
        <text:list-item>
          <text:p text:style-name="P2"><text:span text:style-name="Strong_20_Emphasis"><text:span text:style-name="T206">G</text:span></text:span><text:span text:style-name="Strong_20_Emphasis"><text:span text:style-name="T166">irl or boy problem:</text:span></text:span></text:p>
          <text:p text:style-name="P2"><text:a xlink:type="simple" xlink:href="https://www.geeksforgeeks.org/puzzle-44-girl-or-boy/" text:style-name="Internet_20_link" text:visited-style-name="Visited_20_Internet_20_Link"><text:span text:style-name="Strong_20_Emphasis"><text:span text:style-name="T97">https://www.geeksforgeeks.org/puzzle-44-girl-or-boy/</text:span></text:span></text:a></text:p>
          <text:p text:style-name="P2"><text:span text:style-name="Strong_20_Emphasis"><text:span text:style-name="T97">Answer: 13 / 27 </text:span></text:span><text:span text:style-name="Strong_20_Emphasis"><text:span text:style-name="T98">(the two crossing lines are for one of the boy born on tuesday.)</text:span></text:span></text:p>
        </text:list-item>
        <text:list-item>
          <text:p text:style-name="P2"><text:span text:style-name="Strong_20_Emphasis"><text:span text:style-name="T167">Red-green-yellow balls:</text:span></text:span></text:p>
          <text:p text:style-name="P2"><text:a xlink:type="simple" xlink:href="http://www.mytechinterviews.com/red-green-and-yellow-balls" text:style-name="Internet_20_link" text:visited-style-name="Visited_20_Internet_20_Link"><text:span text:style-name="Strong_20_Emphasis"><text:span text:style-name="T168">http://www.mytechinterviews.com/red-green-and-yellow-balls</text:span></text:span></text:a></text:p>
        </text:list-item>
        <text:list-item>
          <text:p text:style-name="P2"><text:span text:style-name="Strong_20_Emphasis"><text:span text:style-name="T169">12 Identical balls problem:</text:span></text:span></text:p>
          <text:p text:style-name="P2"><text:a xlink:type="simple" xlink:href="http://www.mytechinterviews.com/12-identical-balls-problem" text:style-name="Internet_20_link" text:visited-style-name="Visited_20_Internet_20_Link"><text:span text:style-name="Strong_20_Emphasis"><text:span text:style-name="T168">http://www.mytechinterviews.com/12-identical-balls-problem</text:span></text:span></text:a></text:p>
          <text:p text:style-name="P2"><text:span text:style-name="Strong_20_Emphasis"><text:span text:style-name="T170">1, 2, 5 <text:s text:c="3"/>==== <text:s text:c="3"/>3, 6, 9</text:span></text:span></text:p>
        </text:list-item>
        <text:list-item>
          <text:p text:style-name="P2"><text:span text:style-name="Strong_20_Emphasis"><text:span text:style-name="T171">Hourglass question 1:</text:span></text:span></text:p>
          <text:p text:style-name="P2"><text:a xlink:type="simple" xlink:href="https://www.interviewbit.com/problems/measure-time-by-hourglass/" text:style-name="Internet_20_link" text:visited-style-name="Visited_20_Internet_20_Link"><text:span text:style-name="Strong_20_Emphasis"><text:span text:style-name="T99">https://www.interviewbit.com/problems/measure-time-by-hourglass/</text:span></text:span></text:a></text:p>
          <text:p text:style-name="P2"><text:a xlink:type="simple" xlink:href="https://www.youtube.com/watch?v=kcqYIuo6yZE" text:style-name="Internet_20_link" text:visited-style-name="Visited_20_Internet_20_Link"><text:span text:style-name="Strong_20_Emphasis"><text:span text:style-name="T100">https://www.youtube.com/watch?v=kcqYIuo6yZE</text:span></text:span></text:a></text:p>
        </text:list-item>
        <text:list-item>
          <text:p text:style-name="P2"><text:span text:style-name="Strong_20_Emphasis"><text:span text:style-name="T172">100 people in a circle:</text:span></text:span></text:p>
          <text:p text:style-name="P2"><text:a xlink:type="simple" xlink:href="https://www.interviewbit.com/problems/100-people-in-a-circle/" text:style-name="Internet_20_link" text:visited-style-name="Visited_20_Internet_20_Link"><text:span text:style-name="Strong_20_Emphasis"><text:span text:style-name="T101">https://www.interviewbit.com/problems/100-people-in-a-circle/</text:span></text:span></text:a></text:p>
          <text:p text:style-name="P2"><text:span text:style-name="Strong_20_Emphasis"><text:span text:style-name="T102">Consider the case when there are 2^n numbers in the circle. Each time the number reduces by half and the number 1 remains till the end.</text:span></text:span></text:p>
          <text:p text:style-name="P2"><text:span text:style-name="Strong_20_Emphasis"><text:span text:style-name="T102">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2"><text:span text:style-name="Strong_20_Emphasis"><text:span text:style-name="T173">S</text:span></text:span><text:span text:style-name="Strong_20_Emphasis"><text:span text:style-name="T174">ix colored cubes </text:span></text:span><text:span text:style-name="Strong_20_Emphasis"><text:span text:style-name="T173">(read geeksforgeeks solution if required)</text:span></text:span><text:span text:style-name="Strong_20_Emphasis"><text:span text:style-name="T174">:</text:span></text:span></text:p>
          <text:p text:style-name="P2"><text:a xlink:type="simple" xlink:href="https://www.interviewbit.com/problems/six-colored-cubes/" text:style-name="Internet_20_link" text:visited-style-name="Visited_20_Internet_20_Link"><text:span text:style-name="Strong_20_Emphasis"><text:span text:style-name="T175">https://www.interviewbit.com/problems/six-colored-cubes/</text:span></text:span></text:a></text:p>
          <text:p text:style-name="P2"><text:a xlink:type="simple" xlink:href="https://www.geeksforgeeks.org/puzzle-six-colored-cube/" text:style-name="Internet_20_link" text:visited-style-name="Visited_20_Internet_20_Link"><text:span text:style-name="Strong_20_Emphasis"><text:span text:style-name="T103">https://www.geeksforgeeks.org/puzzle-six-colored-cube/</text:span></text:span></text:a></text:p>
          <text:p text:style-name="P2"><text:span text:style-name="Strong_20_Emphasis"><text:span text:style-name="T104">Consider the face that has red color. There are five faces remaining. The face that is exactly opposite to the red face can be colored in 5 ways. The remaining 4 faces form a circular permutation, that can be colored in (4-1)! ways.</text:span></text:span></text:p>
          <text:p text:style-name="P2"><text:span text:style-name="Strong_20_Emphasis"><text:span text:style-name="T104">So total ways = 5∗3!=30</text:span></text:span></text:p>
        </text:list-item>
        <text:list-item>
          <text:p text:style-name="P2"><text:span text:style-name="Strong_20_Emphasis"><text:span text:style-name="T176">Equilateral triangle using matchsticks:</text:span></text:span></text:p>
          <text:p text:style-name="P2"><text:a xlink:type="simple" xlink:href="https://www.geeksforgeeks.org/equilateral-triangles-using-matchsticks/" text:style-name="Internet_20_link" text:visited-style-name="Visited_20_Internet_20_Link"><text:span text:style-name="Strong_20_Emphasis"><text:span text:style-name="T105">https://www.geeksforgeeks.org/equilateral-triangles-using-matchsticks/</text:span></text:span></text:a></text:p>
        </text:list-item>
        <text:list-item>
          <text:p text:style-name="P2"><text:soft-page-break/><text:span text:style-name="Strong_20_Emphasis"><text:span text:style-name="T177">Breaking chocolate bars:</text:span></text:span></text:p>
          <text:p text:style-name="P2"><text:a xlink:type="simple" xlink:href="https://www.interviewbit.com/problems/breaking-chocolate-bars/" text:style-name="Internet_20_link" text:visited-style-name="Visited_20_Internet_20_Link"><text:span text:style-name="Strong_20_Emphasis"><text:span text:style-name="T106">https://www.interviewbit.com/problems/breaking-chocolate-bars/</text:span></text:span></text:a></text:p>
          <text:p text:style-name="P2"><text:span text:style-name="Strong_20_Emphasis"><text:span text:style-name="T107">You need m×n - 1 steps. By breaking an existing piece horizontally or vertically, you merely increase the total number of pieces by one.</text:span></text:span></text:p>
          <text:p text:style-name="P2"><text:span text:style-name="Strong_20_Emphasis"><text:span text:style-name="T107">You already have 1 piece, so need m×n - 1 steps to get to m×n pieces.</text:span></text:span></text:p>
        </text:list-item>
        <text:list-item>
          <text:p text:style-name="P2"><text:span text:style-name="Strong_20_Emphasis"><text:span text:style-name="T178">Make a statement:</text:span></text:span></text:p>
          <text:p text:style-name="P2"><text:a xlink:type="simple" xlink:href="https://www.interviewbit.com/problems/make-a-statement/" text:style-name="Internet_20_link" text:visited-style-name="Visited_20_Internet_20_Link"><text:span text:style-name="Strong_20_Emphasis"><text:span text:style-name="T108">https://www.interviewbit.com/problems/make-a-statement/</text:span></text:span></text:a></text:p>
          <text:p text:style-name="P2"><text:a xlink:type="simple" xlink:href="https://everything2.com/title/Two+offers+solution" text:style-name="Internet_20_link" text:visited-style-name="Visited_20_Internet_20_Link"><text:span text:style-name="Strong_20_Emphasis"><text:span text:style-name="T109">https://everything2.com/title/Two+offers+solution</text:span></text:span></text:a></text:p>
        </text:list-item>
        <text:list-item>
          <text:p text:style-name="P2"><text:span text:style-name="Strong_20_Emphasis"><text:span text:style-name="T178">Spinning disc:</text:span></text:span></text:p>
          <text:p text:style-name="P2"><text:a xlink:type="simple" xlink:href="https://www.interviewbit.com/problems/spinning-discs-direction/" text:style-name="Internet_20_link" text:visited-style-name="Visited_20_Internet_20_Link"><text:span text:style-name="Strong_20_Emphasis"><text:span text:style-name="T110">https://www.interviewbit.com/problems/spinning-discs-direction/</text:span></text:span></text:a></text:p>
          <text:p text:style-name="P2"><text:a xlink:type="simple" xlink:href="https://everything2.com/title/Spinning+disc+solution" text:style-name="Internet_20_link" text:visited-style-name="Visited_20_Internet_20_Link"><text:span text:style-name="Strong_20_Emphasis"><text:span text:style-name="T111">https://everything2.com/title/Spinning+disc+solution</text:span></text:span></text:a></text:p>
        </text:list-item>
        <text:list-item>
          <text:p text:style-name="P2"><text:span text:style-name="Strong_20_Emphasis"><text:span text:style-name="T179">Good processor:</text:span></text:span></text:p>
          <text:p text:style-name="P2"><text:a xlink:type="simple" xlink:href="https://www.interviewbit.com/problems/good-processor/" text:style-name="Internet_20_link" text:visited-style-name="Visited_20_Internet_20_Link"><text:span text:style-name="Strong_20_Emphasis"><text:span text:style-name="T112">https://www.interviewbit.com/problems/good-processor/</text:span></text:span></text:a></text:p>
          <text:p text:style-name="P2"><text:span text:style-name="Strong_20_Emphasis"><text:span text:style-name="T113"><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text:span text:style-name="Strong_20_Emphasis"><text:span text:style-name="T113"><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text:span text:style-name="Strong_20_Emphasis"><text:span text:style-name="T113"><text:s text:c="8"/>You are creating a "chain" of processors who each think the next processor in the chain is good. So these processors are either all good or all bad. </text:span></text:span><text:span text:style-name="Strong_20_Emphasis"><text:span text:style-name="T180">Once this chain comprises more than half of the processors in the remaining list, you know that all these processors are good.</text:span></text:span><text:span text:style-name="Strong_20_Emphasis"><text:span text:style-name="T113"> Or, if you've removed so many processors that only one remain (that must be good) or only two remain (both of them must be good).</text:span></text:span></text:p>
          <text:p text:style-name="P2"><text:span text:style-name="Strong_20_Emphasis"><text:span text:style-name="T113"><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text:span text:style-name="Strong_20_Emphasis"><text:span text:style-name="T114">Example c</text:span></text:span><text:span text:style-name="Strong_20_Emphasis"><text:span text:style-name="T115">ondition when n – 2 steps will be required:</text:span></text:span></text:p>
          <text:p text:style-name="P2"><text:span text:style-name="Strong_20_Emphasis"><text:span text:style-name="T116">G G G G G G B B B B B <text:s text:c="5"/>(9 steps will be required. </text:span></text:span><text:span text:style-name="Strong_20_Emphasis"><text:span text:style-name="T117">There is no need to</text:span></text:span><text:span text:style-name="Strong_20_Emphasis"><text:span text:style-name="T118"> ask second processor about 11</text:span></text:span><text:span text:style-name="Strong_20_Emphasis"><text:span text:style-name="T266">th</text:span></text:span><text:span text:style-name="Strong_20_Emphasis"><text:span text:style-name="T118">, because at this step we are sure that the previous processors are good processors.</text:span></text:span><text:span text:style-name="Strong_20_Emphasis"><text:span text:style-name="T116">)</text:span></text:span></text:p>
        </text:list-item>
        <text:list-item>
          <text:p text:style-name="P2"><text:span text:style-name="Strong_20_Emphasis"><text:span text:style-name="T181">Min elevator trips:</text:span></text:span></text:p>
          <text:p text:style-name="P2"><text:a xlink:type="simple" xlink:href="https://www.interviewbit.com/problems/min-elevator-trips/" text:style-name="Internet_20_link" text:visited-style-name="Visited_20_Internet_20_Link"><text:span text:style-name="Strong_20_Emphasis"><text:span text:style-name="T119">https://www.interviewbit.com/problems/min-elevator-trips/</text:span></text:span></text:a></text:p>
          <text:p text:style-name="P2"><text:a xlink:type="simple" xlink:href="https://github.com/sharkdp/great-puzzles/blob/master/puzzles/21-wires/solution.md" text:style-name="Internet_20_link" text:visited-style-name="Visited_20_Internet_20_Link"><text:span text:style-name="Strong_20_Emphasis"><text:span text:style-name="T119">https://github.com/sharkdp/great-puzzles/blob/master/puzzles/21-wires/solution.md</text:span></text:span></text:a></text:p>
        </text:list-item>
        <text:list-item>
          <text:p text:style-name="P2"><text:span text:style-name="Strong_20_Emphasis"><text:span text:style-name="T182">Number of handshakes:</text:span></text:span></text:p>
          <text:p text:style-name="P2"><text:a xlink:type="simple" xlink:href="https://www.geeksforgeeks.org/puzzle-handshake/" text:style-name="Internet_20_link" text:visited-style-name="Visited_20_Internet_20_Link"><text:span text:style-name="Strong_20_Emphasis"><text:span text:style-name="T120">https://www.geeksforgeeks.org/puzzle-handshake/</text:span></text:span></text:a></text:p>
        </text:list-item>
        <text:list-item>
          <text:p text:style-name="P2"><text:span text:style-name="Strong_20_Emphasis"><text:span text:style-name="T183">Planes around the world:</text:span></text:span></text:p>
          <text:p text:style-name="P2"><text:a xlink:type="simple" xlink:href="https://www.mathsisfun.com/puzzles/planes-around-the-world-solution.html" text:style-name="Internet_20_link" text:visited-style-name="Visited_20_Internet_20_Link"><text:span text:style-name="Strong_20_Emphasis"><text:span text:style-name="T121">https://www.mathsisfun.com/puzzles/planes-around-the-world-solution.html</text:span></text:span></text:a></text:p>
        </text:list-item>
        <text:list-item>
          <text:p text:style-name="P2"><text:soft-page-break/><text:span text:style-name="Strong_20_Emphasis"><text:span text:style-name="T184">Marbles in jar:</text:span></text:span></text:p>
          <text:p text:style-name="P2"><text:a xlink:type="simple" xlink:href="https://www.interviewbit.com/problems/marbles-in-jar/" text:style-name="Internet_20_link" text:visited-style-name="Visited_20_Internet_20_Link"><text:span text:style-name="Strong_20_Emphasis"><text:span text:style-name="T122">https://www.interviewbit.com/problems/marbles-in-jar/</text:span></text:span></text:a></text:p>
        </text:list-item>
        <text:list-item>
          <text:p text:style-name="P2"><text:span text:style-name="Strong_20_Emphasis"><text:span text:style-name="T185">Next number:</text:span></text:span></text:p>
          <text:p text:style-name="P2"><text:a xlink:type="simple" xlink:href="https://www.interviewbit.com/problems/next-number/" text:style-name="Internet_20_link" text:visited-style-name="Visited_20_Internet_20_Link"><text:span text:style-name="Strong_20_Emphasis"><text:span text:style-name="T123">https://www.interviewbit.com/problems/next-number/</text:span></text:span></text:a></text:p>
        </text:list-item>
        <text:list-item>
          <text:p text:style-name="P2"><text:span text:style-name="Strong_20_Emphasis"><text:span text:style-name="T186">Last palindrome date:</text:span></text:span></text:p>
          <text:p text:style-name="P2"><text:a xlink:type="simple" xlink:href="https://www.geeksforgeeks.org/puzzle-30-last-palindrome-data/" text:style-name="Internet_20_link" text:visited-style-name="Visited_20_Internet_20_Link"><text:span text:style-name="Strong_20_Emphasis"><text:span text:style-name="T124">https://www.geeksforgeeks.org/puzzle-30-last-palindrome-data/</text:span></text:span></text:a></text:p>
        </text:list-item>
        <text:list-item>
          <text:p text:style-name="P2"><text:span text:style-name="Strong_20_Emphasis"><text:span text:style-name="T187">Prisoners and poison:</text:span></text:span></text:p>
          <text:p text:style-name="P2"><text:a xlink:type="simple" xlink:href="https://www.interviewbit.com/problems/prisoners-and-poison/" text:style-name="Internet_20_link" text:visited-style-name="Visited_20_Internet_20_Link"><text:span text:style-name="Strong_20_Emphasis"><text:span text:style-name="T112">https://www.interviewbit.com/problems/prisoners-and-poison/</text:span></text:span></text:a></text:p>
        </text:list-item>
        <text:list-item>
          <text:p text:style-name="P2"><text:span text:style-name="Strong_20_Emphasis"><text:span text:style-name="T188">Gates of heaven:</text:span></text:span></text:p>
          <text:p text:style-name="P2"><text:a xlink:type="simple" xlink:href="https://www.interviewbit.com/problems/gates-of-heaven/" text:style-name="Internet_20_link" text:visited-style-name="Visited_20_Internet_20_Link"><text:span text:style-name="Strong_20_Emphasis"><text:span text:style-name="T125">https://www.interviewbit.com/problems/gates-of-heaven/</text:span></text:span></text:a></text:p>
          <text:p text:style-name="P2"><text:a xlink:type="simple" xlink:href="http://www.crazyforcode.com/heaven-hell-puzzle/" text:style-name="Internet_20_link" text:visited-style-name="Visited_20_Internet_20_Link"><text:span text:style-name="Strong_20_Emphasis"><text:span text:style-name="T125">http://www.crazyforcode.com/heaven-hell-puzzle/</text:span></text:span></text:a></text:p>
        </text:list-item>
        <text:list-item>
          <text:p text:style-name="P2"><text:span text:style-name="Strong_20_Emphasis"><text:span text:style-name="T189">Two numbers:</text:span></text:span></text:p>
          <text:p text:style-name="P2"><text:a xlink:type="simple" xlink:href="https://www.interviewbit.com/problems/two-numbers/" text:style-name="Internet_20_link" text:visited-style-name="Visited_20_Internet_20_Link"><text:span text:style-name="Strong_20_Emphasis"><text:span text:style-name="T126">https://www.interviewbit.com/problems/two-numbers/</text:span></text:span></text:a></text:p>
        </text:list-item>
        <text:list-item>
          <text:p text:style-name="P2"><text:a xlink:type="simple" xlink:href="http://www.mytechinterviews.com/random-byte-from-a-stream-of-bytes" text:style-name="Internet_20_link" text:visited-style-name="Visited_20_Internet_20_Link"><text:span text:style-name="Strong_20_Emphasis"><text:span text:style-name="T112">http://www.mytechinterviews.com/random-byte-from-a-stream-of-bytes</text:span></text:span></text:a></text:p>
          <text:p text:style-name="P2"><text:span text:style-name="Strong_20_Emphasis"><text:span text:style-name="T127">Maintain the count of totalNumberOfBytes </text:span></text:span><text:span text:style-name="Strong_20_Emphasis"><text:span text:style-name="T128">and update it after coming of each byte and get a random number among 1 to </text:span></text:span><text:span text:style-name="Strong_20_Emphasis"><text:span text:style-name="T127">totalNumberOfBytes </text:span></text:span><text:span text:style-name="Strong_20_Emphasis"><text:span text:style-name="T129">after coming of each byte and if this random number is the largest possible number of the range means equal to </text:span></text:span><text:span text:style-name="Strong_20_Emphasis"><text:span text:style-name="T127">totalNumberOfBytes, </text:span></text:span><text:span text:style-name="Strong_20_Emphasis"><text:span text:style-name="T129">then store the coming byte into the storage location otherwise not.</text:span></text:span></text:p>
        </text:list-item>
        <text:list-item>
          <text:p text:style-name="P2"><text:span text:style-name="Strong_20_Emphasis"><text:span text:style-name="T213">Tunnel trouble:</text:span></text:span></text:p>
          <text:p text:style-name="P2"><text:a xlink:type="simple" xlink:href="http://www.mytechinterviews.com/tunnel-trouble" text:style-name="Internet_20_link" text:visited-style-name="Visited_20_Internet_20_Link"><text:span text:style-name="Strong_20_Emphasis"><text:span text:style-name="T214">http://www.mytechinterviews.com/tunnel-trouble</text:span></text:span></text:a></text:p>
        </text:list-item>
        <text:list-item>
          <text:p text:style-name="P2"><text:span text:style-name="Strong_20_Emphasis"><text:span text:style-name="T190">Red green yellow balls problem:</text:span></text:span></text:p>
          <text:p text:style-name="P2"><text:a xlink:type="simple" xlink:href="http://www.mytechinterviews.com/red-green-and-yellow-balls" text:style-name="Internet_20_link" text:visited-style-name="Visited_20_Internet_20_Link"><text:span text:style-name="Strong_20_Emphasis"><text:span text:style-name="T130">http://www.mytechinterviews.com/red-green-and-yellow-balls</text:span></text:span></text:a></text:p>
          <text:p text:style-name="P2"><text:span text:style-name="Strong_20_Emphasis"><text:span text:style-name="T131">Suppose the balls are R1, R2, G1, G2, Y1 and Y2. Suppose the heavy balls are 2 Kg and the light balls are 1 Kg.</text:span></text:span></text:p>
          <text:p text:style-name="P2"><text:span text:style-name="Strong_20_Emphasis"><text:span text:style-name="T132">Now first weigh R1G1 on one side and R2Y1 on the other side. Three cases arises:</text:span></text:span></text:p>
          <text:list>
            <text:list-item>
              <text:p text:style-name="P2"><text:span text:style-name="Strong_20_Emphasis"><text:span text:style-name="T133">B</text:span></text:span><text:span text:style-name="Strong_20_Emphasis"><text:span text:style-name="T134">oth sides are equal: Then weigh R1 against R2. If R1 is heavier then </text:span></text:span><text:span text:style-name="Strong_20_Emphasis"><text:span text:style-name="T135">G1 must be lighter, R2 must be lighter and Y1 must be </text:span></text:span><text:span text:style-name="Strong_20_Emphasis"><text:span text:style-name="T136">heavier</text:span></text:span><text:span text:style-name="Strong_20_Emphasis"><text:span text:style-name="T135">. </text:span></text:span><text:span text:style-name="Strong_20_Emphasis"><text:span text:style-name="T137">Then the heavier balls will be {R1, G2, Y1} and lighter balls will be {R2, G1, Y2}.</text:span></text:span></text:p>
            </text:list-item>
            <text:list-item>
              <text:p text:style-name="P2"><text:span text:style-name="Strong_20_Emphasis"><text:span text:style-name="T138">If R1G1 is heavy: </text:span></text:span><text:span text:style-name="Strong_20_Emphasis"><text:span text:style-name="T139">two conditions:</text:span></text:span></text:p>
              <text:list>
                <text:list-item>
                  <text:p text:style-name="P2"><text:span text:style-name="Strong_20_Emphasis"><text:span text:style-name="T191">R1G1 is 3 Kg:</text:span></text:span></text:p>
                  <text:list>
                    <text:list-item>
                      <text:p text:style-name="P146"><text:span text:style-name="Strong_20_Emphasis"><text:span text:style-name="T140">R1 = 1 Kg, G1 = 2 Kg </text:span></text:span><text:span text:style-name="Strong_20_Emphasis"><text:span text:style-name="T141">(</text:span></text:span><text:span text:style-name="Strong_20_Emphasis"><text:span text:style-name="T192">Invalid</text:span></text:span><text:span text:style-name="Strong_20_Emphasis"><text:span text:style-name="T141"> because in this case, R1G1 side can only be equal or lighter but can’t be heavier because on the other side, R2 must be of two Kgs.)</text:span></text:span></text:p>
                    </text:list-item>
                    <text:list-item>
                      <text:p text:style-name="P146"><text:span text:style-name="Strong_20_Emphasis"><text:span text:style-name="T193">R1 = 2 Kg, G1 = 1 Kg <text:s text:c="2"/>=&gt;</text:span></text:span></text:p>
                      <text:list>
                        <text:list-item>
                          <text:p text:style-name="P146"><text:span text:style-name="Strong_20_Emphasis"><text:span text:style-name="T194">R2 = 1 Kg, Y1 = 1 Kg</text:span></text:span></text:p>
                        </text:list-item>
                        <text:list-item>
                          <text:p text:style-name="P146"><text:span text:style-name="Strong_20_Emphasis"><text:span text:style-name="T142">R2 = </text:span></text:span><text:span text:style-name="Strong_20_Emphasis"><text:span text:style-name="T143">1</text:span></text:span><text:span text:style-name="Strong_20_Emphasis"><text:span text:style-name="T142"> Kg, Y1 = </text:span></text:span><text:span text:style-name="Strong_20_Emphasis"><text:span text:style-name="T143">2</text:span></text:span><text:span text:style-name="Strong_20_Emphasis"><text:span text:style-name="T142"> Kg </text:span></text:span><text:span text:style-name="Strong_20_Emphasis"><text:span text:style-name="T144">(</text:span></text:span><text:span text:style-name="Strong_20_Emphasis"><text:span text:style-name="T195">Invalid</text:span></text:span><text:span text:style-name="Strong_20_Emphasis"><text:span text:style-name="T145"> because in this case, both sides will be 3 Kg and so equal.</text:span></text:span><text:span text:style-name="Strong_20_Emphasis"><text:span text:style-name="T144">)</text:span></text:span></text:p>
                        </text:list-item>
                      </text:list>
                    </text:list-item>
                  </text:list>
                </text:list-item>
                <text:list-item>
                  <text:p text:style-name="P146"><text:span text:style-name="Strong_20_Emphasis"><text:span text:style-name="T191">R1G1 is 4 Kg:</text:span></text:span></text:p>
                  <text:list>
                    <text:list-item>
                      <text:p text:style-name="P146"><text:span text:style-name="Strong_20_Emphasis"><text:span text:style-name="T196">R1 = 2 Kg, G1 = 2 Kg <text:s text:c="2"/>=&gt;</text:span></text:span></text:p>
                      <text:list>
                        <text:list-item>
                          <text:p text:style-name="P146"><text:span text:style-name="Strong_20_Emphasis"><text:span text:style-name="T194">R2 = 1 Kg, Y1 = </text:span></text:span><text:span text:style-name="Strong_20_Emphasis"><text:span text:style-name="T197">1</text:span></text:span><text:span text:style-name="Strong_20_Emphasis"><text:span text:style-name="T194"> Kg</text:span></text:span></text:p>
                        </text:list-item>
                        <text:list-item>
                          <text:p text:style-name="P146"><text:span text:style-name="Strong_20_Emphasis"><text:span text:style-name="T194">R2 = 1 Kg, Y1 = </text:span></text:span><text:span text:style-name="Strong_20_Emphasis"><text:span text:style-name="T197">2</text:span></text:span><text:span text:style-name="Strong_20_Emphasis"><text:span text:style-name="T194"> Kg</text:span></text:span></text:p>
                        </text:list-item>
                      </text:list>
                    </text:list-item>
                  </text:list>
                </text:list-item>
              </text:list>
              <text:p text:style-name="P2"><text:span text:style-name="Strong_20_Emphasis"><text:span text:style-name="T146"/></text:span></text:p>
              <text:p text:style-name="P2"><text:span text:style-name="Strong_20_Emphasis"><text:span text:style-name="T146">Now weigh G1Y1 with G2Y2 and following combinations are possible:</text:span></text:span></text:p>
              <text:p text:style-name="P2"><text:span text:style-name="Strong_20_Emphasis"><text:span text:style-name="T147">G1 = 1 Kg, Y1 = 1 Kg <text:s text:c="6"/>and <text:s text:c="6"/>G2 = 2 Kg, Y2 = 2 Kg,</text:span></text:span></text:p>
              <text:p text:style-name="P2"><text:span text:style-name="Strong_20_Emphasis"><text:span text:style-name="T147">G1 = 1 Kg, Y1 = </text:span></text:span><text:span text:style-name="Strong_20_Emphasis"><text:span text:style-name="T148">2</text:span></text:span><text:span text:style-name="Strong_20_Emphasis"><text:span text:style-name="T147"> Kg <text:s text:c="6"/>and <text:s text:c="6"/>G2 = 2 Kg, Y2 = </text:span></text:span><text:span text:style-name="Strong_20_Emphasis"><text:span text:style-name="T148">1</text:span></text:span><text:span text:style-name="Strong_20_Emphasis"><text:span text:style-name="T147"> Kg, </text:span></text:span><text:span text:style-name="Strong_20_Emphasis"><text:span text:style-name="T149">(</text:span></text:span><text:span text:style-name="Strong_20_Emphasis"><text:span text:style-name="T198">Invalid</text:span></text:span><text:span text:style-name="Strong_20_Emphasis"><text:span text:style-name="T149">, see above)</text:span></text:span></text:p>
              <text:p text:style-name="P2"><text:span text:style-name="Strong_20_Emphasis"><text:span text:style-name="T147">G1 = </text:span></text:span><text:span text:style-name="Strong_20_Emphasis"><text:span text:style-name="T148">2</text:span></text:span><text:span text:style-name="Strong_20_Emphasis"><text:span text:style-name="T147"> Kg, Y1 = 1 Kg <text:s text:c="6"/>and <text:s text:c="6"/>G2 = </text:span></text:span><text:span text:style-name="Strong_20_Emphasis"><text:span text:style-name="T148">1</text:span></text:span><text:span text:style-name="Strong_20_Emphasis"><text:span text:style-name="T147"> Kg, Y2 = 2 Kg,</text:span></text:span></text:p>
              <text:p text:style-name="P2"><text:soft-page-break/><text:span text:style-name="Strong_20_Emphasis"><text:span text:style-name="T147">G1 = </text:span></text:span><text:span text:style-name="Strong_20_Emphasis"><text:span text:style-name="T148">2</text:span></text:span><text:span text:style-name="Strong_20_Emphasis"><text:span text:style-name="T147"> Kg, Y1 = </text:span></text:span><text:span text:style-name="Strong_20_Emphasis"><text:span text:style-name="T148">2</text:span></text:span><text:span text:style-name="Strong_20_Emphasis"><text:span text:style-name="T147"> Kg <text:s text:c="6"/>and <text:s text:c="6"/>G2 = </text:span></text:span><text:span text:style-name="Strong_20_Emphasis"><text:span text:style-name="T148">1</text:span></text:span><text:span text:style-name="Strong_20_Emphasis"><text:span text:style-name="T147"> Kg, Y2 = </text:span></text:span><text:span text:style-name="Strong_20_Emphasis"><text:span text:style-name="T148">1</text:span></text:span><text:span text:style-name="Strong_20_Emphasis"><text:span text:style-name="T147"> Kg,</text:span></text:span></text:p>
              <text:p text:style-name="P2"><text:span text:style-name="Strong_20_Emphasis"><text:span text:style-name="T150">Now the heavier set can easily be deduced.</text:span></text:span></text:p>
            </text:list-item>
            <text:list-item>
              <text:p text:style-name="P2"><text:span text:style-name="Strong_20_Emphasis"><text:span text:style-name="T151">If R2Y1 is heavy: </text:span></text:span><text:span text:style-name="Strong_20_Emphasis"><text:span text:style-name="T152">similar to B</text:span></text:span></text:p>
            </text:list-item>
          </text:list>
        </text:list-item>
        <text:list-item>
          <text:p text:style-name="P2"><text:span text:style-name="Strong_20_Emphasis"><text:span text:style-name="T199">12 Identical balls problem:</text:span></text:span></text:p>
          <text:p text:style-name="P2"><text:a xlink:type="simple" xlink:href="http://www.mytechinterviews.com/12-identical-balls-problem" text:style-name="Internet_20_link" text:visited-style-name="Visited_20_Internet_20_Link"><text:span text:style-name="Strong_20_Emphasis"><text:span text:style-name="T130">http://www.mytechinterviews.com/12-identical-balls-problem</text:span></text:span></text:a></text:p>
        </text:list-item>
        <text:list-item>
          <text:p text:style-name="P2"><text:span text:style-name="Strong_20_Emphasis"><text:span text:style-name="T200">Chessboard and dominoes puzzle:</text:span></text:span></text:p>
          <text:p text:style-name="P2"><text:a xlink:type="simple" xlink:href="https://www.youtube.com/watch?v=RLm8t9tO8H0" text:style-name="Internet_20_link" text:visited-style-name="Visited_20_Internet_20_Link"><text:span text:style-name="Strong_20_Emphasis"><text:span text:style-name="T153">https://www.youtube.com/watch?v=RLm8t9tO8H0</text:span></text:span></text:a></text:p>
        </text:list-item>
        <text:list-item>
          <text:p text:style-name="P2"><text:span text:style-name="Strong_20_Emphasis"><text:span text:style-name="T201">The Monty Hall Problem:</text:span></text:span></text:p>
          <text:p text:style-name="P2"><text:a xlink:type="simple" xlink:href="https://www.youtube.com/watch?v=mhlc7peGlGg" text:style-name="Internet_20_link" text:visited-style-name="Visited_20_Internet_20_Link"><text:span text:style-name="Strong_20_Emphasis"><text:span text:style-name="T154">https://www.youtube.com/watch?v=mhlc7peGlGg</text:span></text:span></text:a></text:p>
          <text:p text:style-name="P2"><text:span text:style-name="Strong_20_Emphasis"><text:span text:style-name="T155">The idea is that initially the chance of picking the goat was 66% and the chance of picking the car was 33%. </text:span></text:span><text:span text:style-name="Strong_20_Emphasis"><text:span text:style-name="T156">And if it was a goat, then when you will swap, it will 100% be a car only.</text:span></text:span></text:p>
        </text:list-item>
        <text:list-item>
          <text:p text:style-name="P2"><text:span text:style-name="Strong_20_Emphasis"><text:span text:style-name="T202">Five pirates puzzle:</text:span></text:span></text:p>
          <text:p text:style-name="P2"><text:a xlink:type="simple" xlink:href="https://www.youtube.com/watch?v=r2ubVzU9b5o" text:style-name="Internet_20_link" text:visited-style-name="Visited_20_Internet_20_Link"><text:span text:style-name="Strong_20_Emphasis"><text:span text:style-name="T157">https://www.youtube.com/watch?v=r2ubVzU9b5o</text:span></text:span></text:a></text:p>
        </text:list-item>
        <text:list-item>
          <text:p text:style-name="P2"><text:span text:style-name="Strong_20_Emphasis"><text:span text:style-name="T203">Six pirates and one gold coin:</text:span></text:span></text:p>
          <text:p text:style-name="P2"><text:a xlink:type="simple" xlink:href="http://www.mytechinterviews.com/6-pirates-fight-for-1-gold-coin" text:style-name="Internet_20_link" text:visited-style-name="Visited_20_Internet_20_Link"><text:span text:style-name="Strong_20_Emphasis"><text:span text:style-name="T158">http://www.mytechinterviews.com/6-pirates-fight-for-1-gold-coin</text:span></text:span></text:a></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list-item>
        <text:list-item>
          <text:p text:style-name="P2"><text:span text:style-name="Strong_20_Emphasis"><text:span text:style-name="T204">MyTechInterviews </text:span></text:span><text:span text:style-name="Strong_20_Emphasis"><text:span text:style-name="T205">puzzles</text:span></text:span><text:span text:style-name="Strong_20_Emphasis"><text:span text:style-name="T204">:</text:span></text:span></text:p>
          <text:p text:style-name="P2"><text:a xlink:type="simple" xlink:href="http://www.mytechinterviews.com/category/puzzles" text:style-name="Internet_20_link" text:visited-style-name="Visited_20_Internet_20_Link"><text:span text:style-name="Strong_20_Emphasis"><text:span text:style-name="T157">http://www.mytechinterviews.com/category/puzzles</text:span></text:span></text:a></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list-item>
        <text:list-item>
          <text:p text:style-name="P2"><text:span text:style-name="Strong_20_Emphasis"><text:span text:style-name="T208">GeeksForGeeks puzzles:</text:span></text:span></text:p>
          <text:p text:style-name="P2"><text:a xlink:type="simple" xlink:href="https://www.geeksforgeeks.org/puzzles/" text:style-name="Internet_20_link" text:visited-style-name="Visited_20_Internet_20_Link"><text:span text:style-name="Strong_20_Emphasis"><text:span text:style-name="T157">https://www.geeksforgeeks.org/puzzles/</text:span></text:span></text:a></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oft-page-break/><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list-item>
        <text:list-item>
          <text:p text:style-name="P2"><text:span text:style-name="Strong_20_Emphasis"><text:span text:style-name="T18">InterviewBit puzzles:</text:span></text:span></text:p>
          <text:p text:style-name="P2"><text:a xlink:type="simple" xlink:href="https://www.interviewbit.com/puzzles/" text:style-name="Internet_20_link" text:visited-style-name="Visited_20_Internet_20_Link"><text:span text:style-name="Strong_20_Emphasis"><text:span text:style-name="T27">https://www.interviewbit.com/puzzles/</text:span></text:span></text:a></text:p>
        </text:list-item>
        <text:list-item>
          <text:p text:style-name="P2"><text:span text:style-name="Strong_20_Emphasis"><text:span text:style-name="T19">ManrajGrover puzzles </text:span></text:span><text:span text:style-name="Strong_20_Emphasis"><text:span text:style-name="T20">(Don’t read it)</text:span></text:span><text:span text:style-name="Strong_20_Emphasis"><text:span text:style-name="T19">:</text:span></text:span></text:p>
          <text:p text:style-name="P2"><text:a xlink:type="simple" xlink:href="https://github.com/manrajgrover/Puzzles/blob/master/README.md" text:style-name="Internet_20_link" text:visited-style-name="Visited_20_Internet_20_Link"><text:span text:style-name="Strong_20_Emphasis"><text:span text:style-name="T28">https://github.com/manrajgrover/Puzzles/blob/master/README.md</text:span></text:span></text:a></text:p>
        </text:list-item>
        <text:list-item>
          <text:p text:style-name="P54">Expression Evaluation: 6.9 – 6.14,</text:p>
        </text:list-item>
        <text:list-item>
          <text:p text:style-name="P55"><text:span text:style-name="T313">I</text:span>ntroduction of Tree: 7.1 – 7.5 (upto extended tree),</text:p>
        </text:list-item>
        <text:list-item>
          <text:p text:style-name="P56">Height, depth and level of a node in a tree:</text:p>
          <text:p text:style-name="P57"><text:a xlink:type="simple" xlink:href="http://typeocaml.com/2014/11/26/height-depth-and-level-of-a-tree/" text:style-name="Internet_20_link" text:visited-style-name="Visited_20_Internet_20_Link"><text:span text:style-name="T314">http://typeocaml.com/2014/11/26/height-depth-and-level-of-a-tree/</text:span></text:a></text:p>
        </text:list-item>
        <text:list-item>
          <text:p text:style-name="P58">Header Nodes and Threads: 7.20 – 7.23,</text:p>
        </text:list-item>
        <text:list-item>
          <text:p text:style-name="P59">BST: 7.23 – 7.35,</text:p>
        </text:list-item>
        <text:list-item>
          <text:p text:style-name="P60">AVL Tree: <text:span text:style-name="T315">7.35 to 7.46,</text:span></text:p>
        </text:list-item>
        <text:list-item>
          <text:p text:style-name="P61">m-way search tree: 7.46 – 7.5<text:span text:style-name="T316">1</text:span>,</text:p>
        </text:list-item>
        <text:list-item>
          <text:p text:style-name="P62">B tree: 7.51 – 7.55,</text:p>
        </text:list-item>
        <text:list-item>
          <text:p text:style-name="P63">Heap and Heapsort: 7.55 – 7.65,</text:p>
        </text:list-item>
        <text:list-item>
          <text:p text:style-name="P60">Red-Black tree:</text:p>
          <text:p text:style-name="P60">Red Black tree.odt</text:p>
        </text:list-item>
        <text:list-item>
          <text:p text:style-name="P64">abc</text:p>
        </text:list-item>
        <text:list-item>
          <text:p text:style-name="P91"><text:span text:style-name="Strong_20_Emphasis"><text:span text:style-name="T3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286</meta:editing-cycles>
    <meta:creation-date>2016-08-16T07:20:00</meta:creation-date>
    <dc:date>2019-11-05T02:59:56.917877889</dc:date>
    <meta:editing-duration>P34DT19H43M29S</meta:editing-duration>
    <meta:generator>LibreOffice/5.1.6.2$Linux_X86_64 LibreOffice_project/10m0$Build-2</meta:generator>
    <meta:document-statistic meta:table-count="0" meta:image-count="0" meta:object-count="0" meta:page-count="22" meta:paragraph-count="835" meta:word-count="4901" meta:character-count="44166" meta:non-whitespace-character-count="4018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